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"/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6.26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118.8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4.79pt"/>
    </style:style>
    <style:style style:name="co7" style:family="table-column">
      <style:table-column-properties fo:break-before="auto" style:column-width="84.05pt"/>
    </style:style>
    <style:style style:name="co8" style:family="table-column">
      <style:table-column-properties fo:break-before="auto" style:column-width="45.5pt"/>
    </style:style>
    <style:style style:name="co9" style:family="table-column">
      <style:table-column-properties fo:break-before="auto" style:column-width="39.34pt"/>
    </style:style>
    <style:style style:name="co10" style:family="table-column">
      <style:table-column-properties fo:break-before="auto" style:column-width="206.36pt"/>
    </style:style>
    <style:style style:name="co11" style:family="table-column">
      <style:table-column-properties fo:break-before="auto" style:column-width="229.01pt"/>
    </style:style>
    <style:style style:name="co12" style:family="table-column">
      <style:table-column-properties fo:break-before="auto" style:column-width="85.15pt"/>
    </style:style>
    <style:style style:name="co13" style:family="table-column">
      <style:table-column-properties fo:break-before="auto" style:column-width="94.96pt"/>
    </style:style>
    <style:style style:name="co14" style:family="table-column">
      <style:table-column-properties fo:break-before="auto" style:column-width="126.85pt"/>
    </style:style>
    <style:style style:name="co15" style:family="table-column">
      <style:table-column-properties fo:break-before="auto" style:column-width="78.94pt"/>
    </style:style>
    <style:style style:name="co16" style:family="table-column">
      <style:table-column-properties fo:break-before="auto" style:column-width="87.45pt"/>
    </style:style>
    <style:style style:name="co17" style:family="table-column">
      <style:table-column-properties fo:break-before="auto" style:column-width="90.54pt"/>
    </style:style>
    <style:style style:name="co18" style:family="table-column">
      <style:table-column-properties fo:break-before="auto" style:column-width="112.85pt"/>
    </style:style>
    <style:style style:name="co19" style:family="table-column">
      <style:table-column-properties fo:break-before="auto" style:column-width="75.94pt"/>
    </style:style>
    <style:style style:name="co20" style:family="table-column">
      <style:table-column-properties fo:break-before="auto" style:column-width="83.71pt"/>
    </style:style>
    <style:style style:name="co21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color="#000000"/>
    </style:style>
    <style:style style:name="ce2" style:family="table-cell" style:parent-style-name="Default" style:data-style-name="N1"/>
    <style:style style:name="ce3" style:family="table-cell" style:parent-style-name="Default" style:data-style-name="N127"/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3"/>
    <style:style style:name="ce8" style:family="table-cell" style:parent-style-name="Default" style:data-style-name="N125"/>
    <style:style style:name="ce9" style:family="table-cell" style:parent-style-name="Default" style:data-style-name="N129"/>
    <style:style style:name="ce10" style:family="table-cell" style:parent-style-name="Default" style:data-style-name="N13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st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echnology cost base scenario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ource</text:p>
          </table:table-cell>
          <table:table-cell table:number-columns-repeated="2"/>
          <table:table-cell office:value-type="string" calcext:value-type="string">
            <text:p>Technology </text:p>
          </table:table-cell>
          <table:table-cell table:number-columns-repeated="6"/>
          <table:table-cell office:value-type="string" calcext:value-type="string">
            <text:p>Own Remarks</text:p>
          </table:table-cell>
          <table:table-cell office:value-type="string" calcext:value-type="string">
            <text:p>SourCe Remarks / DesCription</text:p>
          </table:table-cell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Investment cost / capex</text:p>
          </table:table-cell>
          <table:table-cell office:value-type="string" calcext:value-type="string">
            <text:p>2016 €</text:p>
          </table:table-cell>
          <table:table-cell/>
          <table:table-cell office:value-type="string" calcext:value-type="string">
            <text:p>O&amp;M Fix</text:p>
          </table:table-cell>
          <table:table-cell office:value-type="string" calcext:value-type="string">
            <text:p>O&amp;M var (without fuel)</text:p>
          </table:table-cell>
          <table:table-cell office:value-type="string" calcext:value-type="string">
            <text:p>Efficiency / Roundtrip Efficiency</text:p>
          </table:table-cell>
          <table:table-cell office:value-type="string" calcext:value-type="string">
            <text:p>Lifetime (technial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attery</text:p>
          </table:table-cell>
          <table:table-cell table:number-columns-repeated="2"/>
          <table:table-cell office:value-type="string" calcext:value-type="string">
            <text:p>€ / (kW*a)</text:p>
          </table:table-cell>
          <table:table-cell office:value-type="string" calcext:value-type="string">
            <text:p>€ / kWh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Ye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 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E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€ / kWh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2" calcext:value-type="float">
            <text:p>0.0002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apex for MENA 2030 for Batteries</text:p>
          </table:table-cell>
        </table:table-row>
        <table:table-row table:style-name="ro1">
          <table:table-cell office:value-type="string" calcext:value-type="string">
            <text:p>DLR 2017, MoREMix Base Sc., p. 5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orocco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Li-Ion Batteries calculated on the basis of 2012 USD with exchange and inflation rates based on DLR's assumptions and literature (found on page 54)</text:p>
          </table:table-cell>
        </table:table-row>
        <table:table-row table:style-name="ro1">
          <table:table-cell office:value-type="string" calcext:value-type="string">
            <text:p>DLR 2017, MoREMix Base Sc., p. 5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orocc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Li-Ion Batteries calculated on the basis of 2012 USD with exchange and inflation rates based on DLR's assumptions and literature (found on page 54)</text:p>
          </table:table-cell>
        </table:table-row>
        <table:table-row table:style-name="ro1">
          <table:table-cell office:value-type="string" calcext:value-type="string">
            <text:p>DLR 2017, MoREMix Base Sc., p. 54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Morocc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Li-Ion Batteries calculated on the basis of 2012 USD with exchange and inflation rates based on DLR's assumptions and literature (found on page 54)</text:p>
          </table:table-cell>
        </table:table-row>
        <table:table-row table:style-name="ro1">
          <table:table-cell office:value-type="string" calcext:value-type="string">
            <text:p>DLR 2017, MoREMix Base Sc., p. 54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orocc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Li-Ion Batteries calculated on the basis of 2012 USD with exchange and inflation rates based on DLR's assumptions and literature (found on page 54)</text:p>
          </table:table-cell>
        </table:table-row>
        <table:table-row table:style-name="ro1">
          <table:table-cell office:value-type="string" calcext:value-type="string">
            <text:p>DLR 2017, MoREMix Base Sc., p. 54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Morocc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Li-Ion Batteries calculated on the basis of 2012 USD with exchange and inflation rates based on DLR's assumptions and literature (found on page 54)</text:p>
          </table:table-cell>
        </table:table-row>
        <table:table-row table:style-name="ro1">
          <table:table-cell office:value-type="string" calcext:value-type="string">
            <text:p>DLR 2017, MoREMix Base Sc., p. 54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Morocc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Li-Ion Batteries calculated on the basis of 2012 USD with exchange and inflation rates based on DLR's assumptions and literature (found on page 54)</text:p>
          </table:table-cell>
        </table:table-row>
        <table:table-row table:style-name="ro1">
          <table:table-cell office:value-type="string" calcext:value-type="string">
            <text:p>DLR 2017, MoREMix Base Sc., p. 5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orocco</text:p>
          </table:table-cell>
          <table:table-cell table:style-name="ce2" office:value-type="float" office:value="300.529632" calcext:value-type="float">
            <text:p>301</text:p>
          </table:table-cell>
          <table:table-cell office:value-type="string" calcext:value-type="string">
            <text:p>€ / kWh</text:p>
          </table:table-cell>
          <table:table-cell table:number-columns-repeated="6"/>
          <table:table-cell office:value-type="string" calcext:value-type="string">
            <text:p>Overnight Investment cost for Li-Ion Batteries calculated on the basis of 2012 USD with exchange and inflation rates based on DLR's assumptions and literature (found on page 54)</text:p>
          </table:table-cell>
        </table:table-row>
        <table:table-row table:style-name="ro1">
          <table:table-cell office:value-type="string" calcext:value-type="string">
            <text:p>DLR 2017, MoREMix Base Sc., p. 5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orocco</text:p>
          </table:table-cell>
          <table:table-cell table:style-name="ce2" office:value-type="float" office:value="248.8761015" calcext:value-type="float">
            <text:p>249</text:p>
          </table:table-cell>
          <table:table-cell office:value-type="string" calcext:value-type="string">
            <text:p>€ / kWh</text:p>
          </table:table-cell>
          <table:table-cell table:number-columns-repeated="6"/>
          <table:table-cell office:value-type="string" calcext:value-type="string">
            <text:p>Overnight Investment cost for Li-Ion Batteries calculated on the basis of 2012 USD with exchange and inflation rates based on DLR's assumptions and literature (found on page 54)</text:p>
          </table:table-cell>
        </table:table-row>
        <table:table-row table:style-name="ro1">
          <table:table-cell office:value-type="string" calcext:value-type="string">
            <text:p>DLR 2017, MoREMix Base Sc., p. 54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Morocco</text:p>
          </table:table-cell>
          <table:table-cell table:style-name="ce2" office:value-type="float" office:value="225.397224" calcext:value-type="float">
            <text:p>225</text:p>
          </table:table-cell>
          <table:table-cell office:value-type="string" calcext:value-type="string">
            <text:p>€ / kWh</text:p>
          </table:table-cell>
          <table:table-cell table:number-columns-repeated="6"/>
          <table:table-cell office:value-type="string" calcext:value-type="string">
            <text:p>Overnight Investment cost for Li-Ion Batteries calculated on the basis of 2012 USD with exchange and inflation rates based on DLR's assumptions and literature (found on page 54)</text:p>
          </table:table-cell>
        </table:table-row>
        <table:table-row table:style-name="ro1">
          <table:table-cell office:value-type="string" calcext:value-type="string">
            <text:p>DLR 2017, MoREMix Base Sc., p. 54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orocco</text:p>
          </table:table-cell>
          <table:table-cell table:style-name="ce2" office:value-type="float" office:value="206.614122" calcext:value-type="float">
            <text:p>207</text:p>
          </table:table-cell>
          <table:table-cell office:value-type="string" calcext:value-type="string">
            <text:p>€ / kWh</text:p>
          </table:table-cell>
          <table:table-cell table:number-columns-repeated="6"/>
          <table:table-cell office:value-type="string" calcext:value-type="string">
            <text:p>Overnight Investment cost for Li-Ion Batteries calculated on the basis of 2012 USD with exchange and inflation rates based on DLR's assumptions and literature (found on page 54)</text:p>
          </table:table-cell>
        </table:table-row>
        <table:table-row table:style-name="ro1">
          <table:table-cell office:value-type="string" calcext:value-type="string">
            <text:p>DLR 2017, MoREMix Base Sc., p. 54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Morocco</text:p>
          </table:table-cell>
          <table:table-cell table:style-name="ce2" office:value-type="float" office:value="192.5267955" calcext:value-type="float">
            <text:p>193</text:p>
          </table:table-cell>
          <table:table-cell office:value-type="string" calcext:value-type="string">
            <text:p>€ / kWh</text:p>
          </table:table-cell>
          <table:table-cell table:number-columns-repeated="6"/>
          <table:table-cell office:value-type="string" calcext:value-type="string">
            <text:p>Overnight Investment cost for Li-Ion Batteries calculated on the basis of 2012 USD with exchange and inflation rates based on DLR's assumptions and literature (found on page 54)</text:p>
          </table:table-cell>
        </table:table-row>
        <table:table-row table:style-name="ro1">
          <table:table-cell office:value-type="string" calcext:value-type="string">
            <text:p>DLR 2017, MoREMix Base Sc., p. 54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Morocco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€ / kWh</text:p>
          </table:table-cell>
          <table:table-cell table:number-columns-repeated="6"/>
          <table:table-cell office:value-type="string" calcext:value-type="string">
            <text:p>Overnight Investment cost for Li-Ion Batteries calculated on the basis of 2012 USD with exchange and inflation rates based on DLR's assumptions and literature (found on page 54)</text:p>
          </table:table-cell>
        </table:table-row>
        <table:table-row table:style-name="ro1">
          <table:table-cell office:value-type="string" calcext:value-type="string">
            <text:p>DLR 2017, MoREMix Base Sc., p. 5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075" calcext:value-type="float">
            <text:p>0.075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&amp;M cost, Rountrip Efficiency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5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075" calcext:value-type="float">
            <text:p>0.075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&amp;M cost, Rountrip Efficiency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54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005" calcext:value-type="float">
            <text:p>0.005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&amp;M cost, Rountrip Efficiency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54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&amp;M cost, Rountrip Efficiency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54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.003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&amp;M cost, Rountrip Efficiency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54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.002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&amp;M cost, Rountrip Efficiency and Lifetime based on DLR's calculations on the basis of 2012 USD with exchange and inflation rate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Bioma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kKinsey 20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urop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for Europe for 2020 – lower boundary</text:p>
          </table:table-cell>
        </table:table-row>
        <table:table-row table:style-name="ro1">
          <table:table-cell office:value-type="string" calcext:value-type="string">
            <text:p>MkKinsey 20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urope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for Europe for 2020 – upper boundary</text:p>
          </table:table-cell>
        </table:table-row>
        <table:table-row table:style-name="ro1">
          <table:table-cell office:value-type="string" calcext:value-type="string">
            <text:p>MkKinsey 2010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urop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for Europe for 2050 – lower boundary</text:p>
          </table:table-cell>
        </table:table-row>
        <table:table-row table:style-name="ro1">
          <table:table-cell office:value-type="string" calcext:value-type="string">
            <text:p>MkKinsey 2010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urop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for Europe for 2050 – upper boundary</text:p>
          </table:table-cell>
        </table:table-row>
        <table:table-row table:style-name="ro1">
          <table:table-cell office:value-type="string" calcext:value-type="string">
            <text:p>LUT 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ENA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€ / kW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001" calcext:value-type="float">
            <text:p>0.00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apex, OPEX, Efifciency <text:s/>and Lifetime for Biomass in MENA for 2030</text:p>
          </table:table-cell>
        </table:table-row>
        <table:table-row table:style-name="ro1">
          <table:table-cell office:value-type="string" calcext:value-type="string">
            <text:p>LUT 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ENA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€ / kW</text:p>
          </table:table-cell>
          <table:table-cell/>
          <table:table-cell office:value-type="float" office:value="14.8" calcext:value-type="float">
            <text:p>14.8</text:p>
          </table:table-cell>
          <table:table-cell office:value-type="float" office:value="0.001" calcext:value-type="float">
            <text:p>0.00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apex, OPEX, Efifciency <text:s/>and Lifetime for Biogas in MENA for 203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CG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T 2017, slide 28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ENA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€ / kW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2" calcext:value-type="float">
            <text:p>0.002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apex, OPEX, Efifciency <text:s/>and Lifetime for MENA for 2030</text:p>
          </table:table-cell>
        </table:table-row>
        <table:table-row table:style-name="ro1">
          <table:table-cell office:value-type="string" calcext:value-type="string">
            <text:p>Brand &amp; Missaoui (2014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unisia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for Tunisia for 2010</text:p>
          </table:table-cell>
        </table:table-row>
        <table:table-row table:style-name="ro1">
          <table:table-cell office:value-type="string" calcext:value-type="string">
            <text:p>Brand &amp; Missaoui (2014)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for Tunisia for 2030</text:p>
          </table:table-cell>
        </table:table-row>
        <table:table-row table:style-name="ro1">
          <table:table-cell table:style-name="ce1" office:value-type="string" calcext:value-type="string">
            <text:p>STEG 20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unisia</text:p>
          </table:table-cell>
          <table:table-cell table:style-name="ce1" office:value-type="float" office:value="780" calcext:value-type="float">
            <text:p>780</text:p>
          </table:table-cell>
          <table:table-cell office:value-type="string" calcext:value-type="string">
            <text:p>€ / kW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apex, Efficiency and Lifetime for TN 2014 – lower limit calculated on the basis of 2014 USD with exchange and inflation rates</text:p>
          </table:table-cell>
        </table:table-row>
        <table:table-row table:style-name="ro1">
          <table:table-cell table:style-name="ce1" office:value-type="string" calcext:value-type="string">
            <text:p>STEG 20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unisia</text:p>
          </table:table-cell>
          <table:table-cell table:style-name="ce1" office:value-type="float" office:value="940" calcext:value-type="float">
            <text:p>940</text:p>
          </table:table-cell>
          <table:table-cell office:value-type="string" calcext:value-type="string">
            <text:p>€ / kW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apex, Efficiency and Lifetime for TN 2014 – upper limit calculated on the basis of 2014 USD with exchange and inflation rates</text:p>
          </table:table-cell>
        </table:table-row>
        <table:table-row table:style-name="ro1">
          <table:table-cell table:style-name="ce1" office:value-type="string" calcext:value-type="string">
            <text:p>STEG 2014_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unisia</text:p>
          </table:table-cell>
          <table:table-cell table:style-name="ce1" office:value-type="float" office:value="750" calcext:value-type="float">
            <text:p>750</text:p>
          </table:table-cell>
          <table:table-cell office:value-type="string" calcext:value-type="string">
            <text:p>€ / kW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Investment cost and Lifetime for MENA based on STEG 2014, adjusted with exchange and interest rate</text:p>
          </table:table-cell>
        </table:table-row>
        <table:table-row table:style-name="ro1">
          <table:table-cell table:style-name="ce1" office:value-type="string" calcext:value-type="string">
            <text:p>STEG 2014_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table:style-name="ce1" office:value-type="float" office:value="750" calcext:value-type="float">
            <text:p>750</text:p>
          </table:table-cell>
          <table:table-cell office:value-type="string" calcext:value-type="string">
            <text:p>€ / kW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Investment cost and Lifetime for MENA based on STEG 2014, adjusted with exchange and interest rate</text:p>
          </table:table-cell>
        </table:table-row>
        <table:table-row table:style-name="ro1">
          <table:table-cell table:style-name="ce1" office:value-type="string" calcext:value-type="string">
            <text:p>STEG 2014_2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Tunisia</text:p>
          </table:table-cell>
          <table:table-cell table:style-name="ce1" office:value-type="float" office:value="750" calcext:value-type="float">
            <text:p>750</text:p>
          </table:table-cell>
          <table:table-cell office:value-type="string" calcext:value-type="string">
            <text:p>€ / kW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Investment cost and Lifetime for MENA based on STEG 2014, adjusted with exchange and interest rate</text:p>
          </table:table-cell>
        </table:table-row>
        <table:table-row table:style-name="ro1">
          <table:table-cell office:value-type="string" calcext:value-type="string">
            <text:p>DLR 2017, MoREMix Base Sc., p. 4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orocco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calculated on the basis of 2012 USD with exchange and inflation rates</text:p>
          </table:table-cell>
        </table:table-row>
        <table:table-row table:style-name="ro1">
          <table:table-cell office:value-type="string" calcext:value-type="string">
            <text:p>DLR 2017, MoREMix Base Sc., p. 4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13.35" calcext:value-type="float">
            <text:p>13.35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string" calcext:value-type="string">
            <text:p>O&amp;M cost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4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orocco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Efficiency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4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orocco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Efficiency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48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Morocco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Efficiency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48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orocco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Efficiency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48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Morocco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Efficiency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48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Morocco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Efficiency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Energy &amp; Meteo Systems from STEG, p. 3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unisia</text:p>
          </table:table-cell>
          <table:table-cell table:number-columns-repeated="4"/>
          <table:table-cell office:value-type="float" office:value="0.00173" calcext:value-type="float">
            <text:p>0.00173</text:p>
          </table:table-cell>
          <table:table-cell table:number-columns-repeated="3"/>
          <table:table-cell office:value-type="string" calcext:value-type="string">
            <text:p>O &amp; M cost from energy &amp; meteo systems study based on data from STEG, converted from 2010 € to 2016 €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T 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ENA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€ / kW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apex for MENA for 2030</text:p>
          </table:table-cell>
        </table:table-row>
        <table:table-row table:style-name="ro1">
          <table:table-cell office:value-type="string" calcext:value-type="string">
            <text:p>Brand &amp; Missaoui (2014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orocco</text:p>
          </table:table-cell>
          <table:table-cell office:value-type="float" office:value="6090" calcext:value-type="float">
            <text:p>609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for Tunisia for 2010</text:p>
          </table:table-cell>
        </table:table-row>
        <table:table-row table:style-name="ro1">
          <table:table-cell office:value-type="string" calcext:value-type="string">
            <text:p>Brand &amp; Missaoui (2014)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orocco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for Tunisia for 2030</text:p>
          </table:table-cell>
        </table:table-row>
        <table:table-row table:style-name="ro1">
          <table:table-cell office:value-type="string" calcext:value-type="string">
            <text:p>STEG 2014_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unisia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€ / kW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Investment cost and Lifetime for cSP without Storage for MENA – lower limit based on STEG 2014, adjusted with exchange and interest rate</text:p>
          </table:table-cell>
        </table:table-row>
        <table:table-row table:style-name="ro1">
          <table:table-cell office:value-type="string" calcext:value-type="string">
            <text:p>STEG 2014_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unisia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€ / kW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Investment cost and Lifetime for cSP without Storage for MENA – upper limit based on STEG 2014, adjusted with exchange and interest rate</text:p>
          </table:table-cell>
        </table:table-row>
        <table:table-row table:style-name="ro1">
          <table:table-cell office:value-type="string" calcext:value-type="string">
            <text:p>STEG 2014_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€ / kW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Investment cost and Lifetime for cSP without Storage for MENA – lower limit based on STEG 2014, adjusted with exchange and interest rate</text:p>
          </table:table-cell>
        </table:table-row>
        <table:table-row table:style-name="ro1">
          <table:table-cell office:value-type="string" calcext:value-type="string">
            <text:p>STEG 2014_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€ / kW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Investment cost and Lifetime for cSP without Storage for MENA – upper limit based on STEG 2014, adjusted with exchange and interest rate</text:p>
          </table:table-cell>
        </table:table-row>
        <table:table-row table:style-name="ro1">
          <table:table-cell office:value-type="string" calcext:value-type="string">
            <text:p>STEG 2014_2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Tunisia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€ / kW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Investment cost and Lifetime for cSP without Storage for MENA – lower limit based on STEG 2014, adjusted with exchange and interest rate</text:p>
          </table:table-cell>
        </table:table-row>
        <table:table-row table:style-name="ro1">
          <table:table-cell office:value-type="string" calcext:value-type="string">
            <text:p>STEG 2014_2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Tunisi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€ / kW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Investment cost and Lifetime for cSP without Storage for MENA – upper limit based on STEG 2014, adjusted with exchange and interest rate</text:p>
          </table:table-cell>
        </table:table-row>
        <table:table-row table:style-name="ro1">
          <table:table-cell office:value-type="string" calcext:value-type="string">
            <text:p>STEG 2014_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unisia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€ / kW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Investment cost and Lifetime for cSP without Storage MENA based on STEG 2014, adjusted with exchange and interest rate</text:p>
          </table:table-cell>
        </table:table-row>
        <table:table-row table:style-name="ro1">
          <table:table-cell office:value-type="string" calcext:value-type="string">
            <text:p>STEG 2014_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€ / kW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Investment cost and Lifetime for cSP without Storage MENA based on STEG 2014, adjusted with exchange and interest rate</text:p>
          </table:table-cell>
        </table:table-row>
        <table:table-row table:style-name="ro1">
          <table:table-cell office:value-type="string" calcext:value-type="string">
            <text:p>STEG 2014_2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Tunisia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€ / kW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Investment cost and Lifetime for cSP without Storage MENA based on STEG 2014, adjusted with exchange and interest rate</text:p>
          </table:table-cell>
        </table:table-row>
        <table:table-row table:style-name="ro1">
          <table:table-cell office:value-type="string" calcext:value-type="string">
            <text:p>DLR 2017, MoREMix Base Sc., p. 5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orocco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a reference plant (200 MW, SM2, TES 6h, Dry-cooling) calculated on the basis of 2012 USD with exchange and inflation rates</text:p>
          </table:table-cell>
        </table:table-row>
        <table:table-row table:style-name="ro1">
          <table:table-cell office:value-type="string" calcext:value-type="string">
            <text:p>DLR 2017, MoREMix Base Sc., p. 5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orocco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a reference plant (200 MW, SM2, TES 6h, Dry-cooling) calculated on the basis of 2012 USD with exchange and inflation rates</text:p>
          </table:table-cell>
        </table:table-row>
        <table:table-row table:style-name="ro1">
          <table:table-cell office:value-type="string" calcext:value-type="string">
            <text:p>DLR 2017, MoREMix Base Sc., p. 5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Morocco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a reference plant (200 MW, SM2, TES 6h, Dry-cooling) calculated on the basis of 2012 USD with exchange and inflation rates</text:p>
          </table:table-cell>
        </table:table-row>
        <table:table-row table:style-name="ro1">
          <table:table-cell office:value-type="string" calcext:value-type="string">
            <text:p>DLR 2017, MoREMix Base Sc., p. 50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orocco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a reference plant (200 MW, SM2, TES 6h, Dry-cooling) calculated on the basis of 2012 USD with exchange and inflation rates</text:p>
          </table:table-cell>
        </table:table-row>
        <table:table-row table:style-name="ro1">
          <table:table-cell office:value-type="string" calcext:value-type="string">
            <text:p>DLR 2017, MoREMix Base Sc., p. 50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Morocco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a reference plant (200 MW, SM2, TES 6h, Dry-cooling) calculated on the basis of 2012 USD with exchange and inflation rates</text:p>
          </table:table-cell>
        </table:table-row>
        <table:table-row table:style-name="ro1">
          <table:table-cell office:value-type="string" calcext:value-type="string">
            <text:p>DLR 2017, MoREMix Base Sc., p. 50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Morocco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a reference plant (200 MW, SM2, TES 6h, Dry-cooling) calculated on the basis of 2012 USD with exchange and inflation rates</text:p>
          </table:table-cell>
        </table:table-row>
        <table:table-row table:style-name="ro1">
          <table:table-cell office:value-type="string" calcext:value-type="string">
            <text:p>DLR 2017, MoREMix Base Sc., p. 5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00055" calcext:value-type="float">
            <text:p>0.00055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&amp;M cost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51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00055" calcext:value-type="float">
            <text:p>0.00055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&amp;M cost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51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00055" calcext:value-type="float">
            <text:p>0.00055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&amp;M cost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51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00055" calcext:value-type="float">
            <text:p>0.00055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&amp;M cost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51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00055" calcext:value-type="float">
            <text:p>0.00055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&amp;M cost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51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00055" calcext:value-type="float">
            <text:p>0.00055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&amp;M cost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IRENA RE cost report 2014, p. 10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lobal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Total installed system cost Global – lower limit based on 2014 USD adjusted with exchange and interest rates</text:p>
          </table:table-cell>
        </table:table-row>
        <table:table-row table:style-name="ro1">
          <table:table-cell office:value-type="string" calcext:value-type="string">
            <text:p>IRENA RE cost report 2014, p. 10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lobal</text:p>
          </table:table-cell>
          <table:table-cell office:value-type="float" office:value="9210" calcext:value-type="float">
            <text:p>921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Total installed system cost Global – upper limit based on 2014 USD adjusted with exchange and interest rates</text:p>
          </table:table-cell>
        </table:table-row>
        <table:table-row table:style-name="ro1">
          <table:table-cell office:value-type="string" calcext:value-type="string">
            <text:p>IRENA RE cost report 2014, p. 10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lobal</text:p>
          </table:table-cell>
          <table:table-cell office:value-type="float" office:value="2780" calcext:value-type="float">
            <text:p>278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Total installed system cost Global – lower limit based on 2014 USD adjusted with exchange and interest rates</text:p>
          </table:table-cell>
        </table:table-row>
        <table:table-row table:style-name="ro1">
          <table:table-cell office:value-type="string" calcext:value-type="string">
            <text:p>IRENA RE cost report 2014, p. 10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lobal</text:p>
          </table:table-cell>
          <table:table-cell office:value-type="float" office:value="6870" calcext:value-type="float">
            <text:p>687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Total installed system cost Global – upper limit based on 2014 USD adjusted with exchange and interest rates</text:p>
          </table:table-cell>
        </table:table-row>
        <table:table-row table:style-name="ro1">
          <table:table-cell office:value-type="string" calcext:value-type="string">
            <text:p>IRENA RE cost report 2014, p. 10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lobal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Total installed system cost with 0.5-4h storage Global – lower limit based on 2014 USD adjusted with exchange and interest rates</text:p>
          </table:table-cell>
        </table:table-row>
        <table:table-row table:style-name="ro1">
          <table:table-cell office:value-type="string" calcext:value-type="string">
            <text:p>IRENA RE cost report 2014, p. 10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lobal</text:p>
          </table:table-cell>
          <table:table-cell office:value-type="float" office:value="5260" calcext:value-type="float">
            <text:p>526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Total installed system cost with 0.5-4h storage Global – upper limit based on 2014 USD adjusted with exchange and interest rates</text:p>
          </table:table-cell>
        </table:table-row>
        <table:table-row table:style-name="ro1">
          <table:table-cell office:value-type="string" calcext:value-type="string">
            <text:p>IRENA RE cost report 2014, p. 10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lobal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Total installed system cost with 4-8h storage Global – lower limit based on 2014 USD adjusted with exchange and interest rates</text:p>
          </table:table-cell>
        </table:table-row>
        <table:table-row table:style-name="ro1">
          <table:table-cell office:value-type="string" calcext:value-type="string">
            <text:p>IRENA RE cost report 2014, p. 10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lobal</text:p>
          </table:table-cell>
          <table:table-cell office:value-type="float" office:value="10040" calcext:value-type="float">
            <text:p>1004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Total installed system cost with 4-8h storage Global – upper limit based on 2014 USD adjusted with exchange and interest rates</text:p>
          </table:table-cell>
        </table:table-row>
        <table:table-row table:style-name="ro1">
          <table:table-cell office:value-type="string" calcext:value-type="string">
            <text:p>IRENA RE cost report 2014, p. 10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lobal</text:p>
          </table:table-cell>
          <table:table-cell table:number-columns-repeated="3"/>
          <table:table-cell table:style-name="ce3"/>
          <table:table-cell office:value-type="float" office:value="0.0016" calcext:value-type="float">
            <text:p>0.0016</text:p>
          </table:table-cell>
          <table:table-cell table:number-columns-repeated="3"/>
          <table:table-cell office:value-type="string" calcext:value-type="string">
            <text:p>OPEX fix und var for Parabolic Trough, 4.5-9h Storage, based on 2014 USD values, adjusted</text:p>
          </table:table-cell>
        </table:table-row>
        <table:table-row table:style-name="ro1">
          <table:table-cell office:value-type="string" calcext:value-type="string">
            <text:p>IRENA RE cost report 2014, p. 10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lobal</text:p>
          </table:table-cell>
          <table:table-cell table:number-columns-repeated="3"/>
          <table:table-cell table:style-name="ce3"/>
          <table:table-cell office:value-type="float" office:value="0.0016" calcext:value-type="float">
            <text:p>0.0016</text:p>
          </table:table-cell>
          <table:table-cell table:number-columns-repeated="3"/>
          <table:table-cell office:value-type="string" calcext:value-type="string">
            <text:p>OPEX fix und var for Parabolic Trough, no Storage, based on 2014 USD values, adjusted</text:p>
          </table:table-cell>
        </table:table-row>
        <table:table-row table:style-name="ro1">
          <table:table-cell office:value-type="string" calcext:value-type="string">
            <text:p>IRENA RE cost report 2014, p. 10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lobal</text:p>
          </table:table-cell>
          <table:table-cell table:number-columns-repeated="3"/>
          <table:table-cell table:style-name="ce3"/>
          <table:table-cell office:value-type="float" office:value="0.0031" calcext:value-type="float">
            <text:p>0.0031</text:p>
          </table:table-cell>
          <table:table-cell table:number-columns-repeated="3"/>
          <table:table-cell office:value-type="string" calcext:value-type="string">
            <text:p>OPEX fix und var for Solar Tower, 4.5-13.4h Storage, based on 2014 USD values, adjusted</text:p>
          </table:table-cell>
        </table:table-row>
        <table:table-row table:style-name="ro1">
          <table:table-cell office:value-type="string" calcext:value-type="string">
            <text:p>IRENA RE cost report 2014, p. 107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USA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26" calcext:value-type="float">
            <text:p>0.0026</text:p>
          </table:table-cell>
          <table:table-cell table:number-columns-repeated="3"/>
          <table:table-cell office:value-type="string" calcext:value-type="string">
            <text:p>OPEX fix and var Parabolik Trough USA, data was taken in IREAN, 2014 from a 2010 source so 2010 exchange and interest rates were taken for adjustmend</text:p>
          </table:table-cell>
        </table:table-row>
        <table:table-row table:style-name="ro1">
          <table:table-cell office:value-type="string" calcext:value-type="string">
            <text:p>IRENA RE cost report 2014, p. 107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USA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4"/>
          <table:table-cell office:value-type="string" calcext:value-type="string">
            <text:p>OPEX fix Solar Tower USA, data was taken in IREAN, 2014 from a 2010 source so 2010 exchange and interest rates were taken for adjustmend</text:p>
          </table:table-cell>
        </table:table-row>
        <table:table-row table:style-name="ro1">
          <table:table-cell office:value-type="string" calcext:value-type="string">
            <text:p>IRENA RE cost report 2014, p. 10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uth Africa</text:p>
          </table:table-cell>
          <table:table-cell table:number-columns-repeated="4"/>
          <table:table-cell office:value-type="float" office:value="0.024" calcext:value-type="float">
            <text:p>0.024</text:p>
          </table:table-cell>
          <table:table-cell table:number-columns-repeated="3"/>
          <table:table-cell office:value-type="string" calcext:value-type="string">
            <text:p>Total OPEX for South Africa for 100 MW plant</text:p>
          </table:table-cell>
        </table:table-row>
        <table:table-row table:style-name="ro1">
          <table:table-cell office:value-type="string" calcext:value-type="string">
            <text:p>IRENA RE cost report 2014, p. 10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uth Africa</text:p>
          </table:table-cell>
          <table:table-cell table:number-columns-repeated="4"/>
          <table:table-cell office:value-type="float" office:value="0.027" calcext:value-type="float">
            <text:p>0.027</text:p>
          </table:table-cell>
          <table:table-cell table:number-columns-repeated="3"/>
          <table:table-cell office:value-type="string" calcext:value-type="string">
            <text:p>Total OPEX for South Africa for 100 MW plant</text:p>
          </table:table-cell>
        </table:table-row>
        <table:table-row table:style-name="ro1">
          <table:table-cell office:value-type="string" calcext:value-type="string">
            <text:p>IRENA RE cost report 2014, p. 107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Global</text:p>
          </table:table-cell>
          <table:table-cell table:number-columns-repeated="3"/>
          <table:table-cell table:style-name="ce3"/>
          <table:table-cell office:value-type="float" office:value="0.002" calcext:value-type="float">
            <text:p>0.002</text:p>
          </table:table-cell>
          <table:table-cell table:number-columns-repeated="3"/>
          <table:table-cell office:value-type="string" calcext:value-type="string">
            <text:p>OPEX var Potential Outlook, data was taken in IREAN, 2014 from a 2010 source so 2010 exchange and interest rates were taken for adjustmend</text:p>
          </table:table-cell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ydro – RoR</text:p>
          </table:table-cell>
          <table:table-cell table:number-columns-repeated="2"/>
          <table:table-cell office:value-type="string" calcext:value-type="string">
            <text:p>115.2 (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T 2017, slide 28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ENA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€ / kW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Capex, OPEX and Lifetime for MENA for 203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STEG 2014</text:p>
          </table:table-cell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Tunisia</text:p>
          </table:table-cell>
          <table:table-cell table:style-name="ce1" office:value-type="float" office:value="1570" calcext:value-type="float">
            <text:p>1570</text:p>
          </table:table-cell>
          <table:table-cell office:value-type="string" calcext:value-type="string">
            <text:p>€ / kW</text:p>
          </table:table-cell>
          <table:table-cell table:number-columns-repeated="3"/>
          <table:table-cell office:value-type="string" calcext:value-type="string">
            <text:p>&gt;80</text:p>
          </table:table-cell>
          <table:table-cell office:value-type="string" calcext:value-type="string">
            <text:p>&gt;50</text:p>
          </table:table-cell>
          <table:table-cell/>
          <table:table-cell office:value-type="string" calcext:value-type="string">
            <text:p>Capex, Efficiency and Lifetime for TN 2014 – lower limit calculated on the basis of 2014 USD with exchange and inflation rates</text:p>
          </table:table-cell>
        </table:table-row>
        <table:table-row table:style-name="ro1">
          <table:table-cell office:value-type="string" calcext:value-type="string">
            <text:p>IRENA LcOE cost repor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rica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for Large Hydro &gt; 10 MW for Africa, currency and inflation adjusted</text:p>
          </table:table-cell>
        </table:table-row>
        <table:table-row table:style-name="ro1">
          <table:table-cell office:value-type="string" calcext:value-type="string">
            <text:p>IRENA LcOE cost repor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rica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for Small Hydro 0.1-1 MW for Africa lower limit, currency and inflation adjusted</text:p>
          </table:table-cell>
        </table:table-row>
        <table:table-row table:style-name="ro1">
          <table:table-cell office:value-type="string" calcext:value-type="string">
            <text:p>IRENA LcOE cost repor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rica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for Small Hydro 0.1-1 MW for Africa upper limit, currency and inflation adjusted</text:p>
          </table:table-cell>
        </table:table-row>
        <table:table-row table:style-name="ro1">
          <table:table-cell office:value-type="string" calcext:value-type="string">
            <text:p>IRENA Technology Brief Hydro Powe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lobal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€ / kW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CAPEX and OPEX Fix for Large Hydro &gt; 10 MW Global – lower limit, currency and inflation adjusted</text:p>
          </table:table-cell>
        </table:table-row>
        <table:table-row table:style-name="ro1">
          <table:table-cell office:value-type="string" calcext:value-type="string">
            <text:p>IRENA Technology Brief Hydro Powe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lobal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€ / kW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CAPEX and OPEX Fix for Large Hydro &gt; 10 MW Global – upper limit, currency and inflation adjusted</text:p>
          </table:table-cell>
        </table:table-row>
        <table:table-row table:style-name="ro1">
          <table:table-cell office:value-type="string" calcext:value-type="string">
            <text:p>IRENA Technology Brief Hydro Powe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lobal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€ / kW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CAPEX and OPEX Fix for Small Hydro 1-10 MW Global – lower limit, currency and inflation adjusted</text:p>
          </table:table-cell>
        </table:table-row>
        <table:table-row table:style-name="ro1">
          <table:table-cell office:value-type="string" calcext:value-type="string">
            <text:p>IRENA Technology Brief Hydro Powe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lobal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€ / kW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CAPEX and OPEX Fix for Small Hydro 1-10 MW Global – upper limit, currency and inflation adjusted</text:p>
          </table:table-cell>
        </table:table-row>
        <table:table-row table:style-name="ro1">
          <table:table-cell office:value-type="string" calcext:value-type="string">
            <text:p>IRENA Technology Brief Hydro Powe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lobal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€ / kW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CAPEX and OPEX Fix for Very Small Hydro &lt; 1 MW Global – lower limit, currency and inflation adjusted</text:p>
          </table:table-cell>
        </table:table-row>
        <table:table-row table:style-name="ro1">
          <table:table-cell office:value-type="string" calcext:value-type="string">
            <text:p>IRENA Technology Brief Hydro Powe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lobal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€ / kW</text:p>
          </table:table-cell>
          <table:table-cell table:number-columns-repeated="2"/>
          <table:table-cell office:value-type="string" calcext:value-type="string">
            <text:p>213 (←)</text:p>
          </table:table-cell>
          <table:table-cell table:number-columns-repeated="3"/>
          <table:table-cell office:value-type="string" calcext:value-type="string">
            <text:p>CAPEX and OPEX Fix for Very Small Hydro &lt; 1 MW Global – upper limit, currency and inflation adjusted</text:p>
          </table:table-cell>
        </table:table-row>
        <table:table-row table:style-name="ro1">
          <table:table-cell office:value-type="string" calcext:value-type="string">
            <text:p>IRENA RE cost report 2014, p. 12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iddle East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for Small Hydro 1-10 MW in the Middle East, adjusted from 2014 USD</text:p>
          </table:table-cell>
        </table:table-row>
        <table:table-row table:style-name="ro1">
          <table:table-cell office:value-type="string" calcext:value-type="string">
            <text:p>IRENA RE cost report 2014, p. 12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iddle East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for Large Hydro &gt; 10 MW in the Middle East <text:s/>– lower limit, adjusted from 2014 USD</text:p>
          </table:table-cell>
        </table:table-row>
        <table:table-row table:style-name="ro1">
          <table:table-cell office:value-type="string" calcext:value-type="string">
            <text:p>IRENA RE cost report 2014, p. 12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iddle East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for Large Hydro &gt; 10 MW in the Middle East <text:s/>– upper limit, adjusted from 2014 USD</text:p>
          </table:table-cell>
        </table:table-row>
        <table:table-row table:style-name="ro1">
          <table:table-cell office:value-type="string" calcext:value-type="string">
            <text:p>IRENA RE cost report 2014, p. 12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iddle East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OPEX for Hydro (general) in the Middle East <text:s/>– lower limit, adjusted from 2014 USD</text:p>
          </table:table-cell>
        </table:table-row>
        <table:table-row table:style-name="ro1">
          <table:table-cell office:value-type="string" calcext:value-type="string">
            <text:p>IRENA RE cost report 2014, p. 12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iddle East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OPEX for Hydro (general) in the Middle East <text:s/>– upper limit, adjusted from 2014 USD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ydro – Da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T 2017, slide 28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€ / kW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Capex, OPEX and Lifetime for MENA for 2030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ydro – Pump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T 2017, slide 28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ENA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apex, OPEX, Roundtrip Efficiency and Lifetime for MENA for 2030</text:p>
          </table:table-cell>
        </table:table-row>
        <table:table-row table:style-name="ro1">
          <table:table-cell table:style-name="ce1" office:value-type="string" calcext:value-type="string">
            <text:p>STEG 2014</text:p>
          </table:table-cell>
          <table:table-cell/>
          <table:table-cell table:style-name="ce1" office:value-type="string" calcext:value-type="string">
            <text:p>Tunisia</text:p>
          </table:table-cell>
          <table:table-cell table:style-name="ce1" office:value-type="float" office:value="1570" calcext:value-type="float">
            <text:p>157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for TN 2014 – calculated on the basis of 2014 USD with exchange and inflation rates</text:p>
          </table:table-cell>
        </table:table-row>
        <table:table-row table:style-name="ro1">
          <table:table-cell office:value-type="string" calcext:value-type="string">
            <text:p>DLR 2017, MoREMix Base Sc., p. 5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orocco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Pumped Storage in Morocco calculated on the basis of 2012 USD with exchange and inflation rates based on STEP Afourer and STEP Abdelmoumen </text:p>
          </table:table-cell>
        </table:table-row>
        <table:table-row table:style-name="ro1">
          <table:table-cell office:value-type="string" calcext:value-type="string">
            <text:p>DLR 2017, MoREMix Base Sc., p. 5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orocco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Pumped Storage in Morocco calculated on the basis of 2012 USD with exchange and inflation rates based on STEP Afourer and STEP Abdelmoumen </text:p>
          </table:table-cell>
        </table:table-row>
        <table:table-row table:style-name="ro1">
          <table:table-cell office:value-type="string" calcext:value-type="string">
            <text:p>DLR 2017, MoREMix Base Sc., p. 54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Morocco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Pumped Storage in Morocco calculated on the basis of 2012 USD with exchange and inflation rates based on STEP Afourer and STEP Abdelmoumen </text:p>
          </table:table-cell>
        </table:table-row>
        <table:table-row table:style-name="ro1">
          <table:table-cell office:value-type="string" calcext:value-type="string">
            <text:p>DLR 2017, MoREMix Base Sc., p. 54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orocco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Pumped Storage in Morocco calculated on the basis of 2012 USD with exchange and inflation rates based on STEP Afourer and STEP Abdelmoumen </text:p>
          </table:table-cell>
        </table:table-row>
        <table:table-row table:style-name="ro1">
          <table:table-cell office:value-type="string" calcext:value-type="string">
            <text:p>DLR 2017, MoREMix Base Sc., p. 54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Morocco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Pumped Storage in Morocco calculated on the basis of 2012 USD with exchange and inflation rates based on STEP Afourer and STEP Abdelmoumen </text:p>
          </table:table-cell>
        </table:table-row>
        <table:table-row table:style-name="ro1">
          <table:table-cell office:value-type="string" calcext:value-type="string">
            <text:p>DLR 2017, MoREMix Base Sc., p. 54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Morocco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Pumped Storage in Morocco calculated on the basis of 2012 USD with exchange and inflation rates based on STEP Afourer and STEP Abdelmoumen </text:p>
          </table:table-cell>
        </table:table-row>
        <table:table-row table:style-name="ro1">
          <table:table-cell office:value-type="string" calcext:value-type="string">
            <text:p>DLR 2017, MoREMix Base Sc., p. 5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&amp;M cost, Roundtrip Efficiency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5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&amp;M cost, Roundtrip Efficiency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54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&amp;M cost, Roundtrip Efficiency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54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&amp;M cost, Roundtrip Efficiency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54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&amp;M cost, Roundtrip Efficiency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54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&amp;M cost, Roundtrip Efficiency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IRENA Technology Brief Hydro Powe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lobal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Global – lower limit, adjusted from 2010 USD</text:p>
          </table:table-cell>
        </table:table-row>
        <table:table-row table:style-name="ro1">
          <table:table-cell office:value-type="string" calcext:value-type="string">
            <text:p>IRENA Technology Brief Hydro Powe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lobal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Global – upper limit, adjusted from 2010 USD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OCG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T 2017, slide 28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EN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€ / kW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11" calcext:value-type="float">
            <text:p>0.011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apex, OPEX, Efifciency <text:s/>and Lifetime for MENA for 2030</text:p>
          </table:table-cell>
        </table:table-row>
        <table:table-row table:style-name="ro1">
          <table:table-cell office:value-type="string" calcext:value-type="string">
            <text:p>Brand &amp; Missaoui (2014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unisia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for Tunisia for 2010</text:p>
          </table:table-cell>
        </table:table-row>
        <table:table-row table:style-name="ro1">
          <table:table-cell office:value-type="string" calcext:value-type="string">
            <text:p>Brand &amp; Missaoui (2014)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for Tunisia for 2030</text:p>
          </table:table-cell>
        </table:table-row>
        <table:table-row table:style-name="ro1">
          <table:table-cell table:style-name="ce1" office:value-type="string" calcext:value-type="string">
            <text:p>STEG 2014</text:p>
          </table:table-cell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Tunisia</text:p>
          </table:table-cell>
          <table:table-cell table:style-name="ce1" office:value-type="float" office:value="390" calcext:value-type="float">
            <text:p>390</text:p>
          </table:table-cell>
          <table:table-cell office:value-type="string" calcext:value-type="string">
            <text:p>€ / kW</text:p>
          </table:table-cell>
          <table:table-cell table:number-columns-repeated="3"/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Capex, Efficiency and Lifetime for TN 2014 – lower limit calculated on the basis of 2014 USD with exchange and inflation rates</text:p>
          </table:table-cell>
        </table:table-row>
        <table:table-row table:style-name="ro1">
          <table:table-cell table:style-name="ce1" office:value-type="string" calcext:value-type="string">
            <text:p>STEG 2014</text:p>
          </table:table-cell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Tunisia</text:p>
          </table:table-cell>
          <table:table-cell table:style-name="ce1" office:value-type="float" office:value="550" calcext:value-type="float">
            <text:p>550</text:p>
          </table:table-cell>
          <table:table-cell office:value-type="string" calcext:value-type="string">
            <text:p>€ / kW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apex, Efficiency and Lifetime for TN 2014 – upper limit calculated on the basis of 2014 USD with exchange and inflation rates</text:p>
          </table:table-cell>
        </table:table-row>
        <table:table-row table:style-name="ro1">
          <table:table-cell table:style-name="ce1" office:value-type="string" calcext:value-type="string">
            <text:p>STEG 2014_2</text:p>
          </table:table-cell>
          <table:table-cell office:value-type="float" office:value="2009" calcext:value-type="float">
            <text:p>2009</text:p>
          </table:table-cell>
          <table:table-cell table:style-name="ce1" office:value-type="string" calcext:value-type="string">
            <text:p>Tunisia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€ / kW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Investment cost and Lifetime for MENA based on STEG 2014, adjusted with exchange and interest rate</text:p>
          </table:table-cell>
        </table:table-row>
        <table:table-row table:style-name="ro1">
          <table:table-cell table:style-name="ce1" office:value-type="string" calcext:value-type="string">
            <text:p>STEG 2014_2</text:p>
          </table:table-cell>
          <table:table-cell office:value-type="float" office:value="2020" calcext:value-type="float">
            <text:p>2020</text:p>
          </table:table-cell>
          <table:table-cell table:style-name="ce1" office:value-type="string" calcext:value-type="string">
            <text:p>Tunisia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€ / kW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Investment cost and Lifetime for MENA based on STEG 2014, adjusted with exchange and interest rate</text:p>
          </table:table-cell>
        </table:table-row>
        <table:table-row table:style-name="ro1">
          <table:table-cell table:style-name="ce1" office:value-type="string" calcext:value-type="string">
            <text:p>STEG 2014_2</text:p>
          </table:table-cell>
          <table:table-cell office:value-type="float" office:value="2031" calcext:value-type="float">
            <text:p>2031</text:p>
          </table:table-cell>
          <table:table-cell table:style-name="ce1" office:value-type="string" calcext:value-type="string">
            <text:p>Tunisia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€ / kW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Investment cost and Lifetime for MENA based on STEG 2014, adjusted with exchange and interest rate</text:p>
          </table:table-cell>
        </table:table-row>
        <table:table-row table:style-name="ro1">
          <table:table-cell office:value-type="string" calcext:value-type="string">
            <text:p>DLR 2017, MoREMix Base Sc., p. 4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orocco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calculated on the basis of 2012 USD with exchange and inflation rates</text:p>
          </table:table-cell>
        </table:table-row>
        <table:table-row table:style-name="ro1">
          <table:table-cell office:value-type="string" calcext:value-type="string">
            <text:p>DLR 2017, MoREMix Base Sc., p. 4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5.01" calcext:value-type="float">
            <text:p>5.01</text:p>
          </table:table-cell>
          <table:table-cell office:value-type="float" office:value="0.67" calcext:value-type="float">
            <text:p>0.67</text:p>
          </table:table-cell>
          <table:table-cell table:number-columns-repeated="3"/>
          <table:table-cell office:value-type="string" calcext:value-type="string">
            <text:p>O&amp;M cost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4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orocco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he Lifetime seems pretty short and why should be shorter than the one of a ccgt plant?</text:p>
          </table:table-cell>
          <table:table-cell office:value-type="string" calcext:value-type="string">
            <text:p>Efficiency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4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orocco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he Lifetime seems pretty short and why should be shorter than the one of a ccgt plant?</text:p>
          </table:table-cell>
          <table:table-cell office:value-type="string" calcext:value-type="string">
            <text:p>Efficiency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48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Morocco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he Lifetime seems pretty short and why should be shorter than the one of a ccgt plant?</text:p>
          </table:table-cell>
          <table:table-cell office:value-type="string" calcext:value-type="string">
            <text:p>Efficiency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48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orocco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he Lifetime seems pretty short and why should be shorter than the one of a ccgt plant?</text:p>
          </table:table-cell>
          <table:table-cell office:value-type="string" calcext:value-type="string">
            <text:p>Efficiency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48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Morocco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he Lifetime seems pretty short and why should be shorter than the one of a ccgt plant?</text:p>
          </table:table-cell>
          <table:table-cell office:value-type="string" calcext:value-type="string">
            <text:p>Efficiency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48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Morocco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he Lifetime seems pretty short and why should be shorter than the one of a ccgt plant?</text:p>
          </table:table-cell>
          <table:table-cell office:value-type="string" calcext:value-type="string">
            <text:p>Efficiency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Energy &amp; Meteo Systems from STEG, p. 3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unisia</text:p>
          </table:table-cell>
          <table:table-cell table:number-columns-repeated="4"/>
          <table:table-cell office:value-type="float" office:value="0.00273" calcext:value-type="float">
            <text:p>0.00273</text:p>
          </table:table-cell>
          <table:table-cell table:number-columns-repeated="3"/>
          <table:table-cell office:value-type="string" calcext:value-type="string">
            <text:p>O &amp; M cost from energy &amp; meteo systems study based on data from STEG, converted from 2010 € to 2016 €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V – Utility-Sc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T 2017, slide 28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ENA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€ / kW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apex for Utility skale for MENA for 2030 – lower limit</text:p>
          </table:table-cell>
        </table:table-row>
        <table:table-row table:style-name="ro1">
          <table:table-cell office:value-type="string" calcext:value-type="string">
            <text:p>LUT 2017, slide 28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ENA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€ / kW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apex for utility skale for MENA for 2030 – upper limit</text:p>
          </table:table-cell>
        </table:table-row>
        <table:table-row table:style-name="ro1">
          <table:table-cell office:value-type="string" calcext:value-type="string">
            <text:p>Brand &amp; Missaoui (2014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unisia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for Tunisia for 2010</text:p>
          </table:table-cell>
        </table:table-row>
        <table:table-row table:style-name="ro1">
          <table:table-cell office:value-type="string" calcext:value-type="string">
            <text:p>Brand &amp; Missaoui (2014)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for Tunisia for 2030</text:p>
          </table:table-cell>
        </table:table-row>
        <table:table-row table:style-name="ro1">
          <table:table-cell table:style-name="ce1" office:value-type="string" calcext:value-type="string">
            <text:p>STEG 2014</text:p>
          </table:table-cell>
          <table:table-cell table:style-name="ce1" office:value-type="float" office:value="2014" calcext:value-type="float">
            <text:p>2014</text:p>
          </table:table-cell>
          <table:table-cell office:value-type="string" calcext:value-type="string">
            <text:p>Tunisia</text:p>
          </table:table-cell>
          <table:table-cell table:style-name="ce1" office:value-type="float" office:value="1650" calcext:value-type="float">
            <text:p>1650</text:p>
          </table:table-cell>
          <table:table-cell table:style-name="ce1" office:value-type="string" calcext:value-type="string">
            <text:p>€ / kW</text:p>
          </table:table-cell>
          <table:table-cell/>
          <table:table-cell table:style-name="ce1" table:number-columns-repeated="3"/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Capex and Lifetime for TN 2014 – lower limit calculated on the basis of 2014 USD with exchange and inflation rates</text:p>
          </table:table-cell>
        </table:table-row>
        <table:table-row table:style-name="ro1">
          <table:table-cell office:value-type="string" calcext:value-type="string">
            <text:p>STEG 2014 _ 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Tunisia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€ / kW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apex for TN 2008 – lower limit calculated on the basis of 2008 USD with exchange and inflation rates</text:p>
          </table:table-cell>
        </table:table-row>
        <table:table-row table:style-name="ro1">
          <table:table-cell office:value-type="string" calcext:value-type="string">
            <text:p>STEG 2014 _ 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Tunisia</text:p>
          </table:table-cell>
          <table:table-cell office:value-type="float" office:value="4590" calcext:value-type="float">
            <text:p>459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for TN 2008 – upper limit calculated on the basis of 2008 USD with exchange and inflation rates</text:p>
          </table:table-cell>
        </table:table-row>
        <table:table-row table:style-name="ro1">
          <table:table-cell office:value-type="string" calcext:value-type="string">
            <text:p>STEG 2014 _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for TN 2020 – lower limit calculated on the basis of 2008 USD with exchange and inflation rates</text:p>
          </table:table-cell>
        </table:table-row>
        <table:table-row table:style-name="ro1">
          <table:table-cell office:value-type="string" calcext:value-type="string">
            <text:p>STEG 2014 _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float" office:value="4220" calcext:value-type="float">
            <text:p>422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for TN 2020 – upper limit calculated on the basis of 2008 USD with exchange and inflation rates</text:p>
          </table:table-cell>
        </table:table-row>
        <table:table-row table:style-name="ro1">
          <table:table-cell office:value-type="string" calcext:value-type="string">
            <text:p>STEG 2014 _ 2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Tunisia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for TN 2031 – lower limit calculated on the basis of 2008 USD with exchange and inflation rates</text:p>
          </table:table-cell>
        </table:table-row>
        <table:table-row table:style-name="ro1">
          <table:table-cell office:value-type="string" calcext:value-type="string">
            <text:p>STEG 2014 _ 2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Tunisia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for TN 2031 – upper limit calculated on the basis of 2008 USD with exchange and inflation rates</text:p>
          </table:table-cell>
        </table:table-row>
        <table:table-row table:style-name="ro1">
          <table:table-cell office:value-type="string" calcext:value-type="string">
            <text:p>DLR 2017, MoREMix Base Sc., p. 4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orocco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calculated on the basis of 2012 USD with exchange and inflation rates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orocc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utility scale PV calculated on the basis of 2012 USD with exchange and inflation rates based on IEA 2014-2 and IRENA 2015 and DLR's assumptions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orocco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utility scale PV calculated on the basis of 2012 USD with exchange and inflation rates based on IEA 2014-2 and IRENA 2015 and DLR's assumptions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Morocco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utility scale PV calculated on the basis of 2012 USD with exchange and inflation rates based on IEA 2014-2 and IRENA 2015 and DLR's assumptions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orocc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utility scale PV calculated on the basis of 2012 USD with exchange and inflation rates based on IEA 2014-2 and IRENA 2015 and DLR's assumptions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Morocco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utility scale PV calculated on the basis of 2012 USD with exchange and inflation rates based on IEA 2014-2 and IRENA 2015 and DLR's assumptions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Morocco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utility scale PV calculated on the basis of 2012 USD with exchange and inflation rates based on IEA 2014-2 and IRENA 2015 and DLR's assumptions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orocc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utility scale PV – lower limit calculated on the basis of 2012 USD with exchange and inflation rates based on IEA 2014-2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orocco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utility scale PV – upper limit calculated on the basis of 2012 USD with exchange and inflation rates based on IEA 2014-2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orocco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utility scale PV – lower limit calculated on the basis of 2012 USD with exchange and inflation rates based on IEA 2014-2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orocco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utility scale PV – upper limit calculated on the basis of 2012 USD with exchange and inflation rates based on IEA 2014-2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orocco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utility scale PV – lower limit calculated on the basis of 2012 USD with exchange and inflation rates based on IEA 2014-2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orocc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utility scale PV – upper limit calculated on the basis of 2012 USD with exchange and inflation rates based on IEA 2014-2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Morocco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utility scale PV – lower limit calculated on the basis of 2012 USD with exchange and inflation rates based on IEA 2014-2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Morocco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utility scale PV – upper limit calculated on the basis of 2012 USD with exchange and inflation rates based on IEA 2014-2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Morocco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utility scale PV – lower limit calculated on the basis of 2012 USD with exchange and inflation rates based on IEA 2014-2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Morocco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utility scale PV – upper limit calculated on the basis of 2012 USD with exchange and inflation rates based on IEA 2014-2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&amp;M cost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&amp;M cost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&amp;M cost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&amp;M cost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&amp;M cost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&amp;M cost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IRENA LcOE cost report 20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rica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centralized PV </text:p>
          </table:table-cell>
        </table:table-row>
        <table:table-row table:style-name="ro1">
          <table:table-cell office:value-type="string" calcext:value-type="string">
            <text:p>IRENA LcOE cost report 20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rica</text:p>
          </table:table-cell>
          <table:table-cell office:value-type="float" office:value="2980" calcext:value-type="float">
            <text:p>298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decentralized PV in Africa - lower limit, adjusted from 2010 USD</text:p>
          </table:table-cell>
        </table:table-row>
        <table:table-row table:style-name="ro1">
          <table:table-cell office:value-type="string" calcext:value-type="string">
            <text:p>IRENA LcOE cost report 20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rica</text:p>
          </table:table-cell>
          <table:table-cell office:value-type="float" office:value="3830" calcext:value-type="float">
            <text:p>383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decentralized PV in Africa - upper limit, adjusted from 2010 USD</text:p>
          </table:table-cell>
        </table:table-row>
        <table:table-row table:style-name="ro1">
          <table:table-cell office:value-type="string" calcext:value-type="string">
            <text:p>IRENA Solar PV in Africa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lobal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Utility Scale PV Global, adjusted from 2015 USD</text:p>
          </table:table-cell>
        </table:table-row>
        <table:table-row table:style-name="ro1">
          <table:table-cell office:value-type="string" calcext:value-type="string">
            <text:p>IRENA Solar PV in Africa 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lobal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Utility Scale PV Global, adjusted from 2015 USD</text:p>
          </table:table-cell>
        </table:table-row>
        <table:table-row table:style-name="ro1">
          <table:table-cell office:value-type="string" calcext:value-type="string">
            <text:p>IRENA Solar PV in Africa 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Global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Utility Scale PV Global, adjusted from 2015 USD</text:p>
          </table:table-cell>
        </table:table-row>
        <table:table-row table:style-name="ro1">
          <table:table-cell office:value-type="string" calcext:value-type="string">
            <text:p>IRENA Solar PV in Africa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lobal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On-Grid Rooftop PV Global – lower limit, adjusted from 2015 USD</text:p>
          </table:table-cell>
        </table:table-row>
        <table:table-row table:style-name="ro1">
          <table:table-cell office:value-type="string" calcext:value-type="string">
            <text:p>IRENA Solar PV in Africa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lobal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On-Grid Rooftop PV Global – upper limit, adjusted from 2015 USD</text:p>
          </table:table-cell>
        </table:table-row>
        <table:table-row table:style-name="ro1">
          <table:table-cell office:value-type="string" calcext:value-type="string">
            <text:p>IRENA Solar PV in Africa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lobal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Utility-Skale PV Global – lower limit, adjusted from 2015 USD</text:p>
          </table:table-cell>
        </table:table-row>
        <table:table-row table:style-name="ro1">
          <table:table-cell office:value-type="string" calcext:value-type="string">
            <text:p>IRENA Solar PV in Africa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lobal</text:p>
          </table:table-cell>
          <table:table-cell office:value-type="float" office:value="3850" calcext:value-type="float">
            <text:p>385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Utility-Skale PV Global – upper limit, adjusted from 2015 USD</text:p>
          </table:table-cell>
        </table:table-row>
        <table:table-row table:style-name="ro1">
          <table:table-cell office:value-type="string" calcext:value-type="string">
            <text:p>MkKinsey 2010, p. 6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urope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Solar PV (general) Europe – lower limit, adjusted from 2010 €</text:p>
          </table:table-cell>
        </table:table-row>
        <table:table-row table:style-name="ro1">
          <table:table-cell office:value-type="string" calcext:value-type="string">
            <text:p>MkKinsey 2010, p. 6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urop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Solar PV (general) Europe – upper limit, adjusted from 2010 €</text:p>
          </table:table-cell>
        </table:table-row>
        <table:table-row table:style-name="ro1">
          <table:table-cell office:value-type="string" calcext:value-type="string">
            <text:p>MkKinsey 2010, p. 64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urope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Solar PV (general) Europe – lower limit, adjusted from 2010 €</text:p>
          </table:table-cell>
        </table:table-row>
        <table:table-row table:style-name="ro1">
          <table:table-cell office:value-type="string" calcext:value-type="string">
            <text:p>MkKinsey 2010, p. 64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urope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Solar PV (general) Europe – upper limit, adjusted from 2010 €</text:p>
          </table:table-cell>
        </table:table-row>
        <table:table-row table:style-name="ro1">
          <table:table-cell office:value-type="string" calcext:value-type="string">
            <text:p>IRENA Solar PV in Africa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lobal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Utility Scale PV Global, adjusted from 2015 USD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V – Roofto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T 2017, slide 28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ENA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€ / kW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apex, OPEX and Lifetime for rooftop PV for MENA for 2030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orocco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rooftop PV – lower limit calculated on the basis of 2012 USD with exchange and inflation rates based on IEA 2014-2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orocco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rooftop PV – upper limit calculated on the basis of 2012 USD with exchange and inflation rates based on IEA 2014-2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orocc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rooftop PV – lower limit calculated on the basis of 2012 USD with exchange and inflation rates based on IEA 2014-2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orocco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rooftop PV – upper limit calculated on the basis of 2012 USD with exchange and inflation rates based on IEA 2014-2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orocco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rooftop PV – lower limit calculated on the basis of 2012 USD with exchange and inflation rates based on IEA 2014-2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orocco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rooftop PV – upper limit calculated on the basis of 2012 USD with exchange and inflation rates based on IEA 2014-2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Morocco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rooftop PV – lower limit calculated on the basis of 2012 USD with exchange and inflation rates based on IEA 2014-2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Morocco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rooftop PV – upper limit calculated on the basis of 2012 USD with exchange and inflation rates based on IEA 2014-2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Morocco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rooftop PV – lower limit calculated on the basis of 2012 USD with exchange and inflation rates based on IEA 2014-2</text:p>
          </table:table-cell>
        </table:table-row>
        <table:table-row table:style-name="ro1">
          <table:table-cell office:value-type="string" calcext:value-type="string">
            <text:p>DLR 2017, MoREMix Base Sc., p. 52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Morocco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rooftop PV – upper limit calculated on the basis of 2012 USD with exchange and inflation rates based on IEA 2014-2</text:p>
          </table:table-cell>
        </table:table-row>
        <table:table-row table:style-name="ro1">
          <table:table-cell office:value-type="string" calcext:value-type="string">
            <text:p>Gager, E. (2016), s. 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unisia</text:p>
          </table:table-cell>
          <table:table-cell table:style-name="ce2" office:value-type="float" office:value="4517.01733264" calcext:value-type="float">
            <text:p>4517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Investment cost for Rooftop PV panels in Tunisia, converted from DT (each year) to 2016-€</text:p>
          </table:table-cell>
        </table:table-row>
        <table:table-row table:style-name="ro1">
          <table:table-cell office:value-type="string" calcext:value-type="string">
            <text:p>Gager, E. (2016), s. 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unisia</text:p>
          </table:table-cell>
          <table:table-cell table:style-name="ce2" office:value-type="float" office:value="4168.26192" calcext:value-type="float">
            <text:p>4168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Investment cost for Rooftop PV panels in Tunisia, converted from DT (each year) to 2016-€</text:p>
          </table:table-cell>
        </table:table-row>
        <table:table-row table:style-name="ro1">
          <table:table-cell office:value-type="string" calcext:value-type="string">
            <text:p>Gager, E. (2016), s. 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unisia</text:p>
          </table:table-cell>
          <table:table-cell table:style-name="ce2" office:value-type="float" office:value="3378.9080832" calcext:value-type="float">
            <text:p>3379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Investment cost for Rooftop PV panels in Tunisia, converted from DT (each year) to 2016-€</text:p>
          </table:table-cell>
        </table:table-row>
        <table:table-row table:style-name="ro1">
          <table:table-cell office:value-type="string" calcext:value-type="string">
            <text:p>Gager, E. (2016), s. 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unisia</text:p>
          </table:table-cell>
          <table:table-cell table:style-name="ce2" office:value-type="float" office:value="2467.62102208" calcext:value-type="float">
            <text:p>2468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Investment cost for Rooftop PV panels in Tunisia, converted from DT (each year) to 2016-€</text:p>
          </table:table-cell>
        </table:table-row>
        <table:table-row table:style-name="ro1">
          <table:table-cell office:value-type="string" calcext:value-type="string">
            <text:p>Gager, E. (2016), s. 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unisia</text:p>
          </table:table-cell>
          <table:table-cell table:style-name="ce2" office:value-type="float" office:value="2145.101385024" calcext:value-type="float">
            <text:p>2145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Investment cost for Rooftop PV panels in Tunisia, converted from DT (each year) to 2016-€</text:p>
          </table:table-cell>
        </table:table-row>
        <table:table-row table:style-name="ro1">
          <table:table-cell office:value-type="string" calcext:value-type="string">
            <text:p>IRENA PV in Africa Cost Report, p. 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unisia</text:p>
          </table:table-cell>
          <table:table-cell table:style-name="ce2" office:value-type="float" office:value="5165" calcext:value-type="float">
            <text:p>5165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Investment cost corresponding to IRENA (2016), calculated from 5.5 2015-USD/W (given for 2010).</text:p>
          </table:table-cell>
        </table:table-row>
        <table:table-row table:style-name="ro1">
          <table:table-cell office:value-type="string" calcext:value-type="string">
            <text:p>IRENA PV in Africa Cost Report, p. 5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unisia</text:p>
          </table:table-cell>
          <table:table-cell table:style-name="ce2" office:value-type="float" office:value="2442" calcext:value-type="float">
            <text:p>2442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Investment cost corresponding to IRENA (2016), calculated from 2.6 2015-USD/W (given for 2014).</text:p>
          </table:table-cell>
        </table:table-row>
        <table:table-row table:style-name="ro1">
          <table:table-cell office:value-type="string" calcext:value-type="string">
            <text:p>IRENA PV in Africa Cost Report, p. 5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unisia</text:p>
          </table:table-cell>
          <table:table-cell table:style-name="ce2" office:value-type="float" office:value="1972" calcext:value-type="float">
            <text:p>1972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Investment cost corresponding to IRENA (2016), calculated from 2.1 2015-USD/W (given for 2015).</text:p>
          </table:table-cell>
        </table:table-row>
        <table:table-row table:style-name="ro1">
          <table:table-cell table:number-columns-repeated="3"/>
          <table:table-cell table:style-name="ce2"/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team Turbi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T 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EN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€ / kW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apex, OPEX, Efifciency <text:s/>and Lifetime for MENA for 2030</text:p>
          </table:table-cell>
        </table:table-row>
        <table:table-row table:style-name="ro1">
          <table:table-cell table:style-name="ce1" office:value-type="string" calcext:value-type="string">
            <text:p>STEG 2014</text:p>
          </table:table-cell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Tunisia</text:p>
          </table:table-cell>
          <table:table-cell table:style-name="ce1" office:value-type="float" office:value="550" calcext:value-type="float">
            <text:p>550</text:p>
          </table:table-cell>
          <table:table-cell office:value-type="string" calcext:value-type="string">
            <text:p>€ / kW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apex, Efficiency and Lifetime for TN 2014 – lower limit calculated on the basis of 2014 USD with exchange and inflation rates</text:p>
          </table:table-cell>
        </table:table-row>
        <table:table-row table:style-name="ro1">
          <table:table-cell table:style-name="ce1" office:value-type="string" calcext:value-type="string">
            <text:p>STEG 2014</text:p>
          </table:table-cell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Tunisia</text:p>
          </table:table-cell>
          <table:table-cell table:style-name="ce1" office:value-type="float" office:value="710" calcext:value-type="float">
            <text:p>710</text:p>
          </table:table-cell>
          <table:table-cell office:value-type="string" calcext:value-type="string">
            <text:p>€ / kW</text:p>
          </table:table-cell>
          <table:table-cell table:number-columns-repeated="3"/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Capex, Efficiency and Lifetime for TN 2014 – upper limit calculated on the basis of 2014 USD with exchange and inflation rates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Wind Onsh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T 2017, slide 28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EN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€ / kW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apex, OPEX and Lifetime for MENA for 2030</text:p>
          </table:table-cell>
        </table:table-row>
        <table:table-row table:style-name="ro1">
          <table:table-cell office:value-type="string" calcext:value-type="string">
            <text:p>Brand &amp; Missaoui (2014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unisia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for Tunisia for 2010</text:p>
          </table:table-cell>
        </table:table-row>
        <table:table-row table:style-name="ro1">
          <table:table-cell office:value-type="string" calcext:value-type="string">
            <text:p>Brand &amp; Missaoui (2014)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for Tunisia for 2030</text:p>
          </table:table-cell>
        </table:table-row>
        <table:table-row table:style-name="ro1">
          <table:table-cell table:style-name="ce1" office:value-type="string" calcext:value-type="string">
            <text:p>STEG 20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unisia</text:p>
          </table:table-cell>
          <table:table-cell table:style-name="ce1" office:value-type="float" office:value="2750" calcext:value-type="float">
            <text:p>2750</text:p>
          </table:table-cell>
          <table:table-cell office:value-type="string" calcext:value-type="string">
            <text:p>€ / kW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apex and Lifetime for TN 2014 – lower limit calculated on the basis of 2014 USD with exchange and inflation rates</text:p>
          </table:table-cell>
        </table:table-row>
        <table:table-row table:style-name="ro1">
          <table:table-cell office:value-type="string" calcext:value-type="string">
            <text:p>STEG 2014 _ 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unisia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€ / kW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apex for TN 2009 – lower limit calculated on the basis of 2008 USD with exchange and inflation rates</text:p>
          </table:table-cell>
        </table:table-row>
        <table:table-row table:style-name="ro1">
          <table:table-cell office:value-type="string" calcext:value-type="string">
            <text:p>STEG 2014 _ 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unisia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for TN 2009 – reference value calculated on the basis of 2008 USD with exchange and inflation rates</text:p>
          </table:table-cell>
        </table:table-row>
        <table:table-row table:style-name="ro1">
          <table:table-cell office:value-type="string" calcext:value-type="string">
            <text:p>STEG 2014 _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for TN 2020 – lower limit calculated on the basis of 2008 USD with exchange and inflation rates</text:p>
          </table:table-cell>
        </table:table-row>
        <table:table-row table:style-name="ro1">
          <table:table-cell office:value-type="string" calcext:value-type="string">
            <text:p>STEG 2014 _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for TN 2020 – upper limit calculated on the basis of 2008 USD with exchange and inflation rates</text:p>
          </table:table-cell>
        </table:table-row>
        <table:table-row table:style-name="ro1">
          <table:table-cell office:value-type="string" calcext:value-type="string">
            <text:p>STEG 2014 _ 2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Tunisia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for TN 2031 – lower limit calculated on the basis of 2008 USD with exchange and inflation rates</text:p>
          </table:table-cell>
        </table:table-row>
        <table:table-row table:style-name="ro1">
          <table:table-cell office:value-type="string" calcext:value-type="string">
            <text:p>STEG 2014 _ 2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Tunisia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for TN 2031 – upper limit calculated on the basis of 2008 USD with exchange and inflation rates</text:p>
          </table:table-cell>
        </table:table-row>
        <table:table-row table:style-name="ro1">
          <table:table-cell office:value-type="string" calcext:value-type="string">
            <text:p>DLR 2017, MoREMix Base Sc., p. 5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orocco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Onshore Wind calculated on the basis of 2012 USD with exchange and inflation rates based on IEA 2014-2 and IRENA 2015 and DLR's assumptions</text:p>
          </table:table-cell>
        </table:table-row>
        <table:table-row table:style-name="ro1">
          <table:table-cell office:value-type="string" calcext:value-type="string">
            <text:p>DLR 2017, MoREMix Base Sc., p. 53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orocco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Onshore Wind calculated on the basis of 2012 USD with exchange and inflation rates based on IEA 2014-2 and IRENA 2015 and DLR's assumptions</text:p>
          </table:table-cell>
        </table:table-row>
        <table:table-row table:style-name="ro1">
          <table:table-cell office:value-type="string" calcext:value-type="string">
            <text:p>DLR 2017, MoREMix Base Sc., p. 5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Morocco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Onshore Wind calculated on the basis of 2012 USD with exchange and inflation rates based on IEA 2014-2 and IRENA 2015 and DLR's assumptions</text:p>
          </table:table-cell>
        </table:table-row>
        <table:table-row table:style-name="ro1">
          <table:table-cell office:value-type="string" calcext:value-type="string">
            <text:p>DLR 2017, MoREMix Base Sc., p. 53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orocco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Onshore Wind calculated on the basis of 2012 USD with exchange and inflation rates based on IEA 2014-2 and IRENA 2015 and DLR's assumptions</text:p>
          </table:table-cell>
        </table:table-row>
        <table:table-row table:style-name="ro1">
          <table:table-cell office:value-type="string" calcext:value-type="string">
            <text:p>DLR 2017, MoREMix Base Sc., p. 53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Morocco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Onshore Wind calculated on the basis of 2012 USD with exchange and inflation rates based on IEA 2014-2 and IRENA 2015 and DLR's assumptions</text:p>
          </table:table-cell>
        </table:table-row>
        <table:table-row table:style-name="ro1">
          <table:table-cell office:value-type="string" calcext:value-type="string">
            <text:p>DLR 2017, MoREMix Base Sc., p. 53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Morocco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Overnight Investment cost for Onshore Wind calculated on the basis of 2012 USD with exchange and inflation rates based on IEA 2014-2 and IRENA 2015 and DLR's assumptions</text:p>
          </table:table-cell>
        </table:table-row>
        <table:table-row table:style-name="ro1">
          <table:table-cell office:value-type="string" calcext:value-type="string">
            <text:p>DLR 2017, MoREMix Base Sc., p. 5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he variable O&amp;M Costs are way too high. They translate into 15 $/Mwh only O&amp;M.</text:p>
          </table:table-cell>
          <table:table-cell office:value-type="string" calcext:value-type="string">
            <text:p>O&amp;M cost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53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he variable O&amp;M Costs are way too high. They translate into 15 $/Mwh only O&amp;M.</text:p>
          </table:table-cell>
          <table:table-cell office:value-type="string" calcext:value-type="string">
            <text:p>O&amp;M cost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5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he variable O&amp;M Costs are way too high. They translate into 15 $/Mwh only O&amp;M.</text:p>
          </table:table-cell>
          <table:table-cell office:value-type="string" calcext:value-type="string">
            <text:p>O&amp;M cost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53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he variable O&amp;M Costs are way too high. They translate into 15 $/Mwh only O&amp;M.</text:p>
          </table:table-cell>
          <table:table-cell office:value-type="string" calcext:value-type="string">
            <text:p>O&amp;M cost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53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he variable O&amp;M Costs are way too high. They translate into 15 $/Mwh only O&amp;M.</text:p>
          </table:table-cell>
          <table:table-cell office:value-type="string" calcext:value-type="string">
            <text:p>O&amp;M cost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DLR 2017, MoREMix Base Sc., p. 53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Morocco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he variable O&amp;M Costs are way too high. They translate into 15 $/Mwh only O&amp;M.</text:p>
          </table:table-cell>
          <table:table-cell office:value-type="string" calcext:value-type="string">
            <text:p>O&amp;M cost and Lifetime based on DLR's calculations on the basis of 2012 USD with exchange and inflation rate</text:p>
          </table:table-cell>
        </table:table-row>
        <table:table-row table:style-name="ro1">
          <table:table-cell office:value-type="string" calcext:value-type="string">
            <text:p>IRENA LcOE cost repor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rica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Onshore Wind 2 MW Africa, adjusted from 2010 USD</text:p>
          </table:table-cell>
        </table:table-row>
        <table:table-row table:style-name="ro1">
          <table:table-cell office:value-type="string" calcext:value-type="string">
            <text:p>IRENA LcOE cost repor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rica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Onshore Wind 0.2 MW Africa, adjusted from 2010 USD</text:p>
          </table:table-cell>
        </table:table-row>
        <table:table-row table:style-name="ro1">
          <table:table-cell office:value-type="string" calcext:value-type="string">
            <text:p>IRENASolar PV Repor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frica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Onshore Wind World Average – lower limit, adjusted from 2015 USD</text:p>
          </table:table-cell>
        </table:table-row>
        <table:table-row table:style-name="ro1">
          <table:table-cell office:value-type="string" calcext:value-type="string">
            <text:p>IRENASolar PV Repor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frica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Onshore Wind World Average – upper limit, adjusted from 2015 USD</text:p>
          </table:table-cell>
        </table:table-row>
        <table:table-row table:style-name="ro1">
          <table:table-cell office:value-type="string" calcext:value-type="string">
            <text:p>IRENA Renewable Cost Database – Total installed costs, large wind farm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frica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Large Onshore Wind Farm AfriCa – lower limit, adjusted from 2014 USD</text:p>
          </table:table-cell>
        </table:table-row>
        <table:table-row table:style-name="ro1">
          <table:table-cell office:value-type="string" calcext:value-type="string">
            <text:p>IRENA Renewable Cost Database – Total installed costs, large wind farm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frica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Large Onshore Wind Farm AfriCa – upper limit, adjusted from 2014 USD</text:p>
          </table:table-cell>
        </table:table-row>
        <table:table-row table:style-name="ro1">
          <table:table-cell office:value-type="string" calcext:value-type="string">
            <text:p>IRENA RE cost report 2014, p. 6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frica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€ / kW</text:p>
          </table:table-cell>
          <table:table-cell table:number-columns-repeated="6"/>
          <table:table-cell office:value-type="string" calcext:value-type="string">
            <text:p>Capex Large Onshore Wind Farm AfriCa – average, adjusted from 2014 USD</text:p>
          </table:table-cell>
        </table:table-row>
        <table:table-row table:style-name="ro1">
          <table:table-cell office:value-type="string" calcext:value-type="string">
            <text:p>IRENA RE cost report 2014, p. 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lobal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Opex Fix Full ServiCe, Global, adjusted from 2014 USD</text:p>
          </table:table-cell>
        </table:table-row>
        <table:table-row table:style-name="ro1">
          <table:table-cell office:value-type="string" calcext:value-type="string">
            <text:p>IRENA RE cost report 2014, p. 6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lobal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Opex Fix Full ServiCe, Global, adjusted from 2014 USD</text:p>
          </table:table-cell>
        </table:table-row>
        <table:table-row table:style-name="ro1">
          <table:table-cell office:value-type="string" calcext:value-type="string">
            <text:p>IRENA RE cost report 2014, p. 6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lobal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Opex Fix Full ServiCe, Global, adjusted from 2014 USD</text:p>
          </table:table-cell>
        </table:table-row>
        <table:table-row table:style-name="ro1">
          <table:table-cell office:value-type="string" calcext:value-type="string">
            <text:p>IRENA RE cost report 2014, p. 6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lob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Opex Fix Full ServiCe, Global, adjusted from 2014 USD</text:p>
          </table:table-cell>
        </table:table-row>
        <table:table-row table:style-name="ro1">
          <table:table-cell office:value-type="string" calcext:value-type="string">
            <text:p>McKinsey (2010), p.6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urope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€ / kW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table:style-name="ce4" office:value-type="string" calcext:value-type="string">
            <text:p>Capex Onshore Wind Europe – lower limit, adjusted from 2010 €</text:p>
          </table:table-cell>
        </table:table-row>
        <table:table-row table:style-name="ro1">
          <table:table-cell office:value-type="string" calcext:value-type="string">
            <text:p>McKinsey (2010), p.6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urop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€ / kW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table:style-name="ce4" office:value-type="string" calcext:value-type="string">
            <text:p>Capex Onshore Wind Europe – upper limit, adjusted from 2010 €</text:p>
          </table:table-cell>
        </table:table-row>
        <table:table-row table:style-name="ro1">
          <table:table-cell office:value-type="string" calcext:value-type="string">
            <text:p>McKinsey (2010), p.64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urope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€ / kW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table:style-name="ce4" office:value-type="string" calcext:value-type="string">
            <text:p>Capex Onshore Wind Europe – lower limit, adjusted from 2010 €</text:p>
          </table:table-cell>
        </table:table-row>
        <table:table-row table:style-name="ro1">
          <table:table-cell office:value-type="string" calcext:value-type="string">
            <text:p>McKinsey (2010), p.64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urop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€ / kW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table:style-name="ce4" office:value-type="string" calcext:value-type="string">
            <text:p>Capex Onshore Wind Europe – upper limit, adjusted from 2010 €</text:p>
          </table:table-cell>
        </table:table-row>
        <table:table-row table:style-name="ro1">
          <table:table-cell office:value-type="string" calcext:value-type="string">
            <text:p>IRENA RE cost report 2014, p. 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1043.345632" calcext:value-type="float">
            <text:p>1043</text:p>
          </table:table-cell>
          <table:table-cell office:value-type="string" calcext:value-type="string">
            <text:p>€ / k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ENA RE cost report 2014, p. 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2400.479424" calcext:value-type="float">
            <text:p>2400</text:p>
          </table:table-cell>
          <table:table-cell office:value-type="string" calcext:value-type="string">
            <text:p>€ / k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ENA RE cost report 2014, p. 5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1051.190336" calcext:value-type="float">
            <text:p>1051</text:p>
          </table:table-cell>
          <table:table-cell office:value-type="string" calcext:value-type="string">
            <text:p>€ / k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ENA RE cost report 2014, p. 5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1827.816032" calcext:value-type="float">
            <text:p>1828</text:p>
          </table:table-cell>
          <table:table-cell office:value-type="string" calcext:value-type="string">
            <text:p>€ / k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ENA RE cost report 2014, p. 5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1004.122112" calcext:value-type="float">
            <text:p>1004</text:p>
          </table:table-cell>
          <table:table-cell office:value-type="string" calcext:value-type="string">
            <text:p>€ / k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ENA RE cost report 2014, p. 5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1796.437216" calcext:value-type="float">
            <text:p>1796</text:p>
          </table:table-cell>
          <table:table-cell office:value-type="string" calcext:value-type="string">
            <text:p>€ / k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ENA RE cost report 2014, p. 6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frica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€ / kW</text:p>
          </table:table-cell>
          <table:table-cell table:number-columns-repeated="7"/>
        </table:table-row>
      </table:table>
      <table:table table:name="Exchange Rates" table:style-name="ta1">
        <office:forms form:automatic-focus="false" form:apply-design-mode="false"/>
        <table:table-column table:style-name="co5" table:number-columns-repeated="3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xchange Ra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€ / USD</text:p>
          </table:table-cell>
          <table:table-cell office:value-type="float" office:value="2008" calcext:value-type="float">
            <text:p>2008</text:p>
          </table:table-cell>
          <table:table-cell office:value-type="float" office:value="0.683" calcext:value-type="float">
            <text:p>0.683</text:p>
          </table:table-cell>
          <table:table-cell office:value-type="string" calcext:value-type="string">
            <text:p>https://photos.state.gov/libraries/france/5/irs/erates.pdf</text:p>
          </table:table-cell>
          <table:table-cell office:value-type="string" calcext:value-type="string">
            <text:p>yearly average</text:p>
          </table:table-cell>
        </table:table-row>
        <table:table-row table:style-name="ro1">
          <table:table-cell office:value-type="string" calcext:value-type="string">
            <text:p>€ / USD</text:p>
          </table:table-cell>
          <table:table-cell office:value-type="float" office:value="2009" calcext:value-type="float">
            <text:p>2009</text:p>
          </table:table-cell>
          <table:table-cell office:value-type="float" office:value="0.719" calcext:value-type="float">
            <text:p>0.719</text:p>
          </table:table-cell>
          <table:table-cell office:value-type="string" calcext:value-type="string">
            <text:p>https://photos.state.gov/libraries/france/5/irs/erates.pdf</text:p>
          </table:table-cell>
          <table:table-cell office:value-type="string" calcext:value-type="string">
            <text:p>yearly average</text:p>
          </table:table-cell>
        </table:table-row>
        <table:table-row table:style-name="ro1">
          <table:table-cell office:value-type="string" calcext:value-type="string">
            <text:p>€ / USD</text:p>
          </table:table-cell>
          <table:table-cell office:value-type="float" office:value="2010" calcext:value-type="float">
            <text:p>2010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https://www.irs.gov/individuals/international-taxpayers/yearly-average-currency-exchange-rates</text:p>
          </table:table-cell>
          <table:table-cell office:value-type="string" calcext:value-type="string">
            <text:p>yearly average</text:p>
          </table:table-cell>
        </table:table-row>
        <table:table-row table:style-name="ro1">
          <table:table-cell office:value-type="string" calcext:value-type="string">
            <text:p>€ / USD</text:p>
          </table:table-cell>
          <table:table-cell office:value-type="float" office:value="2011" calcext:value-type="float">
            <text:p>2011</text:p>
          </table:table-cell>
          <table:table-cell office:value-type="float" office:value="0.748" calcext:value-type="float">
            <text:p>0.748</text:p>
          </table:table-cell>
          <table:table-cell office:value-type="string" calcext:value-type="string">
            <text:p>https://www.irs.gov/individuals/international-taxpayers/yearly-average-currency-exchange-rates</text:p>
          </table:table-cell>
          <table:table-cell office:value-type="string" calcext:value-type="string">
            <text:p>yearly average</text:p>
          </table:table-cell>
        </table:table-row>
        <table:table-row table:style-name="ro1">
          <table:table-cell office:value-type="string" calcext:value-type="string">
            <text:p>€ / USD</text:p>
          </table:table-cell>
          <table:table-cell office:value-type="float" office:value="2012" calcext:value-type="float">
            <text:p>2012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https://www.irs.gov/individuals/international-taxpayers/yearly-average-currency-exchange-rates</text:p>
          </table:table-cell>
          <table:table-cell office:value-type="string" calcext:value-type="string">
            <text:p>yearly average</text:p>
          </table:table-cell>
        </table:table-row>
        <table:table-row table:style-name="ro1">
          <table:table-cell office:value-type="string" calcext:value-type="string">
            <text:p>€ / USD</text:p>
          </table:table-cell>
          <table:table-cell office:value-type="float" office:value="2013" calcext:value-type="float">
            <text:p>2013</text:p>
          </table:table-cell>
          <table:table-cell office:value-type="float" office:value="0.783" calcext:value-type="float">
            <text:p>0.783</text:p>
          </table:table-cell>
          <table:table-cell office:value-type="string" calcext:value-type="string">
            <text:p>https://www.irs.gov/individuals/international-taxpayers/yearly-average-currency-exchange-rates</text:p>
          </table:table-cell>
          <table:table-cell office:value-type="string" calcext:value-type="string">
            <text:p>yearly average</text:p>
          </table:table-cell>
        </table:table-row>
        <table:table-row table:style-name="ro1">
          <table:table-cell office:value-type="string" calcext:value-type="string">
            <text:p>€ / USD</text:p>
          </table:table-cell>
          <table:table-cell office:value-type="float" office:value="2014" calcext:value-type="float">
            <text:p>2014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https://www.irs.gov/individuals/international-taxpayers/yearly-average-currency-exchange-rates</text:p>
          </table:table-cell>
          <table:table-cell office:value-type="string" calcext:value-type="string">
            <text:p>yearly average</text:p>
          </table:table-cell>
        </table:table-row>
        <table:table-row table:style-name="ro1">
          <table:table-cell office:value-type="string" calcext:value-type="string">
            <text:p>€ / USD</text:p>
          </table:table-cell>
          <table:table-cell office:value-type="float" office:value="2015" calcext:value-type="float">
            <text:p>2015</text:p>
          </table:table-cell>
          <table:table-cell office:value-type="float" office:value="0.937" calcext:value-type="float">
            <text:p>0.937</text:p>
          </table:table-cell>
          <table:table-cell office:value-type="string" calcext:value-type="string">
            <text:p>https://www.irs.gov/individuals/international-taxpayers/yearly-average-currency-exchange-rates</text:p>
          </table:table-cell>
          <table:table-cell office:value-type="string" calcext:value-type="string">
            <text:p>yearly average</text:p>
          </table:table-cell>
        </table:table-row>
        <table:table-row table:style-name="ro1">
          <table:table-cell office:value-type="string" calcext:value-type="string">
            <text:p>€ / USD</text:p>
          </table:table-cell>
          <table:table-cell office:value-type="float" office:value="2016" calcext:value-type="float">
            <text:p>2016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https://www.irs.gov/individuals/international-taxpayers/yearly-average-currency-exchange-rates</text:p>
          </table:table-cell>
          <table:table-cell office:value-type="string" calcext:value-type="string">
            <text:p>yearly averag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terbank exchange rates</text:p>
          </table:table-cell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€ / DT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0.52238" calcext:value-type="float">
            <text:p>0.52238</text:p>
          </table:table-cell>
          <table:table-cell table:style-name="ce5" office:value-type="float" office:value="0.5321" calcext:value-type="float">
            <text:p>0.5321</text:p>
          </table:table-cell>
          <table:table-cell office:value-type="string" calcext:value-type="string">
            <text:p>https://www.oanda.com/currency/average</text:p>
          </table:table-cell>
        </table:table-row>
        <table:table-row table:style-name="ro1">
          <table:table-cell office:value-type="string" calcext:value-type="string">
            <text:p>€ / DT</text:p>
          </table:table-cell>
          <table:table-cell office:value-type="float" office:value="2011" calcext:value-type="float">
            <text:p>2011</text:p>
          </table:table-cell>
          <table:table-cell table:style-name="ce6" office:value-type="float" office:value="0.50862" calcext:value-type="float">
            <text:p>0.50862</text:p>
          </table:table-cell>
          <table:table-cell office:value-type="float" office:value="0.51308" calcext:value-type="float">
            <text:p>0.51308</text:p>
          </table:table-cell>
          <table:table-cell office:value-type="string" calcext:value-type="string">
            <text:p>https://www.oanda.com/currency/average</text:p>
          </table:table-cell>
        </table:table-row>
        <table:table-row table:style-name="ro1">
          <table:table-cell office:value-type="string" calcext:value-type="string">
            <text:p>€ / DT</text:p>
          </table:table-cell>
          <table:table-cell office:value-type="float" office:value="2012" calcext:value-type="float">
            <text:p>2012</text:p>
          </table:table-cell>
          <table:table-cell table:style-name="ce6" office:value-type="float" office:value="0.49664" calcext:value-type="float">
            <text:p>0.49664</text:p>
          </table:table-cell>
          <table:table-cell office:value-type="float" office:value="0.4999" calcext:value-type="float">
            <text:p>0.4999</text:p>
          </table:table-cell>
          <table:table-cell office:value-type="string" calcext:value-type="string">
            <text:p>https://www.oanda.com/currency/average</text:p>
          </table:table-cell>
        </table:table-row>
        <table:table-row table:style-name="ro1">
          <table:table-cell office:value-type="string" calcext:value-type="string">
            <text:p>€ / DT</text:p>
          </table:table-cell>
          <table:table-cell office:value-type="float" office:value="2013" calcext:value-type="float">
            <text:p>2013</text:p>
          </table:table-cell>
          <table:table-cell table:style-name="ce6" office:value-type="float" office:value="0.46242" calcext:value-type="float">
            <text:p>0.46242</text:p>
          </table:table-cell>
          <table:table-cell office:value-type="float" office:value="0.4652" calcext:value-type="float">
            <text:p>0.4652</text:p>
          </table:table-cell>
          <table:table-cell office:value-type="string" calcext:value-type="string">
            <text:p>https://www.oanda.com/currency/average</text:p>
          </table:table-cell>
        </table:table-row>
        <table:table-row table:style-name="ro1">
          <table:table-cell office:value-type="string" calcext:value-type="string">
            <text:p>€ / DT</text:p>
          </table:table-cell>
          <table:table-cell office:value-type="float" office:value="2014" calcext:value-type="float">
            <text:p>2014</text:p>
          </table:table-cell>
          <table:table-cell table:style-name="ce6" office:value-type="float" office:value="0.44285" calcext:value-type="float">
            <text:p>0.44285</text:p>
          </table:table-cell>
          <table:table-cell office:value-type="float" office:value="0.44542" calcext:value-type="float">
            <text:p>0.44542</text:p>
          </table:table-cell>
          <table:table-cell office:value-type="string" calcext:value-type="string">
            <text:p>https://www.oanda.com/currency/average</text:p>
          </table:table-cell>
        </table:table-row>
        <table:table-row table:style-name="ro1">
          <table:table-cell office:value-type="string" calcext:value-type="string">
            <text:p>€ / DT</text:p>
          </table:table-cell>
          <table:table-cell office:value-type="float" office:value="2015" calcext:value-type="float">
            <text:p>2015</text:p>
          </table:table-cell>
          <table:table-cell table:style-name="ce6" office:value-type="float" office:value="0.45828" calcext:value-type="float">
            <text:p>0.45828</text:p>
          </table:table-cell>
          <table:table-cell office:value-type="float" office:value="0.46057" calcext:value-type="float">
            <text:p>0.46057</text:p>
          </table:table-cell>
          <table:table-cell office:value-type="string" calcext:value-type="string">
            <text:p>https://www.oanda.com/currency/average</text:p>
          </table:table-cell>
        </table:table-row>
        <table:table-row table:style-name="ro1">
          <table:table-cell office:value-type="string" calcext:value-type="string">
            <text:p>€ / DT</text:p>
          </table:table-cell>
          <table:table-cell office:value-type="float" office:value="2016" calcext:value-type="float">
            <text:p>2016</text:p>
          </table:table-cell>
          <table:table-cell table:style-name="ce6" office:value-type="float" office:value="0.42097" calcext:value-type="float">
            <text:p>0.42097</text:p>
          </table:table-cell>
          <table:table-cell office:value-type="float" office:value="0.42318" calcext:value-type="float">
            <text:p>0.42318</text:p>
          </table:table-cell>
          <table:table-cell office:value-type="string" calcext:value-type="string">
            <text:p>https://www.oanda.com/currency/average</text:p>
          </table:table-cell>
        </table:table-row>
      </table:table>
      <table:table table:name="Inflation Rates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nflation Rates</text:p>
          </table:table-cell>
          <table:table-cell office:value-type="string" calcext:value-type="string">
            <text:p>Used Index: EUCPI 2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lation Rate in %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€ 2008 → € 2016</text:p>
          </table:table-cell>
          <table:table-cell office:value-type="float" office:value="11.03" calcext:value-type="float">
            <text:p>11.03</text:p>
          </table:table-cell>
          <table:table-cell office:value-type="string" calcext:value-type="string">
            <text:p>From 1.1.2008 to 1.1.2016</text:p>
          </table:table-cell>
          <table:table-cell office:value-type="string" calcext:value-type="string">
            <text:p>http://fxtop.com/en/inflation-calculator.php?A=1&amp;C1=EUR&amp;INDICE=EUCPI2005&amp;DD1=01&amp;MM1=01&amp;YYYY1=2014&amp;DD2=01&amp;MM2=01&amp;YYYY2=2016&amp;btnOK=Compute+actual+value</text:p>
          </table:table-cell>
        </table:table-row>
        <table:table-row table:style-name="ro1">
          <table:table-cell office:value-type="string" calcext:value-type="string">
            <text:p>€ 2010 → € 2016</text:p>
          </table:table-cell>
          <table:table-cell office:value-type="float" office:value="8.32" calcext:value-type="float">
            <text:p>8.32</text:p>
          </table:table-cell>
          <table:table-cell office:value-type="string" calcext:value-type="string">
            <text:p>From 1.1.2010 to 1.1.2016</text:p>
          </table:table-cell>
          <table:table-cell office:value-type="string" calcext:value-type="string">
            <text:p>http://fxtop.com/en/inflation-calculator.php?A=1&amp;C1=EUR&amp;INDICE=EUCPI2005&amp;DD1=01&amp;MM1=01&amp;YYYY1=2014&amp;DD2=01&amp;MM2=01&amp;YYYY2=2016&amp;btnOK=Compute+actual+value</text:p>
          </table:table-cell>
        </table:table-row>
        <table:table-row table:style-name="ro1">
          <table:table-cell office:value-type="string" calcext:value-type="string">
            <text:p>€ 2011 → € 2016</text:p>
          </table:table-cell>
          <table:table-cell office:value-type="float" office:value="5.97" calcext:value-type="float">
            <text:p>5.97</text:p>
          </table:table-cell>
          <table:table-cell office:value-type="string" calcext:value-type="string">
            <text:p>From 1.1.2011 to 1.1.2016</text:p>
          </table:table-cell>
          <table:table-cell office:value-type="string" calcext:value-type="string">
            <text:p>http://fxtop.com/en/inflation-calculator.php?A=1&amp;C1=EUR&amp;INDICE=EUCPI2005&amp;DD1=01&amp;MM1=01&amp;YYYY1=2014&amp;DD2=01&amp;MM2=01&amp;YYYY2=2016&amp;btnOK=Compute+actual+value</text:p>
          </table:table-cell>
        </table:table-row>
        <table:table-row table:style-name="ro1">
          <table:table-cell office:value-type="string" calcext:value-type="string">
            <text:p>€ 2012 → € 2016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From 1.1.2012 to 1.1.2016</text:p>
          </table:table-cell>
          <table:table-cell office:value-type="string" calcext:value-type="string">
            <text:p>http://fxtop.com/en/inflation-calculator.php?A=1&amp;C1=EUR&amp;INDICE=EUCPI2005&amp;DD1=01&amp;MM1=01&amp;YYYY1=2014&amp;DD2=01&amp;MM2=01&amp;YYYY2=2016&amp;btnOK=Compute+actual+value</text:p>
          </table:table-cell>
        </table:table-row>
        <table:table-row table:style-name="ro1">
          <table:table-cell office:value-type="string" calcext:value-type="string">
            <text:p>€ 2013 → € 201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From 1.1.2013 to 1.1.2016</text:p>
          </table:table-cell>
          <table:table-cell office:value-type="string" calcext:value-type="string">
            <text:p>http://fxtop.com/en/inflation-calculator.php?A=1&amp;C1=EUR&amp;INDICE=EUCPI2005&amp;DD1=01&amp;MM1=01&amp;YYYY1=2014&amp;DD2=01&amp;MM2=01&amp;YYYY2=2016&amp;btnOK=Compute+actual+value</text:p>
          </table:table-cell>
        </table:table-row>
        <table:table-row table:style-name="ro1">
          <table:table-cell office:value-type="string" calcext:value-type="string">
            <text:p>€ 2014 → € 201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From 1.1.2014 to 1.1.2016</text:p>
          </table:table-cell>
          <table:table-cell office:value-type="string" calcext:value-type="string">
            <text:p>http://fxtop.com/en/inflation-calculator.php?A=1&amp;C1=EUR&amp;INDICE=EUCPI2005&amp;DD1=01&amp;MM1=01&amp;YYYY1=2014&amp;DD2=01&amp;MM2=01&amp;YYYY2=2016&amp;btnOK=Compute+actual+value</text:p>
          </table:table-cell>
        </table:table-row>
        <table:table-row table:style-name="ro1">
          <table:table-cell office:value-type="string" calcext:value-type="string">
            <text:p>€ 2015 → € 2016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From 1.1.2015 to 1.1.2016</text:p>
          </table:table-cell>
          <table:table-cell office:value-type="string" calcext:value-type="string">
            <text:p>http://fxtop.com/en/inflation-calculator.php?A=1&amp;C1=EUR&amp;INDICE=EUCPI2005&amp;DD1=01&amp;MM1=01&amp;YYYY1=2014&amp;DD2=01&amp;MM2=01&amp;YYYY2=2016&amp;btnOK=Compute+actual+valu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verage Harmonized Inflation Europe (HICP)</text:p>
          </table:table-cell>
          <table:table-cell table:number-columns-repeated="3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.35" calcext:value-type="float">
            <text:p>3.35</text:p>
          </table:table-cell>
          <table:table-cell table:formula="of:=[.B13]/100+1" office:value-type="float" office:value="1.0335" calcext:value-type="float">
            <text:p>1.0335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32" calcext:value-type="float">
            <text:p>0.32</text:p>
          </table:table-cell>
          <table:table-cell table:formula="of:=[.B14]/100+1" office:value-type="float" office:value="1.0032" calcext:value-type="float">
            <text:p>1.0032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.61" calcext:value-type="float">
            <text:p>1.61</text:p>
          </table:table-cell>
          <table:table-cell table:formula="of:=[.B15]/100+1" office:value-type="float" office:value="1.0161" calcext:value-type="float">
            <text:p>1.0161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.72" calcext:value-type="float">
            <text:p>2.72</text:p>
          </table:table-cell>
          <table:table-cell table:formula="of:=[.B16]/100+1" office:value-type="float" office:value="1.0272" calcext:value-type="float">
            <text:p>1.0272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.5" calcext:value-type="float">
            <text:p>2.5</text:p>
          </table:table-cell>
          <table:table-cell table:formula="of:=[.B17]/100+1" office:value-type="float" office:value="1.025" calcext:value-type="float">
            <text:p>1.025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.35" calcext:value-type="float">
            <text:p>1.35</text:p>
          </table:table-cell>
          <table:table-cell table:formula="of:=[.B18]/100+1" office:value-type="float" office:value="1.0135" calcext:value-type="float">
            <text:p>1.0135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43" calcext:value-type="float">
            <text:p>0.43</text:p>
          </table:table-cell>
          <table:table-cell table:formula="of:=[.B19]/100+1" office:value-type="float" office:value="1.0043" calcext:value-type="float">
            <text:p>1.0043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03" calcext:value-type="float">
            <text:p>0.03</text:p>
          </table:table-cell>
          <table:table-cell table:formula="of:=[.B20]/100+1" office:value-type="float" office:value="1.0003" calcext:value-type="float">
            <text:p>1.000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24" calcext:value-type="float">
            <text:p>0.24</text:p>
          </table:table-cell>
          <table:table-cell table:formula="of:=[.B21]/100+1" office:value-type="float" office:value="1.0024" calcext:value-type="float">
            <text:p>1.002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008-2016</text:p>
          </table:table-cell>
          <table:table-cell table:formula="of:=([.C23]-1)*100" office:value-type="float" office:value="13.2066331760273" calcext:value-type="float">
            <text:p>13.206633176</text:p>
          </table:table-cell>
          <table:table-cell table:formula="of:=PRODUCT([.C13:.C21])" office:value-type="float" office:value="1.13206633176027" calcext:value-type="float">
            <text:p>1.1320663318</text:p>
          </table:table-cell>
          <table:table-cell/>
        </table:table-row>
        <table:table-row table:style-name="ro1">
          <table:table-cell office:value-type="string" calcext:value-type="string">
            <text:p>2009-2016</text:p>
          </table:table-cell>
          <table:table-cell table:formula="of:=([.C24]-1)*100" office:value-type="float" office:value="9.53713901889435" calcext:value-type="float">
            <text:p>9.5371390189</text:p>
          </table:table-cell>
          <table:table-cell table:formula="of:=PRODUCT([.C14:.C21])" office:value-type="float" office:value="1.09537139018894" calcext:value-type="float">
            <text:p>1.0953713902</text:p>
          </table:table-cell>
          <table:table-cell/>
        </table:table-row>
        <table:table-row table:style-name="ro1">
          <table:table-cell office:value-type="string" calcext:value-type="string">
            <text:p>2010-2016</text:p>
          </table:table-cell>
          <table:table-cell table:formula="of:=([.C25]-1)*100" office:value-type="float" office:value="9.18773825647361" calcext:value-type="float">
            <text:p>9.1877382565</text:p>
          </table:table-cell>
          <table:table-cell table:formula="of:=PRODUCT([.C15:.C$21])" office:value-type="float" office:value="1.09187738256474" calcext:value-type="float">
            <text:p>1.0918773826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([.C26]-1)*100" office:value-type="float" office:value="7.45766977312625" calcext:value-type="float">
            <text:p>7.4576697731</text:p>
          </table:table-cell>
          <table:table-cell table:formula="of:=PRODUCT([.C16:.C$21])" office:value-type="float" office:value="1.07457669773126" calcext:value-type="float">
            <text:p>1.0745766977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([.C27]-1)*100" office:value-type="float" office:value="4.61221745826159" calcext:value-type="float">
            <text:p>4.6122174583</text:p>
          </table:table-cell>
          <table:table-cell table:formula="of:=PRODUCT([.C17:.C$21])" office:value-type="float" office:value="1.04612217458262" calcext:value-type="float">
            <text:p>1.0461221746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([.C28]-1)*100" office:value-type="float" office:value="2.0606999592796" calcext:value-type="float">
            <text:p>2.0606999593</text:p>
          </table:table-cell>
          <table:table-cell table:formula="of:=PRODUCT([.C18:.C$21])" office:value-type="float" office:value="1.0206069995928" calcext:value-type="float">
            <text:p>1.0206069996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([.C29]-1)*100" office:value-type="float" office:value="0.701233309599991" calcext:value-type="float">
            <text:p>0.7012333096</text:p>
          </table:table-cell>
          <table:table-cell table:formula="of:=PRODUCT([.C19:.C$21])" office:value-type="float" office:value="1.007012333096" calcext:value-type="float">
            <text:p>1.0070123331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([.C30]-1)*100" office:value-type="float" office:value="0.270071999999999" calcext:value-type="float">
            <text:p>0.270072</text:p>
          </table:table-cell>
          <table:table-cell table:formula="of:=PRODUCT([.C20:.C$21])" office:value-type="float" office:value="1.00270072" calcext:value-type="float">
            <text:p>1.00270072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([.C31]-1)*100" office:value-type="float" office:value="0.239999999999996" calcext:value-type="float">
            <text:p>0.24</text:p>
          </table:table-cell>
          <table:table-cell table:formula="of:=PRODUCT([.C21:.C$21])" office:value-type="float" office:value="1.0024" calcext:value-type="float">
            <text:p>1.0024</text:p>
          </table:table-cell>
          <table:table-cell/>
        </table:table-row>
      </table:table>
      <table:table table:name="Currency calculations" table:style-name="ta1">
        <office:forms form:automatic-focus="false" form:apply-design-mode="false"/>
        <table:table-column table:style-name="co5" table:number-columns-repeated="4" table:default-cell-style-name="Default"/>
        <table:table-column table:style-name="co15" table:default-cell-style-name="Default"/>
        <table:table-column table:style-name="co16" table:default-cell-style-name="ce7"/>
        <table:table-column table:style-name="co16" table:default-cell-style-name="Default"/>
        <table:table-row table:style-name="ro1">
          <table:table-cell office:value-type="string" calcext:value-type="string">
            <text:p>Input Cos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target year</text:p>
          </table:table-cell>
          <table:table-cell office:value-type="string" calcext:value-type="string">
            <text:p>target CurrenCy</text:p>
          </table:table-cell>
          <table:table-cell table:style-name="Default" office:value-type="string" calcext:value-type="string">
            <text:p>Value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3]*['Exchange Rates'.$C$9]*(1+(['Inflation Rates'.$B$8]/100))" office:value-type="currency" office:currency="EUR" office:value="392.2352" calcext:value-type="currency">
            <text:p>392.24 €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4]*['Exchange Rates'.$C$9]*(1+(['Inflation Rates'.$B$8]/100))" office:value-type="currency" office:currency="EUR" office:value="549.12928" calcext:value-type="currency">
            <text:p>549.13 €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5]*['Exchange Rates'.$C$9]*(1+(['Inflation Rates'.$B$8]/100))" office:value-type="currency" office:currency="EUR" office:value="706.02336" calcext:value-type="currency">
            <text:p>706.02 €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6]*['Exchange Rates'.$C$9]*(1+(['Inflation Rates'.$B$8]/100))" office:value-type="currency" office:currency="EUR" office:value="784.4704" calcext:value-type="currency">
            <text:p>784.47 €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7]*['Exchange Rates'.$C$9]*(1+(['Inflation Rates'.$B$8]/100))" office:value-type="currency" office:currency="EUR" office:value="941.36448" calcext:value-type="currency">
            <text:p>941.36 €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8]*['Exchange Rates'.$C$9]*(1+(['Inflation Rates'.$B$8]/100))" office:value-type="currency" office:currency="EUR" office:value="1568.9408" calcext:value-type="currency">
            <text:p>1,568.94 €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9]*['Exchange Rates'.$C$9]*(1+(['Inflation Rates'.$B$8]/100))" office:value-type="currency" office:currency="EUR" office:value="2745.6464" calcext:value-type="currency">
            <text:p>2,745.65 €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0]*['Exchange Rates'.$C$9]*(1+(['Inflation Rates'.$B$8]/100))" office:value-type="currency" office:currency="EUR" office:value="1647.38784" calcext:value-type="currency">
            <text:p>1,647.39 €</text:p>
          </table:table-cell>
          <table:table-cell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1]*['Exchange Rates'.$C$9]*(1+(['Inflation Rates'.$B$8]/100))" office:value-type="currency" office:currency="EUR" office:value="2682.888768" calcext:value-type="currency">
            <text:p>2,682.89 €</text:p>
          </table:table-cell>
          <table:table-cell/>
        </table:table-row>
        <table:table-row table:style-name="ro1">
          <table:table-cell office:value-type="float" office:value="11740" calcext:value-type="float">
            <text:p>1174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2]*['Exchange Rates'.$C$9]*(1+(['Inflation Rates'.$B$8]/100))" office:value-type="currency" office:currency="EUR" office:value="9209.682496" calcext:value-type="currency">
            <text:p>9,209.68 €</text:p>
          </table:table-cell>
          <table:table-cell/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3]*['Exchange Rates'.$C$9]*(1+(['Inflation Rates'.$B$8]/100))" office:value-type="currency" office:currency="EUR" office:value="2784.86992" calcext:value-type="currency">
            <text:p>2,784.87 €</text:p>
          </table:table-cell>
          <table:table-cell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4]*['Exchange Rates'.$C$9]*(1+(['Inflation Rates'.$B$8]/100))" office:value-type="currency" office:currency="EUR" office:value="6871.960704" calcext:value-type="currency">
            <text:p>6,871.96 €</text:p>
          </table:table-cell>
          <table:table-cell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5]*['Exchange Rates'.$C$9]*(1+(['Inflation Rates'.$B$8]/100))" office:value-type="currency" office:currency="EUR" office:value="2667.19936" calcext:value-type="currency">
            <text:p>2,667.20 €</text:p>
          </table:table-cell>
          <table:table-cell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6]*['Exchange Rates'.$C$9]*(1+(['Inflation Rates'.$B$8]/100))" office:value-type="currency" office:currency="EUR" office:value="5255.95168" calcext:value-type="currency">
            <text:p>5,255.95 €</text:p>
          </table:table-cell>
          <table:table-cell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7]*['Exchange Rates'.$C$9]*(1+(['Inflation Rates'.$B$8]/100))" office:value-type="currency" office:currency="EUR" office:value="5334.39872" calcext:value-type="currency">
            <text:p>5,334.40 €</text:p>
          </table:table-cell>
          <table:table-cell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8]*['Exchange Rates'.$C$9]*(1+(['Inflation Rates'.$B$8]/100))" office:value-type="currency" office:currency="EUR" office:value="10041.22112" calcext:value-type="currency">
            <text:p>10,041.22 €</text:p>
          </table:table-cell>
          <table:table-cell/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19]*['Exchange Rates'.$C$9]*(1+(['Inflation Rates'.$B$8]/100))" office:value-type="currency" office:currency="EUR" office:value="0.0219651712" calcext:value-type="currency">
            <text:p>0.021965 €</text:p>
          </table:table-cell>
          <table:table-cell/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20]*['Exchange Rates'.$C$9]*(1+(['Inflation Rates'.$B$8]/100))" office:value-type="currency" office:currency="EUR" office:value="0.027456464" calcext:value-type="currency">
            <text:p>0.027456 €</text:p>
          </table:table-cell>
          <table:table-cell/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21]*['Exchange Rates'.$C$9]*(1+(['Inflation Rates'.$B$8]/100))" office:value-type="currency" office:currency="EUR" office:value="0.0203962304" calcext:value-type="currency">
            <text:p>0.020396 €</text:p>
          </table:table-cell>
          <table:table-cell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22]*['Exchange Rates'.$C$9]*(1+(['Inflation Rates'.$B$8]/100))" office:value-type="currency" office:currency="EUR" office:value="0.0251030528" calcext:value-type="currency">
            <text:p>0.025103 €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23]*['Exchange Rates'.$C$9]*(1+(['Inflation Rates'.$B$8]/100))" office:value-type="currency" office:currency="EUR" office:value="0.015689408" calcext:value-type="currency">
            <text:p>0.015689 €</text:p>
          </table:table-cell>
          <table:table-cell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24]*['Exchange Rates'.$C$9]*(1+(['Inflation Rates'.$B$8]/100))" office:value-type="currency" office:currency="EUR" office:value="0.0015689408" calcext:value-type="currency">
            <text:p>0.001569 €</text:p>
          </table:table-cell>
          <table:table-cell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25]*['Exchange Rates'.$C$9]*(1+(['Inflation Rates'.$B$8]/100))" office:value-type="currency" office:currency="EUR" office:value="0.0031378816" calcext:value-type="currency">
            <text:p>0.003138 €</text:p>
          </table:table-cell>
          <table:table-cell/>
        </table:table-row>
        <table:table-row table:style-name="ro1">
          <table:table-cell office:value-type="float" office:value="0.0025" calcext:value-type="float">
            <text:p>0.002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26]*['Exchange Rates'.$C$9]*(1+(['Inflation Rates'.$B$8]/100))" office:value-type="currency" office:currency="EUR" office:value="0.001961176" calcext:value-type="currency">
            <text:p>0.001961 €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27]*['Exchange Rates'.$C$9]*(1+(['Inflation Rates'.$B$8]/100))" office:value-type="currency" office:currency="EUR" office:value="0.023534112" calcext:value-type="currency">
            <text:p>0.023534 €</text:p>
          </table:table-cell>
          <table:table-cell/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28]*['Exchange Rates'.$C$9]*(1+(['Inflation Rates'.$B$8]/100))" office:value-type="currency" office:currency="EUR" office:value="0.027456464" calcext:value-type="currency">
            <text:p>0.027456 €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29]*['Exchange Rates'.$C$9]*(1+(['Inflation Rates'.$B$8]/100))" office:value-type="currency" office:currency="EUR" office:value="941.36448" calcext:value-type="currency">
            <text:p>941.364480 €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30]*['Exchange Rates'.$C$9]*(1+(['Inflation Rates'.$B$8]/100))" office:value-type="currency" office:currency="EUR" office:value="1333.59968" calcext:value-type="currency">
            <text:p>1,333.599680 €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31]*['Exchange Rates'.$C$9]*(1+(['Inflation Rates'.$B$8]/100))" office:value-type="currency" office:currency="EUR" office:value="1568.9408" calcext:value-type="currency">
            <text:p>1,568.940800 €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32]*['Exchange Rates'.$C$9]*(1+(['Inflation Rates'.$B$8]/100))" office:value-type="currency" office:currency="EUR" office:value="31.378816" calcext:value-type="currency">
            <text:p>31.378816 €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33]*['Exchange Rates'.$C$9]*(1+(['Inflation Rates'.$B$8]/100))" office:value-type="currency" office:currency="EUR" office:value="47.068224" calcext:value-type="currency">
            <text:p>47.068224 €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34]*['Exchange Rates'.$C$9]*(1+(['Inflation Rates'.$B$8]/100))" office:value-type="currency" office:currency="EUR" office:value="2039.62304" calcext:value-type="currency">
            <text:p>2,039.623040 €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35]*['Exchange Rates'.$C$9]*(1+(['Inflation Rates'.$B$8]/100))" office:value-type="currency" office:currency="EUR" office:value="1176.7056" calcext:value-type="currency">
            <text:p>1,176.705600 €</text:p>
          </table:table-cell>
          <table:table-cell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36]*['Exchange Rates'.$C$9]*(1+(['Inflation Rates'.$B$8]/100))" office:value-type="currency" office:currency="EUR" office:value="1733.679584" calcext:value-type="currency">
            <text:p>1,733.679584 €</text:p>
          </table:table-cell>
          <table:table-cell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37]*['Exchange Rates'.$C$9]*(1+(['Inflation Rates'.$B$8]/100))" office:value-type="currency" office:currency="EUR" office:value="2431.85824" calcext:value-type="currency">
            <text:p>2,431.858240 €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38]*['Exchange Rates'.$C$9]*(1+(['Inflation Rates'.$B$8]/100))" office:value-type="currency" office:currency="EUR" office:value="26.6719936" calcext:value-type="currency">
            <text:p>26.671994 €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39]*['Exchange Rates'.$C$9]*(1+(['Inflation Rates'.$B$8]/100))" office:value-type="currency" office:currency="EUR" office:value="30.5943456" calcext:value-type="currency">
            <text:p>30.594346 €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40]*['Exchange Rates'.$C$9]*(1+(['Inflation Rates'.$B$8]/100))" office:value-type="currency" office:currency="EUR" office:value="18.0428192" calcext:value-type="currency">
            <text:p>18.042819 €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41]*['Exchange Rates'.$C$9]*(1+(['Inflation Rates'.$B$8]/100))" office:value-type="currency" office:currency="EUR" office:value="19.61176" calcext:value-type="currency">
            <text:p>19.611760 €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42]*['Exchange Rates'.$C$9]*(1+(['Inflation Rates'.$B$8]/100))" office:value-type="currency" office:currency="EUR" office:value="4706.8224" calcext:value-type="currency">
            <text:p>4,706.822400 €</text:p>
          </table:table-cell>
          <table:table-cell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43]*['Exchange Rates'.$C$9]*(1+(['Inflation Rates'.$B$8]/100))" office:value-type="currency" office:currency="EUR" office:value="0.0023534112" calcext:value-type="currency">
            <text:p>0.002353 €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44]*['Exchange Rates'.$C$9]*(1+(['Inflation Rates'.$B$8]/100))" office:value-type="currency" office:currency="EUR" office:value="227.496416" calcext:value-type="currency">
            <text:p>227.496416 €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45]*['Exchange Rates'.$C$9]*(1+(['Inflation Rates'.$B$8]/100))" office:value-type="currency" office:currency="EUR" office:value="1043.345632" calcext:value-type="currency">
            <text:p>1,043.345632 €</text:p>
          </table:table-cell>
          <table:table-cell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46]*['Exchange Rates'.$C$9]*(1+(['Inflation Rates'.$B$8]/100))" office:value-type="currency" office:currency="EUR" office:value="2400.479424" calcext:value-type="currency">
            <text:p>2,400.479424 €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47]*['Exchange Rates'.$C$9]*(1+(['Inflation Rates'.$B$8]/100))" office:value-type="currency" office:currency="EUR" office:value="1051.190336" calcext:value-type="currency">
            <text:p>1,051.190336 €</text:p>
          </table:table-cell>
          <table:table-cell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48]*['Exchange Rates'.$C$9]*(1+(['Inflation Rates'.$B$8]/100))" office:value-type="currency" office:currency="EUR" office:value="1827.816032" calcext:value-type="currency">
            <text:p>1,827.816032 €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49]*['Exchange Rates'.$C$9]*(1+(['Inflation Rates'.$B$8]/100))" office:value-type="currency" office:currency="EUR" office:value="1004.122112" calcext:value-type="currency">
            <text:p>1,004.122112 €</text:p>
          </table:table-cell>
          <table:table-cell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50]*['Exchange Rates'.$C$9]*(1+(['Inflation Rates'.$B$8]/100))" office:value-type="currency" office:currency="EUR" office:value="1796.437216" calcext:value-type="currency">
            <text:p>1,796.437216 €</text:p>
          </table:table-cell>
          <table:table-cell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3" table:formula="of:=[.A51]*['Exchange Rates'.$C$9]*(1+(['Inflation Rates'.$B$8]/100))" office:value-type="currency" office:currency="EUR" office:value="1733.679584" calcext:value-type="currency">
            <text:p>1,733.679584 €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53]*['Exchange Rates'.$C$3]*(1+(['Inflation Rates'.$B$3]/100))" office:value-type="currency" office:currency="EUR" office:value="2814.9391488" calcext:value-type="currency">
            <text:p>2,814.94 €</text:p>
          </table:table-cell>
          <table:table-cell/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54]*['Exchange Rates'.$C$3]*(1+(['Inflation Rates'.$B$3]/100))" office:value-type="currency" office:currency="EUR" office:value="5492.6196807" calcext:value-type="currency">
            <text:p>5,492.62 €</text:p>
          </table:table-cell>
          <table:table-cell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55]*['Exchange Rates'.$C$3]*(1+(['Inflation Rates'.$B$3]/100))" office:value-type="currency" office:currency="EUR" office:value="1842.753807" calcext:value-type="currency">
            <text:p>1,842.75 €</text:p>
          </table:table-cell>
          <table:table-cell/>
        </table:table-row>
        <table:table-row table:style-name="ro1">
          <table:table-cell office:value-type="float" office:value="5570" calcext:value-type="float">
            <text:p>557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56]*['Exchange Rates'.$C$3]*(1+(['Inflation Rates'.$B$3]/100))" office:value-type="currency" office:currency="EUR" office:value="4223.925393" calcext:value-type="currency">
            <text:p>4,223.93 €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57]*['Exchange Rates'.$C$3]*(1+(['Inflation Rates'.$B$3]/100))" office:value-type="currency" office:currency="EUR" office:value="1205.752491" calcext:value-type="currency">
            <text:p>1,205.75 €</text:p>
          </table:table-cell>
          <table:table-cell/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58]*['Exchange Rates'.$C$3]*(1+(['Inflation Rates'.$B$3]/100))" office:value-type="currency" office:currency="EUR" office:value="3257.0483955" calcext:value-type="currency">
            <text:p>3,257.05 €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59]*['Exchange Rates'.$C$3]*(1+(['Inflation Rates'.$B$3]/100))" office:value-type="currency" office:currency="EUR" office:value="952.4686344" calcext:value-type="currency">
            <text:p>952.47 €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60]*['Exchange Rates'.$C$3]*(1+(['Inflation Rates'.$B$3]/100))" office:value-type="currency" office:currency="EUR" office:value="1131.4356708" calcext:value-type="currency">
            <text:p>1,131.44 €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61]*['Exchange Rates'.$C$3]*(1+(['Inflation Rates'.$B$3]/100))" office:value-type="currency" office:currency="EUR" office:value="1310.4027072" calcext:value-type="currency">
            <text:p>1,310.40 €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62]*['Exchange Rates'.$C$3]*(1+(['Inflation Rates'.$B$3]/100))" office:value-type="currency" office:currency="EUR" office:value="858.4351068" calcext:value-type="currency">
            <text:p>858.44 €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63]*['Exchange Rates'.$C$3]*(1+(['Inflation Rates'.$B$3]/100))" office:value-type="currency" office:currency="EUR" office:value="1114.752303" calcext:value-type="currency">
            <text:p>1,114.75 €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64]*['Exchange Rates'.$C$3]*(1+(['Inflation Rates'.$B$3]/100))" office:value-type="currency" office:currency="EUR" office:value="815.2100175" calcext:value-type="currency">
            <text:p>815.21 €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65]*['Exchange Rates'.$C$3]*(1+(['Inflation Rates'.$B$3]/100))" office:value-type="currency" office:currency="EUR" office:value="498.9843642" calcext:value-type="currency">
            <text:p>498.98 €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66]*['Exchange Rates'.$C$3]*(1+(['Inflation Rates'.$B$3]/100))" office:value-type="currency" office:currency="EUR" office:value="746.2015416" calcext:value-type="currency">
            <text:p>746.20 €</text:p>
          </table:table-cell>
          <table:table-cell/>
        </table:table-row>
        <table:table-row table:style-name="ro1">
          <table:table-cell office:value-type="float" office:value="4749" calcext:value-type="float">
            <text:p>474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67]*['Exchange Rates'.$C$3]*(1+(['Inflation Rates'.$B$3]/100))" office:value-type="currency" office:currency="EUR" office:value="3601.3324401" calcext:value-type="currency">
            <text:p>3,601.33 €</text:p>
          </table:table-cell>
          <table:table-cell/>
        </table:table-row>
        <table:table-row table:style-name="ro1">
          <table:table-cell office:value-type="float" office:value="6075" calcext:value-type="float">
            <text:p>607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68]*['Exchange Rates'.$C$3]*(1+(['Inflation Rates'.$B$3]/100))" office:value-type="currency" office:currency="EUR" office:value="4606.8845175" calcext:value-type="currency">
            <text:p>4,606.88 €</text:p>
          </table:table-cell>
          <table:table-cell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69]*['Exchange Rates'.$C$3]*(1+(['Inflation Rates'.$B$3]/100))" office:value-type="currency" office:currency="EUR" office:value="2180.2128375" calcext:value-type="currency">
            <text:p>2,180.21 €</text:p>
          </table:table-cell>
          <table:table-cell/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70]*['Exchange Rates'.$C$3]*(1+(['Inflation Rates'.$B$3]/100))" office:value-type="currency" office:currency="EUR" office:value="3026.5145859" calcext:value-type="currency">
            <text:p>3,026.51 €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71]*['Exchange Rates'.$C$3]*(1+(['Inflation Rates'.$B$3]/100))" office:value-type="currency" office:currency="EUR" office:value="1321.0193958" calcext:value-type="currency">
            <text:p>1,321.02 €</text:p>
          </table:table-cell>
          <table:table-cell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72]*['Exchange Rates'.$C$3]*(1+(['Inflation Rates'.$B$3]/100))" office:value-type="currency" office:currency="EUR" office:value="1988.3541078" calcext:value-type="currency">
            <text:p>1,988.35 €</text:p>
          </table:table-cell>
          <table:table-cell/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73]*['Exchange Rates'.$C$3]*(1+(['Inflation Rates'.$B$3]/100))" office:value-type="currency" office:currency="EUR" office:value="3406.4403708" calcext:value-type="currency">
            <text:p>3,406.44 €</text:p>
          </table:table-cell>
          <table:table-cell/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74]*['Exchange Rates'.$C$3]*(1+(['Inflation Rates'.$B$3]/100))" office:value-type="currency" office:currency="EUR" office:value="2160.4961301" calcext:value-type="currency">
            <text:p>2,160.50 €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75]*['Exchange Rates'.$C$3]*(1+(['Inflation Rates'.$B$3]/100))" office:value-type="currency" office:currency="EUR" office:value="1373.3445039" calcext:value-type="currency">
            <text:p>1,373.34 €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77]*['Exchange Rates'.$C$7]*(1+(['Inflation Rates'.$B$6]/100))" office:value-type="currency" office:currency="EUR" office:value="667.52208" calcext:value-type="currency">
            <text:p>667.52 €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78]*['Exchange Rates'.$C$7]*(1+(['Inflation Rates'.$B$6]/100))" office:value-type="currency" office:currency="EUR" office:value="542.36169" calcext:value-type="currency">
            <text:p>542.36 €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79]*['Exchange Rates'.$C$7]*(1+(['Inflation Rates'.$B$6]/100))" office:value-type="currency" office:currency="EUR" office:value="834.4026" calcext:value-type="currency">
            <text:p>834.40 €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80]*['Exchange Rates'.$C$7]*(1+(['Inflation Rates'.$B$6]/100))" office:value-type="currency" office:currency="EUR" office:value="1501.92468" calcext:value-type="currency">
            <text:p>1,501.92 €</text:p>
          </table:table-cell>
          <table:table-cell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81]*['Exchange Rates'.$C$7]*(1+(['Inflation Rates'.$B$6]/100))" office:value-type="currency" office:currency="EUR" office:value="5423.6169" calcext:value-type="currency">
            <text:p>5,423.62 €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82]*['Exchange Rates'.$C$7]*(1+(['Inflation Rates'.$B$6]/100))" office:value-type="currency" office:currency="EUR" office:value="3754.8117" calcext:value-type="currency">
            <text:p>3,754.81 €</text:p>
          </table:table-cell>
          <table:table-cell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83]*['Exchange Rates'.$C$7]*(1+(['Inflation Rates'.$B$6]/100))" office:value-type="currency" office:currency="EUR" office:value="3587.93118" calcext:value-type="currency">
            <text:p>3,587.93 €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84]*['Exchange Rates'.$C$7]*(1+(['Inflation Rates'.$B$6]/100))" office:value-type="currency" office:currency="EUR" office:value="3337.6104" calcext:value-type="currency">
            <text:p>3,337.61 €</text:p>
          </table:table-cell>
          <table:table-cell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85]*['Exchange Rates'.$C$7]*(1+(['Inflation Rates'.$B$6]/100))" office:value-type="currency" office:currency="EUR" office:value="3087.28962" calcext:value-type="currency">
            <text:p>3,087.29 €</text:p>
          </table:table-cell>
          <table:table-cell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86]*['Exchange Rates'.$C$7]*(1+(['Inflation Rates'.$B$6]/100))" office:value-type="currency" office:currency="EUR" office:value="2670.08832" calcext:value-type="currency">
            <text:p>2,670.09 €</text:p>
          </table:table-cell>
          <table:table-cell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87]*['Exchange Rates'.$C$7]*(1+(['Inflation Rates'.$B$6]/100))" office:value-type="currency" office:currency="EUR" office:value="2586.64806" calcext:value-type="currency">
            <text:p>2,586.65 €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88]*['Exchange Rates'.$C$7]*(1+(['Inflation Rates'.$B$6]/100))" office:value-type="currency" office:currency="EUR" office:value="1001.28312" calcext:value-type="currency">
            <text:p>1,001.28 €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89]*['Exchange Rates'.$C$7]*(1+(['Inflation Rates'.$B$6]/100))" office:value-type="currency" office:currency="EUR" office:value="834.4026" calcext:value-type="currency">
            <text:p>834.40 €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90]*['Exchange Rates'.$C$7]*(1+(['Inflation Rates'.$B$6]/100))" office:value-type="currency" office:currency="EUR" office:value="709.24221" calcext:value-type="currency">
            <text:p>709.24 €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91]*['Exchange Rates'.$C$7]*(1+(['Inflation Rates'.$B$6]/100))" office:value-type="currency" office:currency="EUR" office:value="604.941885" calcext:value-type="currency">
            <text:p>604.94 €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92]*['Exchange Rates'.$C$7]*(1+(['Inflation Rates'.$B$6]/100))" office:value-type="currency" office:currency="EUR" office:value="542.36169" calcext:value-type="currency">
            <text:p>542.36 €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93]*['Exchange Rates'.$C$7]*(1+(['Inflation Rates'.$B$6]/100))" office:value-type="currency" office:currency="EUR" office:value="500.64156" calcext:value-type="currency">
            <text:p>500.64 €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94]*['Exchange Rates'.$C$7]*(1+(['Inflation Rates'.$B$6]/100))" office:value-type="currency" office:currency="EUR" office:value="1001.28312" calcext:value-type="currency">
            <text:p>1,001.28 €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95]*['Exchange Rates'.$C$7]*(1+(['Inflation Rates'.$B$6]/100))" office:value-type="currency" office:currency="EUR" office:value="2503.2078" calcext:value-type="currency">
            <text:p>2,503.21 €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96]*['Exchange Rates'.$C$7]*(1+(['Inflation Rates'.$B$6]/100))" office:value-type="currency" office:currency="EUR" office:value="834.4026" calcext:value-type="currency">
            <text:p>834.40 €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97]*['Exchange Rates'.$C$7]*(1+(['Inflation Rates'.$B$6]/100))" office:value-type="currency" office:currency="EUR" office:value="1835.68572" calcext:value-type="currency">
            <text:p>1,835.69 €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98]*['Exchange Rates'.$C$7]*(1+(['Inflation Rates'.$B$6]/100))" office:value-type="currency" office:currency="EUR" office:value="584.08182" calcext:value-type="currency">
            <text:p>584.08 €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99]*['Exchange Rates'.$C$7]*(1+(['Inflation Rates'.$B$6]/100))" office:value-type="currency" office:currency="EUR" office:value="1001.28312" calcext:value-type="currency">
            <text:p>1,001.28 €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00]*['Exchange Rates'.$C$7]*(1+(['Inflation Rates'.$B$6]/100))" office:value-type="currency" office:currency="EUR" office:value="500.64156" calcext:value-type="currency">
            <text:p>500.64 €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01]*['Exchange Rates'.$C$7]*(1+(['Inflation Rates'.$B$6]/100))" office:value-type="currency" office:currency="EUR" office:value="917.84286" calcext:value-type="currency">
            <text:p>917.84 €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02]*['Exchange Rates'.$C$7]*(1+(['Inflation Rates'.$B$6]/100))" office:value-type="currency" office:currency="EUR" office:value="417.2013" calcext:value-type="currency">
            <text:p>417.20 €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03]*['Exchange Rates'.$C$7]*(1+(['Inflation Rates'.$B$6]/100))" office:value-type="currency" office:currency="EUR" office:value="834.4026" calcext:value-type="currency">
            <text:p>834.40 €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04]*['Exchange Rates'.$C$7]*(1+(['Inflation Rates'.$B$6]/100))" office:value-type="currency" office:currency="EUR" office:value="1335.04416" calcext:value-type="currency">
            <text:p>1,335.04 €</text:p>
          </table:table-cell>
          <table:table-cell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05]*['Exchange Rates'.$C$7]*(1+(['Inflation Rates'.$B$6]/100))" office:value-type="currency" office:currency="EUR" office:value="3921.69222" calcext:value-type="currency">
            <text:p>3,921.69 €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06]*['Exchange Rates'.$C$7]*(1+(['Inflation Rates'.$B$6]/100))" office:value-type="currency" office:currency="EUR" office:value="1001.28312" calcext:value-type="currency">
            <text:p>1,001.28 €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07]*['Exchange Rates'.$C$7]*(1+(['Inflation Rates'.$B$6]/100))" office:value-type="currency" office:currency="EUR" office:value="2503.2078" calcext:value-type="currency">
            <text:p>2,503.21 €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08]*['Exchange Rates'.$C$7]*(1+(['Inflation Rates'.$B$6]/100))" office:value-type="currency" office:currency="EUR" office:value="667.52208" calcext:value-type="currency">
            <text:p>667.52 €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09]*['Exchange Rates'.$C$7]*(1+(['Inflation Rates'.$B$6]/100))" office:value-type="currency" office:currency="EUR" office:value="1668.8052" calcext:value-type="currency">
            <text:p>1,668.81 €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10]*['Exchange Rates'.$C$7]*(1+(['Inflation Rates'.$B$6]/100))" office:value-type="currency" office:currency="EUR" office:value="500.64156" calcext:value-type="currency">
            <text:p>500.64 €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11]*['Exchange Rates'.$C$7]*(1+(['Inflation Rates'.$B$6]/100))" office:value-type="currency" office:currency="EUR" office:value="1501.92468" calcext:value-type="currency">
            <text:p>1,501.92 €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12]*['Exchange Rates'.$C$7]*(1+(['Inflation Rates'.$B$6]/100))" office:value-type="currency" office:currency="EUR" office:value="417.2013" calcext:value-type="currency">
            <text:p>417.20 €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13]*['Exchange Rates'.$C$7]*(1+(['Inflation Rates'.$B$6]/100))" office:value-type="currency" office:currency="EUR" office:value="1335.04416" calcext:value-type="currency">
            <text:p>1,335.04 €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14]*['Exchange Rates'.$C$7]*(1+(['Inflation Rates'.$B$6]/100))" office:value-type="currency" office:currency="EUR" office:value="1418.48442" calcext:value-type="currency">
            <text:p>1,418.48 €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15]*['Exchange Rates'.$C$7]*(1+(['Inflation Rates'.$B$6]/100))" office:value-type="currency" office:currency="EUR" office:value="1376.76429" calcext:value-type="currency">
            <text:p>1,376.76 €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16]*['Exchange Rates'.$C$7]*(1+(['Inflation Rates'.$B$6]/100))" office:value-type="currency" office:currency="EUR" office:value="1335.04416" calcext:value-type="currency">
            <text:p>1,335.04 €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17]*['Exchange Rates'.$C$7]*(1+(['Inflation Rates'.$B$6]/100))" office:value-type="currency" office:currency="EUR" office:value="1293.32403" calcext:value-type="currency">
            <text:p>1,293.32 €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18]*['Exchange Rates'.$C$7]*(1+(['Inflation Rates'.$B$6]/100))" office:value-type="currency" office:currency="EUR" office:value="1268.291952" calcext:value-type="currency">
            <text:p>1,268.29 €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19]*['Exchange Rates'.$C$7]*(1+(['Inflation Rates'.$B$6]/100))" office:value-type="currency" office:currency="EUR" office:value="1251.6039" calcext:value-type="currency">
            <text:p>1,251.60 €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20]*['Exchange Rates'.$C$7]*(1+(['Inflation Rates'.$B$6]/100))" office:value-type="currency" office:currency="EUR" office:value="542.36169" calcext:value-type="currency">
            <text:p>542.36 €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21]*['Exchange Rates'.$C$7]*(1+(['Inflation Rates'.$B$6]/100))" office:value-type="currency" office:currency="EUR" office:value="108.472338" calcext:value-type="currency">
            <text:p>108.47 €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22]*['Exchange Rates'.$C$7]*(1+(['Inflation Rates'.$B$6]/100))" office:value-type="currency" office:currency="EUR" office:value="79.268247" calcext:value-type="currency">
            <text:p>79.27 €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23]*['Exchange Rates'.$C$7]*(1+(['Inflation Rates'.$B$6]/100))" office:value-type="currency" office:currency="EUR" office:value="66.752208" calcext:value-type="currency">
            <text:p>66.75 €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24]*['Exchange Rates'.$C$7]*(1+(['Inflation Rates'.$B$6]/100))" office:value-type="currency" office:currency="EUR" office:value="58.408182" calcext:value-type="currency">
            <text:p>58.41 €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25]*['Exchange Rates'.$C$7]*(1+(['Inflation Rates'.$B$6]/100))" office:value-type="currency" office:currency="EUR" office:value="54.236169" calcext:value-type="currency">
            <text:p>54.24 €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26]*['Exchange Rates'.$C$7]*(1+(['Inflation Rates'.$B$6]/100))" office:value-type="currency" office:currency="EUR" office:value="54.236169" calcext:value-type="currency">
            <text:p>54.24 €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27]*['Exchange Rates'.$C$7]*(1+(['Inflation Rates'.$B$6]/100))" office:value-type="currency" office:currency="EUR" office:value="267.008832" calcext:value-type="currency">
            <text:p>267.01 €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28]*['Exchange Rates'.$C$7]*(1+(['Inflation Rates'.$B$6]/100))" office:value-type="currency" office:currency="EUR" office:value="221.116689" calcext:value-type="currency">
            <text:p>221.12 €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29]*['Exchange Rates'.$C$7]*(1+(['Inflation Rates'.$B$6]/100))" office:value-type="currency" office:currency="EUR" office:value="200.256624" calcext:value-type="currency">
            <text:p>200.26 €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30]*['Exchange Rates'.$C$7]*(1+(['Inflation Rates'.$B$6]/100))" office:value-type="currency" office:currency="EUR" office:value="183.568572" calcext:value-type="currency">
            <text:p>183.57 €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31]*['Exchange Rates'.$C$7]*(1+(['Inflation Rates'.$B$6]/100))" office:value-type="currency" office:currency="EUR" office:value="171.052533" calcext:value-type="currency">
            <text:p>171.05 €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32]*['Exchange Rates'.$C$7]*(1+(['Inflation Rates'.$B$6]/100))" office:value-type="currency" office:currency="EUR" office:value="166.88052" calcext:value-type="currency">
            <text:p>166.88 €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33]*['Exchange Rates'.$C$7]*(1+(['Inflation Rates'.$B$6]/100))" office:value-type="currency" office:currency="EUR" office:value="13.3504416" calcext:value-type="currency">
            <text:p>13.35 €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34]*['Exchange Rates'.$C$7]*(1+(['Inflation Rates'.$B$6]/100))" office:value-type="currency" office:currency="EUR" office:value="5.0064156" calcext:value-type="currency">
            <text:p>5.01 €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35]*['Exchange Rates'.$C$7]*(1+(['Inflation Rates'.$B$6]/100))" office:value-type="currency" office:currency="EUR" office:value="1.00128312" calcext:value-type="currency">
            <text:p>1.00 €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36]*['Exchange Rates'.$C$7]*(1+(['Inflation Rates'.$B$6]/100))" office:value-type="currency" office:currency="EUR" office:value="0.66752208" calcext:value-type="currency">
            <text:p>0.67 €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37]*['Exchange Rates'.$C$7]*(1+(['Inflation Rates'.$B$6]/100))" office:value-type="currency" office:currency="EUR" office:value="66.752208" calcext:value-type="currency">
            <text:p>66.75 €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38]*['Exchange Rates'.$C$7]*(1+(['Inflation Rates'.$B$6]/100))" office:value-type="currency" office:currency="EUR" office:value="0.550705716" calcext:value-type="currency">
            <text:p>0.55 €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39]*['Exchange Rates'.$C$7]*(1+(['Inflation Rates'.$B$6]/100))" office:value-type="currency" office:currency="EUR" office:value="20.860065" calcext:value-type="currency">
            <text:p>20.86 €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40]*['Exchange Rates'.$C$7]*(1+(['Inflation Rates'.$B$6]/100))" office:value-type="currency" office:currency="EUR" office:value="30.8728962" calcext:value-type="currency">
            <text:p>30.87 €</text:p>
          </table:table-cell>
          <table:table-cell/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41]*['Exchange Rates'.$C$7]*(1+(['Inflation Rates'.$B$6]/100))" office:value-type="currency" office:currency="EUR" office:value="0.012516039" calcext:value-type="currency">
            <text:p>0.01 €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42]*['Exchange Rates'.$C$7]*(1+(['Inflation Rates'.$B$6]/100))" office:value-type="currency" office:currency="EUR" office:value="14.1848442" calcext:value-type="currency">
            <text:p>14.18 €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43]*['Exchange Rates'.$C$7]*(1+(['Inflation Rates'.$B$6]/100))" office:value-type="currency" office:currency="EUR" office:value="12.516039" calcext:value-type="currency">
            <text:p>12.52 €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44]*['Exchange Rates'.$C$7]*(1+(['Inflation Rates'.$B$6]/100))" office:value-type="currency" office:currency="EUR" office:value="7.5096234" calcext:value-type="currency">
            <text:p>7.51 €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45]*['Exchange Rates'.$C$7]*(1+(['Inflation Rates'.$B$6]/100))" office:value-type="currency" office:currency="EUR" office:value="6.6752208" calcext:value-type="currency">
            <text:p>6.68 €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46]*['Exchange Rates'.$C$7]*(1+(['Inflation Rates'.$B$6]/100))" office:value-type="currency" office:currency="EUR" office:value="4.172013" calcext:value-type="currency">
            <text:p>4.17 €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formula="of:=[.A147]*['Exchange Rates'.$C$7]*(1+(['Inflation Rates'.$B$6]/100))" office:value-type="currency" office:currency="EUR" office:value="2.5032078" calcext:value-type="currency">
            <text:p>2.50 €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48]*['Exchange Rates'.$C$7]*(1+(['Inflation Rates'.$B$6]/100))" office:value-type="currency" office:currency="EUR" office:value="0.075096234" calcext:value-type="currency">
            <text:p>0.0750962 €</text:p>
          </table:table-cell>
          <table:table-cell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49]*['Exchange Rates'.$C$7]*(1+(['Inflation Rates'.$B$6]/100))" office:value-type="currency" office:currency="EUR" office:value="0.0050064156" calcext:value-type="currency">
            <text:p>0.0050064 €</text:p>
          </table:table-cell>
          <table:table-cell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50]*['Exchange Rates'.$C$7]*(1+(['Inflation Rates'.$B$6]/100))" office:value-type="currency" office:currency="EUR" office:value="0.004172013" calcext:value-type="currency">
            <text:p>0.0041720 €</text:p>
          </table:table-cell>
          <table:table-cell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51]*['Exchange Rates'.$C$7]*(1+(['Inflation Rates'.$B$6]/100))" office:value-type="currency" office:currency="EUR" office:value="0.0033376104" calcext:value-type="currency">
            <text:p>0.0033376 €</text:p>
          </table:table-cell>
          <table:table-cell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52]*['Exchange Rates'.$C$7]*(1+(['Inflation Rates'.$B$6]/100))" office:value-type="currency" office:currency="EUR" office:value="0.0025032078" calcext:value-type="currency">
            <text:p>0.0025032 €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53]*['Exchange Rates'.$C$7]*(1+(['Inflation Rates'.$B$6]/100))" office:value-type="currency" office:currency="EUR" office:value="33.376104" calcext:value-type="currency">
            <text:p>33.3761040 €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55]*['Exchange Rates'.$C$5]*(1+(['Inflation Rates'.$B$4]/100))" office:value-type="currency" office:currency="EUR" office:value="59.52184" calcext:value-type="currency">
            <text:p>59.5218400 €</text:p>
          </table:table-cell>
          <table:table-cell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56]*['Exchange Rates'.$C$5]*(1+(['Inflation Rates'.$B$4]/100))" office:value-type="currency" office:currency="EUR" office:value="0.002550936" calcext:value-type="currency">
            <text:p>0.0025509 €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57]*['Exchange Rates'.$C$5]*(1+(['Inflation Rates'.$B$4]/100))" office:value-type="currency" office:currency="EUR" office:value="55.27028" calcext:value-type="currency">
            <text:p>55.2702800 €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58]*['Exchange Rates'.$C$5]*(1+(['Inflation Rates'.$B$4]/100))" office:value-type="currency" office:currency="EUR" office:value="850.312" calcext:value-type="currency">
            <text:p>850.3120000 €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59]*['Exchange Rates'.$C$5]*(1+(['Inflation Rates'.$B$4]/100))" office:value-type="currency" office:currency="EUR" office:value="2125.78" calcext:value-type="currency">
            <text:p>2,125.7800000 €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60]*['Exchange Rates'.$C$5]*(1+(['Inflation Rates'.$B$4]/100))" office:value-type="currency" office:currency="EUR" office:value="4251.56" calcext:value-type="currency">
            <text:p>4,251.5600000 €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61]*['Exchange Rates'.$C$5]*(1+(['Inflation Rates'.$B$4]/100))" office:value-type="currency" office:currency="EUR" office:value="892.8276" calcext:value-type="currency">
            <text:p>892.8276000 €</text:p>
          </table:table-cell>
          <table:table-cell/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62]*['Exchange Rates'.$C$5]*(1+(['Inflation Rates'.$B$4]/100))" office:value-type="currency" office:currency="EUR" office:value="6504.8868" calcext:value-type="currency">
            <text:p>6,504.8868000 €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63]*['Exchange Rates'.$C$5]*(1+(['Inflation Rates'.$B$4]/100))" office:value-type="currency" office:currency="EUR" office:value="850.312" calcext:value-type="currency">
            <text:p>850.3120000 €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64]*['Exchange Rates'.$C$5]*(1+(['Inflation Rates'.$B$4]/100))" office:value-type="currency" office:currency="EUR" office:value="3401.248" calcext:value-type="currency">
            <text:p>3,401.2480000 €</text:p>
          </table:table-cell>
          <table:table-cell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65]*['Exchange Rates'.$C$5]*(1+(['Inflation Rates'.$B$4]/100))" office:value-type="currency" office:currency="EUR" office:value="2891.0608" calcext:value-type="currency">
            <text:p>2,891.0608000 €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66]*['Exchange Rates'.$C$5]*(1+(['Inflation Rates'.$B$4]/100))" office:value-type="currency" office:currency="EUR" office:value="8503.12" calcext:value-type="currency">
            <text:p>8,503.1200000 €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67]*['Exchange Rates'.$C$5]*(1+(['Inflation Rates'.$B$4]/100))" office:value-type="currency" office:currency="EUR" office:value="1700.624" calcext:value-type="currency">
            <text:p>1,700.6240000 €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68]*['Exchange Rates'.$C$5]*(1+(['Inflation Rates'.$B$4]/100))" office:value-type="currency" office:currency="EUR" office:value="34.01248" calcext:value-type="currency">
            <text:p>34.0124800 €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69]*['Exchange Rates'.$C$5]*(1+(['Inflation Rates'.$B$4]/100))" office:value-type="currency" office:currency="EUR" office:value="38.26404" calcext:value-type="currency">
            <text:p>38.2640400 €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70]*['Exchange Rates'.$C$5]*(1+(['Inflation Rates'.$B$4]/100))" office:value-type="currency" office:currency="EUR" office:value="42.5156" calcext:value-type="currency">
            <text:p>42.5156000 €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71]*['Exchange Rates'.$C$5]*(1+(['Inflation Rates'.$B$4]/100))" office:value-type="currency" office:currency="EUR" office:value="212.578" calcext:value-type="currency">
            <text:p>212.5780000 €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72]*['Exchange Rates'.$C$5]*(1+(['Inflation Rates'.$B$4]/100))" office:value-type="currency" office:currency="EUR" office:value="2550.936" calcext:value-type="currency">
            <text:p>2,550.9360000 €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73]*['Exchange Rates'.$C$5]*(1+(['Inflation Rates'.$B$4]/100))" office:value-type="currency" office:currency="EUR" office:value="2976.092" calcext:value-type="currency">
            <text:p>2,976.0920000 €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74]*['Exchange Rates'.$C$5]*(1+(['Inflation Rates'.$B$4]/100))" office:value-type="currency" office:currency="EUR" office:value="3826.404" calcext:value-type="currency">
            <text:p>3,826.4040000 €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75]*['Exchange Rates'.$C$5]*(1+(['Inflation Rates'.$B$4]/100))" office:value-type="currency" office:currency="EUR" office:value="4676.716" calcext:value-type="currency">
            <text:p>4,676.7160000 €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76]*['Exchange Rates'.$C$5]*(1+(['Inflation Rates'.$B$4]/100))" office:value-type="currency" office:currency="EUR" office:value="1488.046" calcext:value-type="currency">
            <text:p>1,488.0460000 €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77]*['Exchange Rates'.$C$5]*(1+(['Inflation Rates'.$B$4]/100))" office:value-type="currency" office:currency="EUR" office:value="2550.936" calcext:value-type="currency">
            <text:p>2,550.9360000 €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79]*['Exchange Rates'.$C$10]*(1+(['Inflation Rates'.$B$9]/100))" office:value-type="currency" office:currency="EUR" office:value="751.32408" calcext:value-type="currency">
            <text:p>751.3240800 €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80]*['Exchange Rates'.$C$10]*(1+(['Inflation Rates'.$B$9]/100))" office:value-type="currency" office:currency="EUR" office:value="1126.98612" calcext:value-type="currency">
            <text:p>1,126.9861200 €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81]*['Exchange Rates'.$C$10]*(1+(['Inflation Rates'.$B$9]/100))" office:value-type="currency" office:currency="EUR" office:value="1690.47918" calcext:value-type="currency">
            <text:p>1,690.4791800 €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82]*['Exchange Rates'.$C$10]*(1+(['Inflation Rates'.$B$9]/100))" office:value-type="currency" office:currency="EUR" office:value="1878.3102" calcext:value-type="currency">
            <text:p>1,878.3102000 €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83]*['Exchange Rates'.$C$10]*(1+(['Inflation Rates'.$B$9]/100))" office:value-type="currency" office:currency="EUR" office:value="2817.4653" calcext:value-type="currency">
            <text:p>2,817.4653000 €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84]*['Exchange Rates'.$C$10]*(1+(['Inflation Rates'.$B$9]/100))" office:value-type="currency" office:currency="EUR" office:value="1267.859385" calcext:value-type="currency">
            <text:p>1,267.8593850 €</text:p>
          </table:table-cell>
          <table:table-cell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85]*['Exchange Rates'.$C$10]*(1+(['Inflation Rates'.$B$9]/100))" office:value-type="currency" office:currency="EUR" office:value="3850.53591" calcext:value-type="currency">
            <text:p>3,850.5359100 €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86]*['Exchange Rates'.$C$10]*(1+(['Inflation Rates'.$B$9]/100))" office:value-type="currency" office:currency="EUR" office:value="1972.22571" calcext:value-type="currency">
            <text:p>1,972.2257100 €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87]*['Exchange Rates'.$C$10]*(1+(['Inflation Rates'.$B$9]/100))" office:value-type="currency" office:currency="EUR" office:value="873.414243" calcext:value-type="currency">
            <text:p>873.4142430 €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88]*['Exchange Rates'.$C$10]*(1+(['Inflation Rates'.$B$9]/100))" office:value-type="currency" office:currency="EUR" office:value="1296.034038" calcext:value-type="currency">
            <text:p>1,296.0340380 €</text:p>
          </table:table-cell>
          <table:table-cell/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89]*['Exchange Rates'.$C$10]*(1+(['Inflation Rates'.$B$9]/100))" office:value-type="currency" office:currency="EUR" office:value="35.59397829" calcext:value-type="currency">
            <text:p>35.5939783 €</text:p>
          </table:table-cell>
          <table:table-cell/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90]*['Exchange Rates'.$C$10]*(1+(['Inflation Rates'.$B$9]/100))" office:value-type="currency" office:currency="EUR" office:value="37.66011951" calcext:value-type="currency">
            <text:p>37.6601195 €</text:p>
          </table:table-cell>
          <table:table-cell/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91]*['Exchange Rates'.$C$10]*(1+(['Inflation Rates'.$B$9]/100))" office:value-type="currency" office:currency="EUR" office:value="38.41144359" calcext:value-type="currency">
            <text:p>38.4114436 €</text:p>
          </table:table-cell>
          <table:table-cell/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92]*['Exchange Rates'.$C$10]*(1+(['Inflation Rates'.$B$9]/100))" office:value-type="currency" office:currency="EUR" office:value="39.06885216" calcext:value-type="currency">
            <text:p>39.0688522 €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93]*['Exchange Rates'.$C$10]*(1+(['Inflation Rates'.$B$9]/100))" office:value-type="currency" office:currency="EUR" office:value="41.3228244" calcext:value-type="currency">
            <text:p>41.3228244 €</text:p>
          </table:table-cell>
          <table:table-cell/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94]*['Exchange Rates'.$C$10]*(1+(['Inflation Rates'.$B$9]/100))" office:value-type="currency" office:currency="EUR" office:value="44.23420521" calcext:value-type="currency">
            <text:p>44.2342052 €</text:p>
          </table:table-cell>
          <table:table-cell/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95]*['Exchange Rates'.$C$10]*(1+(['Inflation Rates'.$B$9]/100))" office:value-type="currency" office:currency="EUR" office:value="47.14558602" calcext:value-type="currency">
            <text:p>47.1455860 €</text:p>
          </table:table-cell>
          <table:table-cell/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196]*['Exchange Rates'.$C$10]*(1+(['Inflation Rates'.$B$9]/100))" office:value-type="currency" office:currency="EUR" office:value="49.96305132" calcext:value-type="currency">
            <text:p>49.9630513 €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9" table:formula="of:=[.A197]*['Exchange Rates'.$C$10]*(1+(['Inflation Rates'.$B$9]/100))" office:value-type="currency" office:currency="EUR" office:value="4226.19795" calcext:value-type="currency">
            <text:p>4,226 €</text:p>
          </table:table-cell>
          <table:table-cell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9" table:formula="of:=[.A198]*['Exchange Rates'.$C$10]*(1+(['Inflation Rates'.$B$9]/100))" office:value-type="currency" office:currency="EUR" office:value="3944.45142" calcext:value-type="currency">
            <text:p>3,944 €</text:p>
          </table:table-cell>
          <table:table-cell/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9" table:formula="of:=[.A199]*['Exchange Rates'.$C$10]*(1+(['Inflation Rates'.$B$9]/100))" office:value-type="currency" office:currency="EUR" office:value="3803.578155" calcext:value-type="currency">
            <text:p>3,804 €</text:p>
          </table:table-cell>
          <table:table-cell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9" table:formula="of:=[.A200]*['Exchange Rates'.$C$10]*(1+(['Inflation Rates'.$B$9]/100))" office:value-type="currency" office:currency="EUR" office:value="3568.78938" calcext:value-type="currency">
            <text:p>3,569 €</text:p>
          </table:table-cell>
          <table:table-cell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9" table:formula="of:=[.A201]*['Exchange Rates'.$C$10]*(1+(['Inflation Rates'.$B$9]/100))" office:value-type="currency" office:currency="EUR" office:value="3005.29632" calcext:value-type="currency">
            <text:p>3,005 €</text:p>
          </table:table-cell>
          <table:table-cell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9" table:formula="of:=[.A202]*['Exchange Rates'.$C$10]*(1+(['Inflation Rates'.$B$9]/100))" office:value-type="currency" office:currency="EUR" office:value="2911.38081" calcext:value-type="currency">
            <text:p>2,911 €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9" table:formula="of:=[.A203]*['Exchange Rates'.$C$10]*(1+(['Inflation Rates'.$B$9]/100))" office:value-type="currency" office:currency="EUR" office:value="610.450815" calcext:value-type="currency">
            <text:p>610 €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9" table:formula="of:=[.A204]*['Exchange Rates'.$C$10]*(1+(['Inflation Rates'.$B$9]/100))" office:value-type="currency" office:currency="EUR" office:value="0.619842366" calcext:value-type="currency">
            <text:p>1 €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9" table:formula="of:=[.A205]*['Exchange Rates'.$C$10]*(1+(['Inflation Rates'.$B$9]/100))" office:value-type="currency" office:currency="EUR" office:value="1.12698612" calcext:value-type="currency">
            <text:p>1 €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9" table:formula="of:=[.A206]*['Exchange Rates'.$C$10]*(1+(['Inflation Rates'.$B$9]/100))" office:value-type="currency" office:currency="EUR" office:value="0.75132408" calcext:value-type="currency">
            <text:p>1 €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9" table:formula="of:=[.A207]*['Exchange Rates'.$C$10]*(1+(['Inflation Rates'.$B$9]/100))" office:value-type="currency" office:currency="EUR" office:value="300.529632" calcext:value-type="currency">
            <text:p>301 €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9" table:formula="of:=[.A208]*['Exchange Rates'.$C$10]*(1+(['Inflation Rates'.$B$9]/100))" office:value-type="currency" office:currency="EUR" office:value="248.8761015" calcext:value-type="currency">
            <text:p>249 €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9" table:formula="of:=[.A209]*['Exchange Rates'.$C$10]*(1+(['Inflation Rates'.$B$9]/100))" office:value-type="currency" office:currency="EUR" office:value="225.397224" calcext:value-type="currency">
            <text:p>225 €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9" table:formula="of:=[.A210]*['Exchange Rates'.$C$10]*(1+(['Inflation Rates'.$B$9]/100))" office:value-type="currency" office:currency="EUR" office:value="206.614122" calcext:value-type="currency">
            <text:p>207 €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9" table:formula="of:=[.A211]*['Exchange Rates'.$C$10]*(1+(['Inflation Rates'.$B$9]/100))" office:value-type="currency" office:currency="EUR" office:value="192.5267955" calcext:value-type="currency">
            <text:p>193 €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9" table:formula="of:=[.A212]*['Exchange Rates'.$C$10]*(1+(['Inflation Rates'.$B$9]/100))" office:value-type="currency" office:currency="EUR" office:value="122.090163" calcext:value-type="currency">
            <text:p>122 €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9" table:formula="of:=[.A213]*['Exchange Rates'.$C$10]*(1+(['Inflation Rates'.$B$9]/100))" office:value-type="currency" office:currency="EUR" office:value="89.2197345" calcext:value-type="currency">
            <text:p>89 €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9" table:formula="of:=[.A214]*['Exchange Rates'.$C$10]*(1+(['Inflation Rates'.$B$9]/100))" office:value-type="currency" office:currency="EUR" office:value="75.132408" calcext:value-type="currency">
            <text:p>75 €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9" table:formula="of:=[.A215]*['Exchange Rates'.$C$10]*(1+(['Inflation Rates'.$B$9]/100))" office:value-type="currency" office:currency="EUR" office:value="65.740857" calcext:value-type="currency">
            <text:p>66 €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9" table:formula="of:=[.A216]*['Exchange Rates'.$C$10]*(1+(['Inflation Rates'.$B$9]/100))" office:value-type="currency" office:currency="EUR" office:value="61.0450815" calcext:value-type="currency">
            <text:p>61 €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9" table:formula="of:=[.A217]*['Exchange Rates'.$C$10]*(1+(['Inflation Rates'.$B$9]/100))" office:value-type="currency" office:currency="EUR" office:value="61.0450815" calcext:value-type="currency">
            <text:p>61 €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10" table:formula="of:=[.A218]*['Exchange Rates'.$C$10]*(1+(['Inflation Rates'.$B$9]/100))" office:value-type="currency" office:currency="EUR" office:value="15.9656367" calcext:value-type="currency">
            <text:p>15.9656 €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10" table:formula="of:=[.A219]*['Exchange Rates'.$C$10]*(1+(['Inflation Rates'.$B$9]/100))" office:value-type="currency" office:currency="EUR" office:value="14.0873265" calcext:value-type="currency">
            <text:p>14.0873 €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10" table:formula="of:=[.A220]*['Exchange Rates'.$C$10]*(1+(['Inflation Rates'.$B$9]/100))" office:value-type="currency" office:currency="EUR" office:value="8.4523959" calcext:value-type="currency">
            <text:p>8.4524 €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10" table:formula="of:=[.A221]*['Exchange Rates'.$C$10]*(1+(['Inflation Rates'.$B$9]/100))" office:value-type="currency" office:currency="EUR" office:value="7.5132408" calcext:value-type="currency">
            <text:p>7.5132 €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10" table:formula="of:=[.A222]*['Exchange Rates'.$C$10]*(1+(['Inflation Rates'.$B$9]/100))" office:value-type="currency" office:currency="EUR" office:value="4.6957755" calcext:value-type="currency">
            <text:p>4.6958 €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10" table:formula="of:=[.A223]*['Exchange Rates'.$C$10]*(1+(['Inflation Rates'.$B$9]/100))" office:value-type="currency" office:currency="EUR" office:value="2.8174653" calcext:value-type="currency">
            <text:p>2.8175 €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10" table:formula="of:=[.A224]*['Exchange Rates'.$C$10]*(1+(['Inflation Rates'.$B$9]/100))" office:value-type="currency" office:currency="EUR" office:value="0.084523959" calcext:value-type="currency">
            <text:p>0.0845 €</text:p>
          </table:table-cell>
          <table:table-cell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10" table:formula="of:=[.A225]*['Exchange Rates'.$C$10]*(1+(['Inflation Rates'.$B$9]/100))" office:value-type="currency" office:currency="EUR" office:value="0.0056349306" calcext:value-type="currency">
            <text:p>0.0056 €</text:p>
          </table:table-cell>
          <table:table-cell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10" table:formula="of:=[.A226]*['Exchange Rates'.$C$10]*(1+(['Inflation Rates'.$B$9]/100))" office:value-type="currency" office:currency="EUR" office:value="0.0046957755" calcext:value-type="currency">
            <text:p>0.0047 €</text:p>
          </table:table-cell>
          <table:table-cell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10" table:formula="of:=[.A227]*['Exchange Rates'.$C$10]*(1+(['Inflation Rates'.$B$9]/100))" office:value-type="currency" office:currency="EUR" office:value="0.0037566204" calcext:value-type="currency">
            <text:p>0.0038 €</text:p>
          </table:table-cell>
          <table:table-cell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10" table:formula="of:=[.A228]*['Exchange Rates'.$C$10]*(1+(['Inflation Rates'.$B$9]/100))" office:value-type="currency" office:currency="EUR" office:value="0.0028174653" calcext:value-type="currency">
            <text:p>0.0028 €</text:p>
          </table:table-cell>
          <table:table-cell/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10" table:formula="of:=[.A229]*['Exchange Rates'.$C$10]*(1+(['Inflation Rates'.$B$9]/100))" office:value-type="currency" office:currency="EUR" office:value="0.0140873265" calcext:value-type="currency">
            <text:p>0.0141 €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10" table:formula="of:=[.A230]*['Exchange Rates'.$C$10]*(1+(['Inflation Rates'.$B$9]/100))" office:value-type="currency" office:currency="EUR" office:value="1314.81714" calcext:value-type="currency">
            <text:p>1,314.8171 €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10" table:formula="of:=[.A231]*['Exchange Rates'.$C$10]*(1+(['Inflation Rates'.$B$9]/100))" office:value-type="currency" office:currency="EUR" office:value="5165.35305" calcext:value-type="currency">
            <text:p>5,165.3531 €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10" table:formula="of:=[.A232]*['Exchange Rates'.$C$10]*(1+(['Inflation Rates'.$B$9]/100))" office:value-type="currency" office:currency="EUR" office:value="2441.80326" calcext:value-type="currency">
            <text:p>2,441.8033 €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10" table:formula="of:=[.A233]*['Exchange Rates'.$C$10]*(1+(['Inflation Rates'.$B$9]/100))" office:value-type="currency" office:currency="EUR" office:value="1972.22571" calcext:value-type="currency">
            <text:p>1,972.2257 €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€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235]*(1+(['Inflation Rates'.$B$4]/100))" office:value-type="currency" office:currency="EUR" office:value="866.56" calcext:value-type="currency">
            <text:p>866.5600000 €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€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236]*(1+(['Inflation Rates'.$B$4]/100))" office:value-type="currency" office:currency="EUR" office:value="1299.84" calcext:value-type="currency">
            <text:p>1,299.8400000 €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€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237]*(1+(['Inflation Rates'.$B$4]/100))" office:value-type="currency" office:currency="EUR" office:value="1408.16" calcext:value-type="currency">
            <text:p>1,408.1600000 €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€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238]*(1+(['Inflation Rates'.$B$4]/100))" office:value-type="currency" office:currency="EUR" office:value="1516.48" calcext:value-type="currency">
            <text:p>1,516.4800000 €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€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239]*(1+(['Inflation Rates'.$B$4]/100))" office:value-type="currency" office:currency="EUR" office:value="974.88" calcext:value-type="currency">
            <text:p>974.8800000 €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€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240]*(1+(['Inflation Rates'.$B$4]/100))" office:value-type="currency" office:currency="EUR" office:value="1083.2" calcext:value-type="currency">
            <text:p>1,083.2000000 €</text:p>
          </table:table-cell>
          <table:table-cell/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€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241]*(1+(['Inflation Rates'.$B$4]/100))" office:value-type="currency" office:currency="EUR" office:value="2.729664" calcext:value-type="currency">
            <text:p>2.7296640 €</text:p>
          </table:table-cell>
          <table:table-cell/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€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242]*(1+(['Inflation Rates'.$B$4]/100))" office:value-type="currency" office:currency="EUR" office:value="3.390416" calcext:value-type="currency">
            <text:p>3.3904160 €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€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243]*(1+(['Inflation Rates'.$B$4]/100))" office:value-type="currency" office:currency="EUR" office:value="1.73312" calcext:value-type="currency">
            <text:p>1.7331200 €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€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244]*(1+(['Inflation Rates'.$B$4]/100))" office:value-type="currency" office:currency="EUR" office:value="2.708" calcext:value-type="currency">
            <text:p>2.7080000 €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€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8" table:formula="of:=[.A245]*(1+(['Inflation Rates'.$B$4]/100))" office:value-type="currency" office:currency="EUR" office:value="1.73312" calcext:value-type="currency">
            <text:p>1.7331200 €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7837" calcext:value-type="float">
            <text:p>78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10" table:formula="of:=[.A247]*['Exchange Rates'.D14]*(1+(['Inflation Rates'.$B$4]/100))" office:value-type="currency" office:currency="EUR" office:value="4517.01733264" calcext:value-type="currency">
            <text:p>4,517.0173 €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10" table:formula="of:=[.A249]*['Exchange Rates'.D15]*(1+(['Inflation Rates'.$B$4]/100))" office:value-type="currency" office:currency="EUR" office:value="4168.26192" calcext:value-type="currency">
            <text:p>4,168.2619 €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10" table:formula="of:=[.A251]*['Exchange Rates'.D16]*(1+(['Inflation Rates'.$B$4]/100))" office:value-type="currency" office:currency="EUR" office:value="3378.9080832" calcext:value-type="currency">
            <text:p>3,378.9081 €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4897" calcext:value-type="float">
            <text:p>489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10" table:formula="of:=[.A253]*['Exchange Rates'.D17]*(1+(['Inflation Rates'.$B$4]/100))" office:value-type="currency" office:currency="EUR" office:value="2467.62102208" calcext:value-type="currency">
            <text:p>2,467.6210 €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table:style-name="ce10" table:formula="of:=[.A255]*['Exchange Rates'.D18]*(1+(['Inflation Rates'.$B$4]/100))" office:value-type="currency" office:currency="EUR" office:value="2145.101385024" calcext:value-type="currency">
            <text:p>2,145.1014 €</text:p>
          </table:table-cell>
          <table:table-cell/>
        </table:table-row>
      </table:table>
      <table:table table:name="PV, Hydro and Wind CAPEX" table:style-name="ta1">
        <table:shapes>
          <draw:frame draw:z-index="0" draw:style-name="gr1" draw:text-style-name="P1" svg:width="567.84pt" svg:height="333.64pt" svg:x="0.03pt" svg:y="12.84pt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21.81pt" svg:height="343.84pt" svg:x="617.56pt" svg:y="12.84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593.94pt" svg:height="344.69pt" svg:x="1289.74pt" svg:y="12.84pt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number-columns-repeated="20" table:default-cell-style-name="Default"/>
        <table:table-row table:style-name="ro1">
          <table:table-cell office:value-type="string" calcext:value-type="string">
            <text:p>Wind Onshore</text:p>
          </table:table-cell>
          <table:table-cell table:number-columns-repeated="9"/>
          <table:table-cell office:value-type="string" calcext:value-type="string">
            <text:p>PV</text:p>
          </table:table-cell>
          <table:table-cell table:number-columns-repeated="8"/>
          <table:table-cell office:value-type="string" calcext:value-type="string">
            <text:p>Hydro</text:p>
          </table:table-cell>
        </table:table-row>
        <table:table-row table:style-name="ro1" table:number-rows-repeated="27">
          <table:table-cell table:number-columns-repeated="20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d, Onshore – Reference Scenario</text:p>
          </table:table-cell>
          <table:table-cell office:value-type="string" calcext:value-type="string">
            <text:p>PV, Utility-Scale – Reference Scenario</text:p>
          </table:table-cell>
          <table:table-cell office:value-type="string" calcext:value-type="string">
            <text:p>Hydro, RoR – Reference Scenario</text:p>
          </table:table-cell>
          <table:table-cell office:value-type="string" calcext:value-type="string">
            <text:p>Battery </text:p>
          </table:table-cell>
          <table:table-cell table:number-columns-repeated="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500" calcext:value-type="float">
            <text:p>1500</text:p>
          </table:table-cell>
          <table:table-cell office:value-type="float" office:value="1780" calcext:value-type="float">
            <text:p>1780</text:p>
          </table:table-cell>
          <table:table-cell office:value-type="float" office:value="1570" calcext:value-type="float">
            <text:p>1570</text:p>
          </table:table-cell>
          <table:table-cell table:style-name="ce9" office:value-type="currency" office:currency="EUR" office:value="122.090163" calcext:value-type="currency">
            <text:p>122 €</text:p>
          </table:table-cell>
          <table:table-cell table:number-columns-repeated="15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310" calcext:value-type="float">
            <text:p>1310</text:p>
          </table:table-cell>
          <table:table-cell office:value-type="float" office:value="1600" calcext:value-type="float">
            <text:p>1600</text:p>
          </table:table-cell>
          <table:table-cell office:value-type="float" office:value="1570" calcext:value-type="float">
            <text:p>1570</text:p>
          </table:table-cell>
          <table:table-cell table:style-name="ce9" office:value-type="currency" office:currency="EUR" office:value="89.2197345" calcext:value-type="currency">
            <text:p>89 €</text:p>
          </table:table-cell>
          <table:table-cell table:number-columns-repeated="15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110" calcext:value-type="float">
            <text:p>1110</text:p>
          </table:table-cell>
          <table:table-cell office:value-type="float" office:value="1400" calcext:value-type="float">
            <text:p>1400</text:p>
          </table:table-cell>
          <table:table-cell office:value-type="float" office:value="1570" calcext:value-type="float">
            <text:p>1570</text:p>
          </table:table-cell>
          <table:table-cell table:style-name="ce9" office:value-type="currency" office:currency="EUR" office:value="75.132408" calcext:value-type="currency">
            <text:p>75 €</text:p>
          </table:table-cell>
          <table:table-cell table:number-columns-repeated="15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000" calcext:value-type="float">
            <text:p>1000</text:p>
          </table:table-cell>
          <table:table-cell office:value-type="float" office:value="1350" calcext:value-type="float">
            <text:p>1350</text:p>
          </table:table-cell>
          <table:table-cell office:value-type="float" office:value="1570" calcext:value-type="float">
            <text:p>1570</text:p>
          </table:table-cell>
          <table:table-cell table:style-name="ce9" office:value-type="currency" office:currency="EUR" office:value="65.740857" calcext:value-type="currency">
            <text:p>66 €</text:p>
          </table:table-cell>
          <table:table-cell table:number-columns-repeated="15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1570" calcext:value-type="float">
            <text:p>1570</text:p>
          </table:table-cell>
          <table:table-cell table:style-name="ce9" office:value-type="currency" office:currency="EUR" office:value="61.0450815" calcext:value-type="currency">
            <text:p>61 €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currency" office:currency="EUR" office:value="61.0450815" calcext:value-type="currency">
            <text:p>61 €</text:p>
          </table:table-cell>
          <table:table-cell table:number-columns-repeated="15"/>
        </table:table-row>
      </table:table>
      <table:table table:name="Storage CAPEX" table:style-name="ta1"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PEX in €/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Hydro_Pump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SP_thermal_storag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office:value-type="float" office:value="300000" calcext:value-type="float">
            <text:p>300000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/>
          <table:table-cell office:value-type="float" office:value="250000" calcext:value-type="float">
            <text:p>250000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/>
          <table:table-cell office:value-type="float" office:value="230000" calcext:value-type="float">
            <text:p>230000</text:p>
          </table:table-cell>
          <table: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/>
          <table:table-cell office:value-type="float" office:value="210000" calcext:value-type="float">
            <text:p>210000</text:p>
          </table:table-cell>
          <table:table-cell/>
        </table:table-row>
        <table:table-row table:style-name="ro1">
          <table:table-cell office:value-type="float" office:value="2035" calcext:value-type="float">
            <text:p>2035</text:p>
          </table:table-cell>
          <table:table-cell/>
          <table:table-cell office:value-type="float" office:value="200000" calcext:value-type="float">
            <text:p>200000</text:p>
          </table:table-cell>
          <table: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/>
          <table:table-cell office:value-type="float" office:value="190000" calcext:value-type="float">
            <text:p>1900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LR, Base Scenario Input, p. 54</text:p>
          </table:table-cell>
          <table:table-cell/>
        </table:table-row>
      </table:table>
      <table:table table:name="Gas CAPEX" table:style-name="ta1">
        <table:shapes>
          <draw:frame draw:z-index="0" draw:style-name="gr1" draw:text-style-name="P1" svg:width="547.2pt" svg:height="315.72pt" svg:x="0.03pt" svg:y="0.03pt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5" table:number-columns-repeated="4" table:default-cell-style-name="Default"/>
        <table:table-row table:style-name="ro1" table:number-rows-repeated="25">
          <table:table-cell table:number-columns-repeated="4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CGT BAU Scenario</text:p>
          </table:table-cell>
          <table:table-cell office:value-type="string" calcext:value-type="string">
            <text:p>OCGT BAU Scenario</text:p>
          </table:table-cell>
          <table:table-cell office:value-type="string" calcext:value-type="string">
            <text:p>Steam Turbíne BAU Scenario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00" calcext:value-type="float">
            <text:p>800</text:p>
          </table:table-cell>
          <table:table-cell office:value-type="float" office:value="550" calcext:value-type="float">
            <text:p>55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00" calcext:value-type="float">
            <text:p>800</text:p>
          </table:table-cell>
          <table:table-cell office:value-type="float" office:value="550" calcext:value-type="float">
            <text:p>55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800" calcext:value-type="float">
            <text:p>800</text:p>
          </table:table-cell>
          <table:table-cell office:value-type="float" office:value="550" calcext:value-type="float">
            <text:p>55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800" calcext:value-type="float">
            <text:p>800</text:p>
          </table:table-cell>
          <table:table-cell office:value-type="float" office:value="550" calcext:value-type="float">
            <text:p>55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800" calcext:value-type="float">
            <text:p>800</text:p>
          </table:table-cell>
          <table:table-cell office:value-type="float" office:value="550" calcext:value-type="float">
            <text:p>550</text:p>
          </table:table-cell>
          <table:table-cell office:value-type="float" office:value="650" calcext:value-type="float">
            <text:p>650</text:p>
          </table:table-cell>
        </table:table-row>
      </table:table>
      <table:table table:name="OPEX Fix" table:style-name="ta1">
        <table:shapes>
          <draw:frame draw:z-index="0" draw:style-name="gr1" draw:text-style-name="P1" svg:width="629.6pt" svg:height="382.28pt" svg:x="0.03pt" svg:y="0.03pt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number-columns-repeated="11" table:default-cell-style-name="Default"/>
        <table:table-row table:style-name="ro1" table:number-rows-repeated="30">
          <table:table-cell table:number-columns-repeated="11"/>
        </table:table-row>
        <table:table-row table:style-name="ro1">
          <table:table-cell office:value-type="string" calcext:value-type="string">
            <text:p>BAU OPEX</text:p>
          </table:table-cell>
          <table:table-cell office:value-type="string" calcext:value-type="string">
            <text:p>TeChnolog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CGT – BAU</text:p>
          </table:table-cell>
          <table:table-cell office:value-type="string" calcext:value-type="string">
            <text:p>CSP – BAU</text:p>
          </table:table-cell>
          <table:table-cell office:value-type="string" calcext:value-type="string">
            <text:p>Hydro – RoR – BAU</text:p>
          </table:table-cell>
          <table:table-cell office:value-type="string" calcext:value-type="string">
            <text:p>Hydro – Dam – BAU</text:p>
          </table:table-cell>
          <table:table-cell office:value-type="string" calcext:value-type="string">
            <text:p>Hydro – Pumped – BAU</text:p>
          </table:table-cell>
          <table:table-cell office:value-type="string" calcext:value-type="string">
            <text:p>OCGT – BAU</text:p>
          </table:table-cell>
          <table:table-cell office:value-type="string" calcext:value-type="string">
            <text:p>PV – Utility-scale – BAU</text:p>
          </table:table-cell>
          <table:table-cell office:value-type="string" calcext:value-type="string">
            <text:p>PV – Rooftop – BAU</text:p>
          </table:table-cell>
          <table:table-cell office:value-type="string" calcext:value-type="string">
            <text:p>Steam Turbine – BAU</text:p>
          </table:table-cell>
          <table:table-cell office:value-type="string" calcext:value-type="string">
            <text:p>Wind Onshore – BAU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O&amp;M Variable" table:style-name="ta1"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€/(MWh)</text:p>
          </table:table-cell>
          <table:table-cell office:value-type="string" calcext:value-type="string">
            <text:p>Assumed in BAU Scena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ind_onshore</text:p>
          </table:table-cell>
          <table:table-cell office:value-type="string" calcext:value-type="string">
            <text:p>PV_utility_scale</text:p>
          </table:table-cell>
          <table:table-cell office:value-type="string" calcext:value-type="string">
            <text:p>steam_turbine</text:p>
          </table:table-cell>
          <table:table-cell office:value-type="string" calcext:value-type="string">
            <text:p>OCGT</text:p>
          </table:table-cell>
          <table:table-cell office:value-type="string" calcext:value-type="string">
            <text:p>CCGT</text:p>
          </table:table-cell>
          <table:table-cell office:value-type="string" calcext:value-type="string">
            <text:p>hydro_ror</text:p>
          </table:table-cell>
          <table:table-cell office:value-type="string" calcext:value-type="string">
            <text:p>hydro_pump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PV_rooftop</text:p>
          </table:table-cell>
          <table:table-cell office:value-type="string" calcext:value-type="string">
            <text:p>Battery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0.01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75" calcext:value-type="float">
            <text:p>0.00007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0.01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75" calcext:value-type="float">
            <text:p>0.000075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0.01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table:formula="of:=0.01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table:formula="of:=0.01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35" calcext:value-type="float">
            <text:p>0.0000035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table:formula="of:=0.01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Lechtenböhmer, p. 70</text:p>
          </table:table-cell>
          <table:table-cell office:value-type="string" calcext:value-type="string">
            <text:p>Lechtenböhmer, p. 74</text:p>
          </table:table-cell>
          <table:table-cell table:number-columns-repeated="2"/>
          <table:table-cell office:value-type="string" calcext:value-type="string">
            <text:p>DLR, Base Scenario Input, p. 51</text:p>
          </table:table-cell>
          <table:table-cell/>
          <table:table-cell office:value-type="string" calcext:value-type="string">
            <text:p>DLR, Base Scenario Input, p. 54</text:p>
          </table:table-cell>
        </table:table-row>
      </table:table>
      <table:table table:name="OPEX Variable" table:style-name="ta1"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€/(MWh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team_turbine</text:p>
          </table:table-cell>
          <table:table-cell office:value-type="string" calcext:value-type="string">
            <text:p>OCGT</text:p>
          </table:table-cell>
          <table:table-cell office:value-type="string" calcext:value-type="string">
            <text:p>CCGT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7" calcext:value-type="float">
            <text:p>1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"/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currency-style style:name="N125P0" style:volatile="true">
      <number:number number:decimal-places="7" loext:min-decimal-places="7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7" loext:min-decimal-places="7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number:currency-style style:name="N127P0" style:volatile="true">
      <number:number number:decimal-places="6" loext:min-decimal-places="6" number:min-integer-digits="1" number:grouping="true"/>
      <number:text> </number:text>
      <number:currency-symbol number:language="de" number:country="DE">€</number:currency-symbol>
    </number:currency-style>
    <number:currency-style style:name="N127">
      <style:text-properties fo:color="#ff0000"/>
      <number:text>-</number:text>
      <number:number number:decimal-places="6" loext:min-decimal-places="6" number:min-integer-digits="1" number:grouping="true"/>
      <number:text> </number:text>
      <number:currency-symbol number:language="de" number:country="DE">€</number:currency-symbol>
      <style:map style:condition="value()&gt;=0" style:apply-style-name="N127P0"/>
    </number:currency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29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29P0"/>
    </number:currency-style>
    <number:currency-style style:name="N131P0" style:volatile="true">
      <number:number number:decimal-places="4" loext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31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3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 style:data-style-name="N2" text:time-value="19:23:54.646650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2:46:27.816886111</meta:creation-date>
    <dc:date>2017-09-11T19:25:20.621954600</dc:date>
    <meta:editing-duration>PT11H50M48S</meta:editing-duration>
    <meta:editing-cycles>78</meta:editing-cycles>
    <meta:generator>LibreOffice/5.0.6.2$Linux_X86_64 LibreOffice_project/00m0$Build-2</meta:generator>
    <meta:document-statistic meta:table-count="10" meta:cell-count="3528" meta:object-count="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00ffff" draw:fill-color="#00ff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33cm" svg:height="11.771cm" xlink:href=".." xlink:type="simple" chart:class="chart:scatter" chart:style-name="ch1">
        <chart:title svg:x="6.11cm" svg:y="0.371cm" chart:style-name="ch2">
          <text:p>Capex for Wind Onshore Power Plants</text:p>
        </chart:title>
        <chart:subtitle svg:x="6.123cm" svg:y="1.411cm" chart:style-name="ch3">
          <text:p>Current Prices and (assumed) Development</text:p>
        </chart:subtitle>
        <chart:legend svg:x="16.209cm" svg:y="4.341cm" style:legend-expansion="custom" chartooo:width="3.614cm" chartooo:height="3.182cm" style:legend-expansion-aspect-ratio="1.13576367064739" chart:style-name="ch4"/>
        <chart:plot-area chart:style-name="ch5" table:cell-range-address="cost.B253:cost.D253 cost.C254:cost.C254 cost.D254:cost.D268 cost.C263:cost.C263 cost.C275:cost.C275 cost.D275:cost.D281 cost.C286:cost.C286 cost.D286:cost.D289 'PV, Hydro and Wind CAPEX'.B29:'PV, Hydro and Wind CAPEX'.B34" chart:data-source-has-labels="both" svg:x="1.409cm" svg:y="2.142cm" svg:width="14.912cm" svg:height="9.389cm">
          <chartooo:coordinate-region svg:x="2.402cm" svg:y="2.341cm" svg:width="13.548cm" svg:height="8.543cm"/>
          <chart:axis chart:dimension="x" chart:name="primary-x" chart:style-name="ch6" chartooo:axis-type="auto">
            <chart:categories table:cell-range-address="cost.C253:cost.C253"/>
          </chart:axis>
          <chart:axis chart:dimension="y" chart:name="primary-y" chart:style-name="ch6">
            <chart:title svg:x="0.449cm" svg:y="8.428cm" chart:style-name="ch7">
              <text:p>Capex in 2016 € / kW</text:p>
            </chart:title>
            <chart:grid chart:style-name="ch8" chart:class="major"/>
          </chart:axis>
          <chart:series chart:style-name="ch9" chart:values-cell-range-address="cost.D253:cost.D253" chart:label-cell-address="cost.C253:cost.C253" chart:class="chart:scatter">
            <chart:domain table:cell-range-address="cost.B253:cost.B253"/>
            <chart:data-point/>
          </chart:series>
          <chart:series chart:style-name="ch10" chart:values-cell-range-address="cost.D254:cost.D262" chart:label-cell-address="cost.C254:cost.C254" chart:class="chart:scatter">
            <chart:domain table:cell-range-address="cost.B254:cost.B262"/>
            <chart:data-point chart:repeated="9"/>
          </chart:series>
          <chart:series chart:style-name="ch11" chart:values-cell-range-address="cost.D263:cost.D268" chart:label-cell-address="cost.C263:cost.C263" chart:class="chart:scatter">
            <chart:domain table:cell-range-address="cost.B263:cost.B274"/>
            <chart:data-point chart:repeated="12"/>
          </chart:series>
          <chart:series chart:style-name="ch12" chart:values-cell-range-address="cost.D275:cost.D281" chart:label-cell-address="cost.C275:cost.C275" chart:class="chart:scatter">
            <chart:domain table:cell-range-address="cost.B275:cost.B281"/>
            <chart:data-point chart:repeated="7"/>
          </chart:series>
          <chart:series chart:style-name="ch13" chart:values-cell-range-address="cost.D286:cost.D289" chart:label-cell-address="cost.C286:cost.C286" chart:class="chart:scatter">
            <chart:domain table:cell-range-address="cost.B286:cost.B289"/>
            <chart:data-point chart:repeated="4"/>
          </chart:series>
          <chart:series chart:style-name="ch14" chart:values-cell-range-address="'PV, Hydro and Wind CAPEX'.B30:'PV, Hydro and Wind CAPEX'.B34" chart:label-cell-address="'PV, Hydro and Wind CAPEX'.B29:'PV, Hydro and Wind CAPEX'.B29" chart:class="chart:scatter">
            <chart:domain table:cell-range-address="'PV, Hydro and Wind CAPEX'.A30:'PV, Hydro and Wind CAPEX'.A3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ENA</text:p>
                <draw:g>
                  <svg:desc>cost.C253:cost.C25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Tunisia</text:p>
                <draw:g>
                  <svg:desc>cost.C254:cost.C25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rocco</text:p>
                <draw:g>
                  <svg:desc>cost.C263:cost.C26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frica</text:p>
                <draw:g>
                  <svg:desc>cost.C275:cost.C27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Europe</text:p>
                <draw:g>
                  <svg:desc>cost.C286:cost.C28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ind, Onshore – Reference Scenario</text:p>
                <draw:g>
                  <svg:desc>'PV, Hydro and Wind CAPEX'.B29:'PV, Hydro and Wind CAPEX'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NA</text:p>
                <draw:g>
                  <svg:desc>cost.C253:cost.C253</svg:desc>
                </draw:g>
              </table:table-cell>
              <table:table-cell office:value-type="float" office:value="2030">
                <text:p>2030</text:p>
                <draw:g>
                  <svg:desc>cost.B253:cost.B253</svg:desc>
                </draw:g>
              </table:table-cell>
              <table:table-cell office:value-type="float" office:value="1000">
                <text:p>1000</text:p>
                <draw:g>
                  <svg:desc>cost.D253:cost.D253</svg:desc>
                </draw:g>
              </table:table-cell>
              <table:table-cell office:value-type="float" office:value="2010">
                <text:p>2010</text:p>
                <draw:g>
                  <svg:desc>cost.B254:cost.B262</svg:desc>
                </draw:g>
              </table:table-cell>
              <table:table-cell office:value-type="float" office:value="1150">
                <text:p>1150</text:p>
                <draw:g>
                  <svg:desc>cost.D254:cost.D262</svg:desc>
                </draw:g>
              </table:table-cell>
              <table:table-cell office:value-type="float" office:value="2018">
                <text:p>2018</text:p>
                <draw:g>
                  <svg:desc>cost.B263:cost.B274</svg:desc>
                </draw:g>
              </table:table-cell>
              <table:table-cell office:value-type="float" office:value="1420">
                <text:p>1420</text:p>
                <draw:g>
                  <svg:desc>cost.D263:cost.D268</svg:desc>
                </draw:g>
              </table:table-cell>
              <table:table-cell office:value-type="float" office:value="2010">
                <text:p>2010</text:p>
                <draw:g>
                  <svg:desc>cost.B275:cost.B281</svg:desc>
                </draw:g>
              </table:table-cell>
              <table:table-cell office:value-type="float" office:value="1490">
                <text:p>1490</text:p>
                <draw:g>
                  <svg:desc>cost.D275:cost.D281</svg:desc>
                </draw:g>
              </table:table-cell>
              <table:table-cell office:value-type="float" office:value="2020">
                <text:p>2020</text:p>
                <draw:g>
                  <svg:desc>cost.B286:cost.B289</svg:desc>
                </draw:g>
              </table:table-cell>
              <table:table-cell office:value-type="float" office:value="1080">
                <text:p>1080</text:p>
                <draw:g>
                  <svg:desc>cost.D286:cost.D289</svg:desc>
                </draw:g>
              </table:table-cell>
              <table:table-cell office:value-type="float" office:value="2015">
                <text:p>2015</text:p>
                <draw:g>
                  <svg:desc>'PV, Hydro and Wind CAPEX'.A30:'PV, Hydro and Wind CAPEX'.A34</svg:desc>
                </draw:g>
              </table:table-cell>
              <table:table-cell office:value-type="float" office:value="1500">
                <text:p>1500</text:p>
                <draw:g>
                  <svg:desc>'PV, Hydro and Wind CAPEX'.B30:'PV, Hydro and Wind CAPEX'.B34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930">
                <text:p>930</text:p>
              </table:table-cell>
              <table:table-cell office:value-type="float" office:value="2021">
                <text:p>2021</text:p>
              </table:table-cell>
              <table:table-cell office:value-type="float" office:value="1380">
                <text:p>1380</text:p>
              </table:table-cell>
              <table:table-cell office:value-type="float" office:value="2010">
                <text:p>2010</text:p>
              </table:table-cell>
              <table:table-cell office:value-type="float" office:value="2550">
                <text:p>2550</text:p>
              </table:table-cell>
              <table:table-cell office:value-type="float" office:value="2020">
                <text:p>2020</text:p>
              </table:table-cell>
              <table:table-cell office:value-type="float" office:value="1300">
                <text:p>1300</text:p>
              </table:table-cell>
              <table:table-cell office:value-type="float" office:value="2020">
                <text:p>202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4">
                <text:p>2014</text:p>
              </table:table-cell>
              <table:table-cell office:value-type="float" office:value="2750">
                <text:p>2750</text:p>
              </table:table-cell>
              <table:table-cell office:value-type="float" office:value="2025">
                <text:p>2025</text:p>
              </table:table-cell>
              <table:table-cell office:value-type="float" office:value="1340">
                <text:p>1340</text:p>
              </table:table-cell>
              <table:table-cell office:value-type="float" office:value="2015">
                <text:p>2015</text:p>
              </table:table-cell>
              <table:table-cell office:value-type="float" office:value="870">
                <text:p>870</text:p>
              </table:table-cell>
              <table:table-cell office:value-type="float" office:value="2050">
                <text:p>2050</text:p>
              </table:table-cell>
              <table:table-cell office:value-type="float" office:value="970">
                <text:p>970</text:p>
              </table:table-cell>
              <table:table-cell office:value-type="float" office:value="2030">
                <text:p>2030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9">
                <text:p>2009</text:p>
              </table:table-cell>
              <table:table-cell office:value-type="float" office:value="950">
                <text:p>950</text:p>
              </table:table-cell>
              <table:table-cell office:value-type="float" office:value="2030">
                <text:p>2030</text:p>
              </table:table-cell>
              <table:table-cell office:value-type="float" office:value="1290">
                <text:p>1290</text:p>
              </table:table-cell>
              <table:table-cell office:value-type="float" office:value="2015">
                <text:p>2015</text:p>
              </table:table-cell>
              <table:table-cell office:value-type="float" office:value="1300">
                <text:p>1300</text:p>
              </table:table-cell>
              <table:table-cell office:value-type="float" office:value="2050">
                <text:p>2050</text:p>
              </table:table-cell>
              <table:table-cell office:value-type="float" office:value="1300">
                <text:p>1300</text:p>
              </table:table-cell>
              <table:table-cell office:value-type="float" office:value="2040">
                <text:p>204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9">
                <text:p>2009</text:p>
              </table:table-cell>
              <table:table-cell office:value-type="float" office:value="1130">
                <text:p>1130</text:p>
              </table:table-cell>
              <table:table-cell office:value-type="float" office:value="2040">
                <text:p>2040</text:p>
              </table:table-cell>
              <table:table-cell office:value-type="float" office:value="1270">
                <text:p>1270</text:p>
              </table:table-cell>
              <table:table-cell office:value-type="float" office:value="2014">
                <text:p>2014</text:p>
              </table:table-cell>
              <table:table-cell office:value-type="float" office:value="1180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860">
                <text:p>860</text:p>
              </table:table-cell>
              <table:table-cell office:value-type="float" office:value="2050">
                <text:p>2050</text:p>
              </table:table-cell>
              <table:table-cell office:value-type="float" office:value="1250">
                <text:p>1250</text:p>
              </table:table-cell>
              <table:table-cell office:value-type="float" office:value="2014">
                <text:p>2014</text:p>
              </table:table-cell>
              <table:table-cell office:value-type="float" office:value="1730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1310">
                <text:p>1310</text:p>
              </table:table-cell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2014">
                <text:p>2014</text:p>
              </table:table-cell>
              <table:table-cell office:value-type="float" office:value="2430">
                <text:p>2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1">
                <text:p>2031</text:p>
              </table:table-cell>
              <table:table-cell office:value-type="float" office:value="820">
                <text:p>820</text:p>
              </table:table-cell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1">
                <text:p>2031</text:p>
              </table:table-cell>
              <table:table-cell office:value-type="float" office:value="1110">
                <text:p>1110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ffff" draw:fill-color="#00ff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937cm" svg:height="12.131cm" xlink:href=".." xlink:type="simple" chart:class="chart:scatter" chart:style-name="ch1">
        <chart:title svg:x="6.929cm" svg:y="0.378cm" chart:style-name="ch2">
          <text:p>Capex for PV Utility Scale Power Plants</text:p>
        </chart:title>
        <chart:subtitle svg:x="7.075cm" svg:y="1.425cm" chart:style-name="ch3">
          <text:p>Current Prices and (assumed) Development</text:p>
        </chart:subtitle>
        <chart:legend chart:legend-position="end" svg:x="14.693cm" svg:y="4.272cm" style:legend-expansion="high" chart:style-name="ch4"/>
        <chart:plot-area chart:style-name="ch5" table:cell-range-address="cost.B176:cost.B192 cost.C176:cost.C176 cost.D176:cost.D192 cost.C165:cost.C165 cost.D165:cost.D166 cost.C199:cost.C199 cost.D199:cost.D212 cost.C202:cost.C202 cost.C209:cost.C209 'PV, Hydro and Wind CAPEX'.C29:'PV, Hydro and Wind CAPEX'.C34" chart:data-source-has-labels="row" svg:x="1.449cm" svg:y="2.376cm" svg:width="12.806cm" svg:height="9.513cm">
          <chartooo:coordinate-region svg:x="2.441cm" svg:y="2.575cm" svg:width="11.442cm" svg:height="8.667cm"/>
          <chart:axis chart:dimension="x" chart:name="primary-x" chart:style-name="ch6">
            <chart:grid chart:style-name="ch7" chart:class="major"/>
          </chart:axis>
          <chart:axis chart:dimension="y" chart:name="primary-y" chart:style-name="ch6">
            <chart:title svg:x="0.451cm" svg:y="8.724cm" chart:style-name="ch8">
              <text:p>Capex in 2016 € / kW</text:p>
            </chart:title>
            <chart:grid chart:style-name="ch7" chart:class="major"/>
          </chart:axis>
          <chart:series chart:style-name="ch9" chart:values-cell-range-address="cost.D176:cost.D192" chart:label-cell-address="cost.C176:cost.C176" chart:class="chart:scatter">
            <chart:domain table:cell-range-address="cost.B176:cost.B192"/>
            <chart:data-point chart:repeated="17"/>
          </chart:series>
          <chart:series chart:style-name="ch10" chart:values-cell-range-address="cost.D165:cost.D166" chart:label-cell-address="cost.C165:cost.C165" chart:class="chart:scatter">
            <chart:domain table:cell-range-address="cost.B165:cost.B166"/>
            <chart:data-point chart:repeated="2"/>
          </chart:series>
          <chart:series chart:style-name="ch11" chart:values-cell-range-address="cost.D199:cost.D201" chart:label-cell-address="cost.C199:cost.C199" chart:class="chart:scatter">
            <chart:domain table:cell-range-address="cost.B199:cost.B201"/>
            <chart:data-point chart:repeated="3"/>
          </chart:series>
          <chart:series chart:style-name="ch12" chart:values-cell-range-address="cost.D202:cost.D208" chart:label-cell-address="cost.C202:cost.C202" chart:class="chart:scatter">
            <chart:domain table:cell-range-address="cost.B202:cost.B208"/>
            <chart:data-point chart:repeated="7"/>
          </chart:series>
          <chart:series chart:style-name="ch13" chart:values-cell-range-address="cost.D209:cost.D211" chart:label-cell-address="cost.C209:cost.C209" chart:class="chart:scatter">
            <chart:domain table:cell-range-address="cost.B209:cost.B211"/>
            <chart:data-point chart:repeated="3"/>
          </chart:series>
          <chart:series chart:style-name="ch14" chart:values-cell-range-address="cost.D209:cost.D212" chart:label-cell-address="cost.C209:cost.C209" chart:class="chart:scatter">
            <chart:domain table:cell-range-address="cost.B209:cost.B212"/>
            <chart:data-point chart:repeated="4"/>
          </chart:series>
          <chart:series chart:style-name="ch15" chart:values-cell-range-address="'PV, Hydro and Wind CAPEX'.C30:'PV, Hydro and Wind CAPEX'.C34" chart:label-cell-address="'PV, Hydro and Wind CAPEX'.C29:'PV, Hydro and Wind CAPEX'.C29" chart:class="chart:scatter">
            <chart:domain table:cell-range-address="'PV, Hydro and Wind CAPEX'.A30:'PV, Hydro and Wind CAPEX'.A34"/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orocco</text:p>
                <draw:g>
                  <svg:desc>cost.C176:cost.C17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ENA</text:p>
                <draw:g>
                  <svg:desc>cost.C165:cost.C16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frica</text:p>
                <draw:g>
                  <svg:desc>cost.C199:cost.C19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Global</text:p>
                <draw:g>
                  <svg:desc>cost.C202:cost.C20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Europe</text:p>
                <draw:g>
                  <svg:desc>cost.C209:cost.C20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Europe</text:p>
                <draw:g>
                  <svg:desc>cost.C209:cost.C20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V, Utility-Scale – Reference Scenario</text:p>
                <draw:g>
                  <svg:desc>'PV, Hydro and Wind CAPEX'.C29:'PV, Hydro and Wind CAPEX'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2">
                <text:p>2012</text:p>
                <draw:g>
                  <svg:desc>cost.B176:cost.B192</svg:desc>
                </draw:g>
              </table:table-cell>
              <table:table-cell office:value-type="float" office:value="530">
                <text:p>530</text:p>
                <draw:g>
                  <svg:desc>cost.D176:cost.D192</svg:desc>
                </draw:g>
              </table:table-cell>
              <table:table-cell office:value-type="float" office:value="2030">
                <text:p>2030</text:p>
                <draw:g>
                  <svg:desc>cost.B165:cost.B166</svg:desc>
                </draw:g>
              </table:table-cell>
              <table:table-cell office:value-type="float" office:value="550">
                <text:p>550</text:p>
                <draw:g>
                  <svg:desc>cost.D165:cost.D166</svg:desc>
                </draw:g>
              </table:table-cell>
              <table:table-cell office:value-type="float" office:value="2010">
                <text:p>2010</text:p>
                <draw:g>
                  <svg:desc>cost.B199:cost.B201</svg:desc>
                </draw:g>
              </table:table-cell>
              <table:table-cell office:value-type="float" office:value="2550">
                <text:p>2550</text:p>
                <draw:g>
                  <svg:desc>cost.D199:cost.D201</svg:desc>
                </draw:g>
              </table:table-cell>
              <table:table-cell office:value-type="float" office:value="2015">
                <text:p>2015</text:p>
                <draw:g>
                  <svg:desc>cost.B202:cost.B208</svg:desc>
                </draw:g>
              </table:table-cell>
              <table:table-cell office:value-type="float" office:value="750">
                <text:p>750</text:p>
                <draw:g>
                  <svg:desc>cost.D202:cost.D208</svg:desc>
                </draw:g>
              </table:table-cell>
              <table:table-cell office:value-type="float" office:value="2020">
                <text:p>2020</text:p>
                <draw:g>
                  <svg:desc>cost.B209:cost.B211</svg:desc>
                </draw:g>
              </table:table-cell>
              <table:table-cell office:value-type="float" office:value="870">
                <text:p>870</text:p>
                <draw:g>
                  <svg:desc>cost.D209:cost.D211</svg:desc>
                </draw:g>
              </table:table-cell>
              <table:table-cell office:value-type="float" office:value="2020">
                <text:p>2020</text:p>
                <draw:g>
                  <svg:desc>cost.B209:cost.B212</svg:desc>
                </draw:g>
              </table:table-cell>
              <table:table-cell office:value-type="float" office:value="870">
                <text:p>870</text:p>
                <draw:g>
                  <svg:desc>cost.D209:cost.D212</svg:desc>
                </draw:g>
              </table:table-cell>
              <table:table-cell office:value-type="float" office:value="2015">
                <text:p>2015</text:p>
                <draw:g>
                  <svg:desc>'PV, Hydro and Wind CAPEX'.A30:'PV, Hydro and Wind CAPEX'.A34</svg:desc>
                </draw:g>
              </table:table-cell>
              <table:table-cell office:value-type="float" office:value="1780">
                <text:p>1780</text:p>
                <draw:g>
                  <svg:desc>'PV, Hydro and Wind CAPEX'.C30:'PV, Hydro and Wind CAPEX'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8">
                <text:p>2018</text:p>
              </table:table-cell>
              <table:table-cell office:value-type="float" office:value="1000">
                <text:p>1000</text:p>
              </table:table-cell>
              <table:table-cell office:value-type="float" office:value="2030">
                <text:p>2030</text:p>
              </table:table-cell>
              <table:table-cell office:value-type="float" office:value="620">
                <text:p>620</text:p>
              </table:table-cell>
              <table:table-cell office:value-type="float" office:value="2010">
                <text:p>2010</text:p>
              </table:table-cell>
              <table:table-cell office:value-type="float" office:value="2980">
                <text:p>2980</text:p>
              </table:table-cell>
              <table:table-cell office:value-type="float" office:value="2020">
                <text:p>2020</text:p>
              </table:table-cell>
              <table:table-cell office:value-type="float" office:value="1130">
                <text:p>1130</text:p>
              </table:table-cell>
              <table:table-cell office:value-type="float" office:value="2020">
                <text:p>2020</text:p>
              </table:table-cell>
              <table:table-cell office:value-type="float" office:value="1300">
                <text:p>1300</text:p>
              </table:table-cell>
              <table:table-cell office:value-type="float" office:value="2020">
                <text:p>2020</text:p>
              </table:table-cell>
              <table:table-cell office:value-type="float" office:value="1300">
                <text:p>1300</text:p>
              </table:table-cell>
              <table:table-cell office:value-type="float" office:value="2020">
                <text:p>202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21">
                <text:p>2021</text:p>
              </table:table-cell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0">
                <text:p>2010</text:p>
              </table:table-cell>
              <table:table-cell office:value-type="float" office:value="3830">
                <text:p>3830</text:p>
              </table:table-cell>
              <table:table-cell office:value-type="float" office:value="2025">
                <text:p>2025</text:p>
              </table:table-cell>
              <table:table-cell office:value-type="float" office:value="1690">
                <text:p>1690</text:p>
              </table:table-cell>
              <table:table-cell office:value-type="float" office:value="2050">
                <text:p>2050</text:p>
              </table:table-cell>
              <table:table-cell office:value-type="float" office:value="1410">
                <text:p>1410</text:p>
              </table:table-cell>
              <table:table-cell office:value-type="float" office:value="2050">
                <text:p>2050</text:p>
              </table:table-cell>
              <table:table-cell office:value-type="float" office:value="1410">
                <text:p>1410</text:p>
              </table:table-cell>
              <table:table-cell office:value-type="float" office:value="2030">
                <text:p>203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25">
                <text:p>2025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6">
                <text:p>2016</text:p>
              </table:table-cell>
              <table:table-cell office:value-type="float" office:value="1880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1520">
                <text:p>1520</text:p>
              </table:table-cell>
              <table:table-cell office:value-type="float" office:value="2040">
                <text:p>204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30">
                <text:p>2030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6">
                <text:p>2016</text:p>
              </table:table-cell>
              <table:table-cell office:value-type="float" office:value="2820">
                <text:p>2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0">
                <text:p>2040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6">
                <text:p>2016</text:p>
              </table:table-cell>
              <table:table-cell office:value-type="float" office:value="1270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0">
                <text:p>2050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6">
                <text:p>2016</text:p>
              </table:table-cell>
              <table:table-cell office:value-type="float" office:value="3850">
                <text:p>3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5">
                <text:p>2015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5">
                <text:p>2015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0">
                <text:p>2020</text:p>
              </table:table-cell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0">
                <text:p>2020</text:p>
              </table:table-cell>
              <table:table-cell office:value-type="float" office:value="1840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30">
                <text:p>2030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30">
                <text:p>2030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40">
                <text:p>2040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40">
                <text:p>2040</text:p>
              </table:table-cell>
              <table:table-cell office:value-type="float" office:value="920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50">
                <text:p>2050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50">
                <text:p>2050</text:p>
              </table:table-cell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00ffff" draw:fill-color="#00ff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954cm" svg:height="12.161cm" xlink:href=".." xlink:type="simple" chart:class="chart:scatter" chart:row-mapping="1" chart:style-name="ch1">
        <chart:title svg:x="6.002cm" svg:y="0.379cm" chart:style-name="ch2">
          <text:p>Capex for Hydro Run-on-River Power Plants</text:p>
        </chart:title>
        <chart:subtitle svg:x="6.584cm" svg:y="1.427cm" chart:style-name="ch3">
          <text:p>Current Prices and (assumed) Development</text:p>
        </chart:subtitle>
        <chart:legend svg:x="16.673cm" svg:y="4.404cm" style:legend-expansion="custom" chartooo:width="4.072cm" chartooo:height="3.353cm" style:legend-expansion-aspect-ratio="1.21443483447659" chart:style-name="ch4"/>
        <chart:plot-area chart:style-name="ch5" table:cell-range-address="cost.B101:cost.D101 cost.C103:cost.D103 cost.C104:cost.C104 cost.D104:cost.D115 cost.C107:cost.C107 cost.C113:cost.C113 'PV, Hydro and Wind CAPEX'.D29:'PV, Hydro and Wind CAPEX'.D34" chart:data-source-has-labels="column" svg:x="1.419cm" svg:y="2.534cm" svg:width="15.227cm" svg:height="9.326cm">
          <chartooo:coordinate-region svg:x="2.412cm" svg:y="2.733cm" svg:width="13.863cm" svg:height="8.48cm"/>
          <chart:axis chart:dimension="x" chart:name="primary-x" chart:style-name="ch6"/>
          <chart:axis chart:dimension="y" chart:name="primary-y" chart:style-name="ch6">
            <chart:title svg:x="0.44cm" svg:y="8.789cm" chart:style-name="ch7">
              <text:p>Capex in 2016 € / kW</text:p>
            </chart:title>
            <chart:grid chart:style-name="ch8" chart:class="major"/>
          </chart:axis>
          <chart:series chart:style-name="ch9" chart:values-cell-range-address="cost.D101:cost.D101" chart:label-cell-address="cost.C101:cost.C101" chart:class="chart:scatter">
            <chart:domain table:cell-range-address="cost.B101:cost.B101"/>
            <chart:data-point/>
          </chart:series>
          <chart:series chart:style-name="ch10" chart:values-cell-range-address="cost.D103:cost.D103" chart:label-cell-address="cost.C103:cost.C103" chart:class="chart:scatter">
            <chart:domain table:cell-range-address="cost.B103:cost.B103"/>
            <chart:data-point/>
          </chart:series>
          <chart:series chart:style-name="ch11" chart:values-cell-range-address="cost.D104:cost.D106" chart:label-cell-address="cost.C104:cost.C104" chart:class="chart:scatter">
            <chart:domain table:cell-range-address="cost.B104:cost.B106"/>
            <chart:data-point chart:repeated="3"/>
          </chart:series>
          <chart:series chart:style-name="ch12" chart:values-cell-range-address="cost.D107:cost.D112" chart:label-cell-address="cost.C107:cost.C107" chart:class="chart:scatter">
            <chart:domain table:cell-range-address="cost.B107:cost.B112"/>
            <chart:data-point chart:repeated="6"/>
          </chart:series>
          <chart:series chart:style-name="ch13" chart:values-cell-range-address="cost.D113:cost.D115" chart:label-cell-address="cost.C113:cost.C113" chart:class="chart:scatter">
            <chart:domain table:cell-range-address="cost.B113:cost.B115"/>
            <chart:data-point chart:repeated="3"/>
          </chart:series>
          <chart:series chart:style-name="ch14" chart:values-cell-range-address="'PV, Hydro and Wind CAPEX'.D30:'PV, Hydro and Wind CAPEX'.D34" chart:label-cell-address="'PV, Hydro and Wind CAPEX'.D29:'PV, Hydro and Wind CAPEX'.D29" chart:class="chart:scatter">
            <chart:domain table:cell-range-address="'PV, Hydro and Wind CAPEX'.A30:'PV, Hydro and Wind CAPEX'.A3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30">
                <text:p>2030</text:p>
                <draw:g>
                  <svg:desc>cost.B101:cost.B101</svg:desc>
                </draw:g>
              </table:table-cell>
            </table:table-row>
            <table:table-row>
              <table:table-cell office:value-type="string">
                <text:p>MENA</text:p>
                <draw:g>
                  <svg:desc>cost.C101:cost.C101</svg:desc>
                </draw:g>
              </table:table-cell>
              <table:table-cell office:value-type="float" office:value="2560">
                <text:p>2560</text:p>
                <draw:g>
                  <svg:desc>cost.D101:cost.D10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14">
                <text:p>2014</text:p>
                <draw:g>
                  <svg:desc>cost.B103:cost.B103</svg:desc>
                </draw:g>
              </table:table-cell>
            </table:table-row>
            <table:table-row>
              <table:table-cell office:value-type="string">
                <text:p>Tunisia</text:p>
                <draw:g>
                  <svg:desc>cost.C103:cost.C103</svg:desc>
                </draw:g>
              </table:table-cell>
              <table:table-cell office:value-type="float" office:value="1570">
                <text:p>1570</text:p>
                <draw:g>
                  <svg:desc>cost.D103:cost.D103</svg:desc>
                </draw:g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2010">
                <text:p>2010</text:p>
                <draw:g>
                  <svg:desc>cost.B104:cost.B106</svg:desc>
                </draw:g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Africa</text:p>
                <draw:g>
                  <svg:desc>cost.C104:cost.C104</svg:desc>
                </draw:g>
              </table:table-cell>
              <table:table-cell office:value-type="float" office:value="850">
                <text:p>850</text:p>
                <draw:g>
                  <svg:desc>cost.D104:cost.D106</svg:desc>
                </draw:g>
              </table:table-cell>
              <table:table-cell office:value-type="float" office:value="2130">
                <text:p>2130</text:p>
              </table:table-cell>
              <table:table-cell office:value-type="float" office:value="4250">
                <text:p>4250</text:p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2015">
                <text:p>2015</text:p>
                <draw:g>
                  <svg:desc>cost.B107:cost.B112</svg:desc>
                </draw:g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Global</text:p>
                <draw:g>
                  <svg:desc>cost.C107:cost.C107</svg:desc>
                </draw:g>
              </table:table-cell>
              <table:table-cell office:value-type="float" office:value="890">
                <text:p>890</text:p>
                <draw:g>
                  <svg:desc>cost.D107:cost.D112</svg:desc>
                </draw:g>
              </table:table-cell>
              <table:table-cell office:value-type="float" office:value="6500">
                <text:p>6500</text:p>
              </table:table-cell>
              <table:table-cell office:value-type="float" office:value="850">
                <text:p>850</text:p>
              </table:table-cell>
              <table:table-cell office:value-type="float" office:value="3400">
                <text:p>3400</text:p>
              </table:table-cell>
              <table:table-cell office:value-type="float" office:value="2890">
                <text:p>289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2015">
                <text:p>2015</text:p>
                <draw:g>
                  <svg:desc>cost.B113:cost.B115</svg:desc>
                </draw:g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Middle East</text:p>
                <draw:g>
                  <svg:desc>cost.C113:cost.C113</svg:desc>
                </draw:g>
              </table:table-cell>
              <table:table-cell office:value-type="float" office:value="940">
                <text:p>940</text:p>
                <draw:g>
                  <svg:desc>cost.D113:cost.D115</svg:desc>
                </draw:g>
              </table:table-cell>
              <table:table-cell office:value-type="float" office:value="1330">
                <text:p>1330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Column A</text:p>
                <draw:g>
                  <svg:desc/>
                </draw:g>
              </table:table-cell>
              <table:table-cell office:value-type="float" office:value="2015">
                <text:p>2015</text:p>
                <draw:g>
                  <svg:desc>'PV, Hydro and Wind CAPEX'.A30:'PV, Hydro and Wind CAPEX'.A34</svg:desc>
                </draw:g>
              </table:table-cell>
              <table:table-cell office:value-type="float" office:value="2020">
                <text:p>2020</text:p>
              </table:table-cell>
              <table:table-cell office:value-type="float" office:value="2030">
                <text:p>2030</text:p>
              </table:table-cell>
              <table:table-cell office:value-type="float" office:value="2040">
                <text:p>204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Hydro, RoR – Reference Scenario</text:p>
                <draw:g>
                  <svg:desc>'PV, Hydro and Wind CAPEX'.D29:'PV, Hydro and Wind CAPEX'.D29</svg:desc>
                </draw:g>
              </table:table-cell>
              <table:table-cell office:value-type="float" office:value="1570">
                <text:p>1570</text:p>
                <draw:g>
                  <svg:desc>'PV, Hydro and Wind CAPEX'.D30:'PV, Hydro and Wind CAPEX'.D34</svg:desc>
                </draw:g>
              </table:table-cell>
              <table:table-cell office:value-type="float" office:value="1570">
                <text:p>1570</text:p>
              </table:table-cell>
              <table:table-cell office:value-type="float" office:value="1570">
                <text:p>1570</text:p>
              </table:table-cell>
              <table:table-cell office:value-type="float" office:value="1570">
                <text:p>1570</text:p>
              </table:table-cell>
              <table:table-cell office:value-type="float" office:value="1570">
                <text:p>157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>
      <style:graphic-properties draw:stroke="solid" svg:stroke-color="#b3b3b3" draw:fill="none" draw:fill-color="#e6e6e6"/>
    </style:style>
    <style:style style:name="ch29" style:family="chart">
      <style:graphic-properties svg:stroke-color="#b3b3b3" draw:fill-color="#cccccc"/>
    </style:style>
  </office:automatic-styles>
  <office:body>
    <office:chart>
      <chart:chart svg:width="22.212cm" svg:height="13.487cm" xlink:href=".." xlink:type="simple" chart:class="chart:scatter" chart:style-name="ch1">
        <chart:title svg:x="7.477cm" svg:y="0.405cm" chart:style-name="ch2">
          <text:p>OPEX Fix for Different Technologies</text:p>
        </chart:title>
        <chart:legend chart:legend-position="end" svg:x="17.084cm" svg:y="1.713cm" style:legend-expansion="high" chart:style-name="ch3"/>
        <chart:plot-area chart:style-name="ch4" table:cell-range-address="cost.B37:cost.B46 cost.D36:cost.D36 cost.G37:cost.G46 'OPEX Fix'.B32:'OPEX Fix'.K37 cost.D55:cost.D55 cost.G56:cost.G90 cost.D100:cost.D100 cost.G101:cost.G117 cost.D119:cost.D119 cost.G120:cost.G120 cost.D126:cost.D126 cost.G127:cost.G140 cost.D144:cost.D144 cost.G145:cost.G160 cost.D162:cost.D162 cost.G163:cost.G210 cost.D217:cost.D217 cost.G218:cost.G218 cost.D241:cost.D241 cost.G242:cost.G242 cost.D250:cost.D250 cost.G251:cost.G287" chart:data-source-has-labels="row" svg:x="1.455cm" svg:y="1.479cm" svg:width="15.185cm" svg:height="11.739cm">
          <chartooo:coordinate-region svg:x="2.076cm" svg:y="1.678cm" svg:width="14.192cm" svg:height="10.893cm"/>
          <chart:axis chart:dimension="x" chart:name="primary-x" chart:style-name="ch5"/>
          <chart:axis chart:dimension="y" chart:name="primary-y" chart:style-name="ch5">
            <chart:title svg:x="0.451cm" svg:y="9.495cm" chart:style-name="ch6">
              <text:p>OPEX Fix in 2016 € / (kW * a)</text:p>
            </chart:title>
            <chart:grid chart:style-name="ch7" chart:class="major"/>
          </chart:axis>
          <chart:series chart:style-name="ch8" chart:values-cell-range-address="cost.G37:cost.G46" chart:label-cell-address="cost.D36:cost.D36" chart:class="chart:scatter">
            <chart:domain table:cell-range-address="cost.B37:cost.B46"/>
            <chart:data-point chart:repeated="10"/>
          </chart:series>
          <chart:series chart:style-name="ch9" chart:values-cell-range-address="'OPEX Fix'.B33:'OPEX Fix'.B37" chart:label-cell-address="'OPEX Fix'.B32:'OPEX Fix'.B32" chart:class="chart:scatter">
            <chart:domain table:cell-range-address="'OPEX Fix'.A33:'OPEX Fix'.A37"/>
            <chart:data-point chart:repeated="5"/>
          </chart:series>
          <chart:series chart:style-name="ch10" chart:values-cell-range-address="cost.G56:cost.G90" chart:label-cell-address="cost.D55:cost.D55" chart:class="chart:scatter">
            <chart:domain table:cell-range-address="cost.B56:cost.B90"/>
            <chart:data-point chart:repeated="35"/>
          </chart:series>
          <chart:series chart:style-name="ch11" chart:values-cell-range-address="'OPEX Fix'.C33:'OPEX Fix'.C37" chart:label-cell-address="'OPEX Fix'.C32:'OPEX Fix'.C32" chart:class="chart:scatter">
            <chart:domain table:cell-range-address="'OPEX Fix'.A33:'OPEX Fix'.A37"/>
            <chart:data-point chart:repeated="5"/>
          </chart:series>
          <chart:series chart:style-name="ch12" chart:values-cell-range-address="cost.G101:cost.G117" chart:label-cell-address="cost.D100:cost.D100" chart:class="chart:scatter">
            <chart:domain table:cell-range-address="cost.B101:cost.B117"/>
            <chart:data-point chart:repeated="17"/>
          </chart:series>
          <chart:series chart:style-name="ch13" chart:values-cell-range-address="'OPEX Fix'.D33:'OPEX Fix'.D37" chart:label-cell-address="'OPEX Fix'.D32:'OPEX Fix'.D32" chart:class="chart:scatter">
            <chart:domain table:cell-range-address="'OPEX Fix'.A33:'OPEX Fix'.A37"/>
            <chart:data-point chart:repeated="5"/>
          </chart:series>
          <chart:series chart:style-name="ch14" chart:values-cell-range-address="cost.G120:cost.G120" chart:label-cell-address="cost.D119:cost.D119" chart:class="chart:scatter">
            <chart:domain table:cell-range-address="cost.B120:cost.B120"/>
            <chart:data-point/>
          </chart:series>
          <chart:series chart:style-name="ch15" chart:values-cell-range-address="'OPEX Fix'.E33:'OPEX Fix'.E37" chart:label-cell-address="'OPEX Fix'.E32:'OPEX Fix'.E32" chart:class="chart:scatter">
            <chart:domain table:cell-range-address="'OPEX Fix'.A33:'OPEX Fix'.A37"/>
            <chart:data-point chart:repeated="5"/>
          </chart:series>
          <chart:series chart:style-name="ch16" chart:values-cell-range-address="cost.G127:cost.G140" chart:label-cell-address="cost.D126:cost.D126" chart:class="chart:scatter">
            <chart:domain table:cell-range-address="cost.B127:cost.B142"/>
            <chart:data-point chart:repeated="16"/>
          </chart:series>
          <chart:series chart:style-name="ch17" chart:values-cell-range-address="'OPEX Fix'.F33:'OPEX Fix'.F37" chart:label-cell-address="'OPEX Fix'.F32:'OPEX Fix'.F32" chart:class="chart:scatter">
            <chart:domain table:cell-range-address="'OPEX Fix'.A33:'OPEX Fix'.A37"/>
            <chart:data-point chart:repeated="5"/>
          </chart:series>
          <chart:series chart:style-name="ch18" chart:values-cell-range-address="cost.G145:cost.G160" chart:label-cell-address="cost.D144:cost.D144" chart:class="chart:scatter">
            <chart:domain table:cell-range-address="cost.B145:cost.B160"/>
            <chart:data-point chart:repeated="16"/>
          </chart:series>
          <chart:series chart:style-name="ch19" chart:values-cell-range-address="'OPEX Fix'.G33:'OPEX Fix'.G37" chart:label-cell-address="'OPEX Fix'.G32:'OPEX Fix'.G32" chart:class="chart:scatter">
            <chart:domain table:cell-range-address="'OPEX Fix'.A33:'OPEX Fix'.A37"/>
            <chart:data-point chart:repeated="5"/>
          </chart:series>
          <chart:series chart:style-name="ch20" chart:values-cell-range-address="cost.G163:cost.G210" chart:label-cell-address="cost.D162:cost.D162" chart:class="chart:scatter">
            <chart:domain table:cell-range-address="cost.B163:cost.B210"/>
            <chart:data-point chart:repeated="48"/>
          </chart:series>
          <chart:series chart:style-name="ch21" chart:values-cell-range-address="'OPEX Fix'.H33:'OPEX Fix'.H37" chart:label-cell-address="'OPEX Fix'.H32:'OPEX Fix'.H32" chart:class="chart:scatter">
            <chart:domain table:cell-range-address="'OPEX Fix'.A33:'OPEX Fix'.A37"/>
            <chart:data-point chart:repeated="5"/>
          </chart:series>
          <chart:series chart:style-name="ch22" chart:values-cell-range-address="cost.G218:cost.G218" chart:label-cell-address="cost.D217:cost.D217" chart:class="chart:scatter">
            <chart:domain table:cell-range-address="cost.B218:cost.B218"/>
            <chart:data-point/>
          </chart:series>
          <chart:series chart:style-name="ch23" chart:values-cell-range-address="'OPEX Fix'.I33:'OPEX Fix'.I37" chart:label-cell-address="'OPEX Fix'.I32:'OPEX Fix'.I32" chart:class="chart:scatter">
            <chart:domain table:cell-range-address="'OPEX Fix'.A33:'OPEX Fix'.A37"/>
            <chart:data-point chart:repeated="5"/>
          </chart:series>
          <chart:series chart:style-name="ch24" chart:values-cell-range-address="cost.G242:cost.G242" chart:label-cell-address="cost.D241:cost.D241" chart:class="chart:scatter">
            <chart:domain table:cell-range-address="cost.B242:cost.B242"/>
            <chart:data-point/>
          </chart:series>
          <chart:series chart:style-name="ch25" chart:values-cell-range-address="'OPEX Fix'.J33:'OPEX Fix'.J37" chart:label-cell-address="'OPEX Fix'.J32:'OPEX Fix'.J32" chart:class="chart:scatter">
            <chart:domain table:cell-range-address="'OPEX Fix'.A33:'OPEX Fix'.A37"/>
            <chart:data-point chart:repeated="5"/>
          </chart:series>
          <chart:series chart:style-name="ch26" chart:values-cell-range-address="cost.G251:cost.G287" chart:label-cell-address="cost.D250:cost.D250" chart:class="chart:scatter">
            <chart:domain table:cell-range-address="cost.B251:cost.B287"/>
            <chart:data-point chart:repeated="37"/>
          </chart:series>
          <chart:series chart:style-name="ch27" chart:values-cell-range-address="'OPEX Fix'.K33:'OPEX Fix'.K37" chart:label-cell-address="'OPEX Fix'.K32:'OPEX Fix'.K32" chart:class="chart:scatter">
            <chart:domain table:cell-range-address="'OPEX Fix'.A33:'OPEX Fix'.A37"/>
            <chart:data-point chart:repeated="5"/>
          </chart:series>
          <chart:wall chart:style-name="ch28"/>
          <chart:floor chart:style-name="ch2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CGT</text:p>
                <draw:g>
                  <svg:desc>cost.D36:cost.D3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CGT – BAU</text:p>
                <draw:g>
                  <svg:desc>'OPEX Fix'.B32:'OPEX Fix'.B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SP</text:p>
                <draw:g>
                  <svg:desc>cost.D55:cost.D5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SP – BAU</text:p>
                <draw:g>
                  <svg:desc>'OPEX Fix'.C32:'OPEX Fix'.C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Hydro – RoR</text:p>
                <draw:g>
                  <svg:desc>cost.D100:cost.D10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Hydro – RoR – BAU</text:p>
                <draw:g>
                  <svg:desc>'OPEX Fix'.D32:'OPEX Fix'.D32</svg:desc>
                </draw:g>
              </table:table-cell>
              <table:table-cell office:value-type="string">
                <text:p/>
              </table:table-cell>
              <table:table-cell office:value-type="string">
                <text:p>Hydro – Dam</text:p>
                <draw:g>
                  <svg:desc>cost.D119:cost.D11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Hydro – Dam – BAU</text:p>
                <draw:g>
                  <svg:desc>'OPEX Fix'.E32:'OPEX Fix'.E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Hydro – Pumped</text:p>
                <draw:g>
                  <svg:desc>cost.D126:cost.D1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Hydro – Pumped – BAU</text:p>
                <draw:g>
                  <svg:desc>'OPEX Fix'.F32:'OPEX Fix'.F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OCGT</text:p>
                <draw:g>
                  <svg:desc>cost.D144:cost.D14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CGT – BAU</text:p>
                <draw:g>
                  <svg:desc>'OPEX Fix'.G32:'OPEX Fix'.G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cost.D162:cost.D1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V – Utility-scale – BAU</text:p>
                <draw:g>
                  <svg:desc>'OPEX Fix'.H32:'OPEX Fix'.H3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cost.D217:cost.D2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V – Rooftop – BAU</text:p>
                <draw:g>
                  <svg:desc>'OPEX Fix'.I32:'OPEX Fix'.I3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cost.D241:cost.D24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team Turbine – BAU</text:p>
                <draw:g>
                  <svg:desc>'OPEX Fix'.J32:'OPEX Fix'.J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cost.D250:cost.D25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ind Onshore – BAU</text:p>
                <draw:g>
                  <svg:desc>'OPEX Fix'.K32:'OPEX Fix'.K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30">
                <text:p>2030</text:p>
                <draw:g>
                  <svg:desc>cost.B37:cost.B46</svg:desc>
                </draw:g>
              </table:table-cell>
              <table:table-cell office:value-type="float" office:value="19">
                <text:p>19</text:p>
                <draw:g>
                  <svg:desc>cost.G37:cost.G46</svg:desc>
                </draw:g>
              </table:table-cell>
              <table:table-cell office:value-type="float" office:value="2016">
                <text:p>2016</text:p>
                <draw:g>
                  <svg:desc>'OPEX Fix'.A33:'OPEX Fix'.A37</svg:desc>
                </draw:g>
              </table:table-cell>
              <table:table-cell office:value-type="float" office:value="15">
                <text:p>15</text:p>
                <draw:g>
                  <svg:desc>'OPEX Fix'.B33:'OPEX Fix'.B37</svg:desc>
                </draw:g>
              </table:table-cell>
              <table:table-cell office:value-type="float" office:value="2030">
                <text:p>2030</text:p>
                <draw:g>
                  <svg:desc>cost.B56:cost.B90</svg:desc>
                </draw:g>
              </table:table-cell>
              <table:table-cell office:value-type="float" office:value="11">
                <text:p>11</text:p>
                <draw:g>
                  <svg:desc>cost.G56:cost.G90</svg:desc>
                </draw:g>
              </table:table-cell>
              <table:table-cell office:value-type="float" office:value="2016">
                <text:p>2016</text:p>
                <draw:g>
                  <svg:desc>'OPEX Fix'.A33:'OPEX Fix'.A37</svg:desc>
                </draw:g>
              </table:table-cell>
              <table:table-cell office:value-type="float" office:value="60">
                <text:p>60</text:p>
                <draw:g>
                  <svg:desc>'OPEX Fix'.C33:'OPEX Fix'.C37</svg:desc>
                </draw:g>
              </table:table-cell>
              <table:table-cell office:value-type="float" office:value="2030">
                <text:p>2030</text:p>
                <draw:g>
                  <svg:desc>cost.B101:cost.B117</svg:desc>
                </draw:g>
              </table:table-cell>
              <table:table-cell office:value-type="float" office:value="NaN">
                <text:p>NaN</text:p>
                <draw:g>
                  <svg:desc>cost.G101:cost.G117</svg:desc>
                </draw:g>
              </table:table-cell>
              <table:table-cell office:value-type="float" office:value="2016">
                <text:p>2016</text:p>
                <draw:g>
                  <svg:desc>'OPEX Fix'.A33:'OPEX Fix'.A37</svg:desc>
                </draw:g>
              </table:table-cell>
              <table:table-cell office:value-type="float" office:value="40">
                <text:p>40</text:p>
                <draw:g>
                  <svg:desc>'OPEX Fix'.D33:'OPEX Fix'.D37</svg:desc>
                </draw:g>
              </table:table-cell>
              <table:table-cell office:value-type="float" office:value="2030">
                <text:p>2030</text:p>
                <draw:g>
                  <svg:desc>cost.B120:cost.B120</svg:desc>
                </draw:g>
              </table:table-cell>
              <table:table-cell office:value-type="float" office:value="66">
                <text:p>66</text:p>
                <draw:g>
                  <svg:desc>cost.G120:cost.G120</svg:desc>
                </draw:g>
              </table:table-cell>
              <table:table-cell office:value-type="float" office:value="2016">
                <text:p>2016</text:p>
                <draw:g>
                  <svg:desc>'OPEX Fix'.A33:'OPEX Fix'.A37</svg:desc>
                </draw:g>
              </table:table-cell>
              <table:table-cell office:value-type="float" office:value="66">
                <text:p>66</text:p>
                <draw:g>
                  <svg:desc>'OPEX Fix'.E33:'OPEX Fix'.E37</svg:desc>
                </draw:g>
              </table:table-cell>
              <table:table-cell office:value-type="float" office:value="2030">
                <text:p>2030</text:p>
                <draw:g>
                  <svg:desc>cost.B127:cost.B142</svg:desc>
                </draw:g>
              </table:table-cell>
              <table:table-cell office:value-type="float" office:value="11">
                <text:p>11</text:p>
                <draw:g>
                  <svg:desc>cost.G127:cost.G140</svg:desc>
                </draw:g>
              </table:table-cell>
              <table:table-cell office:value-type="float" office:value="2016">
                <text:p>2016</text:p>
                <draw:g>
                  <svg:desc>'OPEX Fix'.A33:'OPEX Fix'.A37</svg:desc>
                </draw:g>
              </table:table-cell>
              <table:table-cell office:value-type="float" office:value="33">
                <text:p>33</text:p>
                <draw:g>
                  <svg:desc>'OPEX Fix'.F33:'OPEX Fix'.F37</svg:desc>
                </draw:g>
              </table:table-cell>
              <table:table-cell office:value-type="float" office:value="2030">
                <text:p>2030</text:p>
                <draw:g>
                  <svg:desc>cost.B145:cost.B160</svg:desc>
                </draw:g>
              </table:table-cell>
              <table:table-cell office:value-type="float" office:value="14">
                <text:p>14</text:p>
                <draw:g>
                  <svg:desc>cost.G145:cost.G160</svg:desc>
                </draw:g>
              </table:table-cell>
              <table:table-cell office:value-type="float" office:value="2016">
                <text:p>2016</text:p>
                <draw:g>
                  <svg:desc>'OPEX Fix'.A33:'OPEX Fix'.A37</svg:desc>
                </draw:g>
              </table:table-cell>
              <table:table-cell office:value-type="float" office:value="8">
                <text:p>8</text:p>
                <draw:g>
                  <svg:desc>'OPEX Fix'.G33:'OPEX Fix'.G37</svg:desc>
                </draw:g>
              </table:table-cell>
              <table:table-cell office:value-type="float" office:value="NaN">
                <text:p>NaN</text:p>
                <draw:g>
                  <svg:desc>cost.B163:cost.B210</svg:desc>
                </draw:g>
              </table:table-cell>
              <table:table-cell office:value-type="float" office:value="NaN">
                <text:p>NaN</text:p>
                <draw:g>
                  <svg:desc>cost.G163:cost.G210</svg:desc>
                </draw:g>
              </table:table-cell>
              <table:table-cell office:value-type="float" office:value="2016">
                <text:p>2016</text:p>
                <draw:g>
                  <svg:desc>'OPEX Fix'.A33:'OPEX Fix'.A37</svg:desc>
                </draw:g>
              </table:table-cell>
              <table:table-cell office:value-type="float" office:value="15">
                <text:p>15</text:p>
                <draw:g>
                  <svg:desc>'OPEX Fix'.H33:'OPEX Fix'.H37</svg:desc>
                </draw:g>
              </table:table-cell>
              <table:table-cell office:value-type="float" office:value="NaN">
                <text:p>NaN</text:p>
                <draw:g>
                  <svg:desc>cost.B218:cost.B218</svg:desc>
                </draw:g>
              </table:table-cell>
              <table:table-cell office:value-type="float" office:value="NaN">
                <text:p>NaN</text:p>
                <draw:g>
                  <svg:desc>cost.G218:cost.G218</svg:desc>
                </draw:g>
              </table:table-cell>
              <table:table-cell office:value-type="float" office:value="2016">
                <text:p>2016</text:p>
                <draw:g>
                  <svg:desc>'OPEX Fix'.A33:'OPEX Fix'.A37</svg:desc>
                </draw:g>
              </table:table-cell>
              <table:table-cell office:value-type="float" office:value="12">
                <text:p>12</text:p>
                <draw:g>
                  <svg:desc>'OPEX Fix'.I33:'OPEX Fix'.I37</svg:desc>
                </draw:g>
              </table:table-cell>
              <table:table-cell office:value-type="float" office:value="NaN">
                <text:p>NaN</text:p>
                <draw:g>
                  <svg:desc>cost.B242:cost.B242</svg:desc>
                </draw:g>
              </table:table-cell>
              <table:table-cell office:value-type="float" office:value="NaN">
                <text:p>NaN</text:p>
                <draw:g>
                  <svg:desc>cost.G242:cost.G242</svg:desc>
                </draw:g>
              </table:table-cell>
              <table:table-cell office:value-type="float" office:value="2016">
                <text:p>2016</text:p>
                <draw:g>
                  <svg:desc>'OPEX Fix'.A33:'OPEX Fix'.A37</svg:desc>
                </draw:g>
              </table:table-cell>
              <table:table-cell office:value-type="float" office:value="12">
                <text:p>12</text:p>
                <draw:g>
                  <svg:desc>'OPEX Fix'.J33:'OPEX Fix'.J37</svg:desc>
                </draw:g>
              </table:table-cell>
              <table:table-cell office:value-type="float" office:value="NaN">
                <text:p>NaN</text:p>
                <draw:g>
                  <svg:desc>cost.B251:cost.B287</svg:desc>
                </draw:g>
              </table:table-cell>
              <table:table-cell office:value-type="float" office:value="NaN">
                <text:p>NaN</text:p>
                <draw:g>
                  <svg:desc>cost.G251:cost.G287</svg:desc>
                </draw:g>
              </table:table-cell>
              <table:table-cell office:value-type="float" office:value="2016">
                <text:p>2016</text:p>
                <draw:g>
                  <svg:desc>'OPEX Fix'.A33:'OPEX Fix'.A37</svg:desc>
                </draw:g>
              </table:table-cell>
              <table:table-cell office:value-type="float" office:value="25">
                <text:p>25</text:p>
                <draw:g>
                  <svg:desc>'OPEX Fix'.K33:'OPEX Fix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15">
                <text:p>15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33">
                <text:p>33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15">
                <text:p>15</text:p>
              </table:table-cell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60">
                <text:p>60</text:p>
              </table:table-cell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66">
                <text:p>66</text:p>
              </table:table-cell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33">
                <text:p>33</text:p>
              </table:table-cell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8">
                <text:p>8</text:p>
              </table:table-cell>
              <table:table-cell office:value-type="float" office:value="2030">
                <text:p>2030</text:p>
              </table:table-cell>
              <table:table-cell office:value-type="float" office:value="8">
                <text:p>8</text:p>
              </table:table-cell>
              <table:table-cell office:value-type="float" office:value="2030">
                <text:p>203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12">
                <text:p>12</text:p>
              </table:table-cell>
              <table:table-cell office:value-type="float" office:value="2030">
                <text:p>2030</text:p>
              </table:table-cell>
              <table:table-cell office:value-type="float" office:value="20">
                <text:p>20</text:p>
              </table:table-cell>
              <table:table-cell office:value-type="float" office:value="2030">
                <text:p>20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15">
                <text:p>15</text:p>
              </table:table-cell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60">
                <text:p>60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66">
                <text:p>66</text:p>
              </table:table-cell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33">
                <text:p>33</text:p>
              </table:table-cell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8">
                <text:p>8</text:p>
              </table:table-cell>
              <table:table-cell office:value-type="float" office:value="2030">
                <text:p>2030</text:p>
              </table:table-cell>
              <table:table-cell office:value-type="float" office:value="9">
                <text:p>9</text:p>
              </table:table-cell>
              <table:table-cell office:value-type="float" office:value="2040">
                <text:p>204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12">
                <text:p>12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15">
                <text:p>15</text:p>
              </table:table-cell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60">
                <text:p>60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66">
                <text:p>66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33">
                <text:p>33</text:p>
              </table:table-cell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8">
                <text:p>8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12">
                <text:p>12</text:p>
              </table:table-cell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5">
                <text:p>2015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31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1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5">
                <text:p>2015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1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1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5">
                <text:p>201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8">
                <text:p>2018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7">
                <text:p>2017</text:p>
              </table:table-cell>
              <table:table-cell office:value-type="float" office:value="13.35">
                <text:p>13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5">
                <text:p>2015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1">
                <text:p>202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5.01">
                <text:p>5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5">
                <text:p>2015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1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1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1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1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1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5">
                <text:p>2015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5">
                <text:p>201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8">
                <text:p>2018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8">
                <text:p>2018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1">
                <text:p>2021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1">
                <text:p>202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8">
                <text:p>2018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1">
                <text:p>20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0">
                <text:p>2010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">
                <text:p>201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2">
                <text:p>2012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3">
                <text:p>201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305cm" svg:height="11.139cm" xlink:href=".." xlink:type="simple" chart:class="chart:scatter" chart:style-name="ch1">
        <chart:title svg:x="4.753cm" svg:y="0.358cm" chart:style-name="ch2">
          <text:p>Capex for Natural Gas Power Plant Technologies</text:p>
        </chart:title>
        <chart:legend svg:x="14.479cm" svg:y="4.025cm" style:legend-expansion="custom" chartooo:width="4.616cm" chartooo:height="3.088cm" style:legend-expansion-aspect-ratio="1.49481865284974" chart:style-name="ch3"/>
        <chart:plot-area chart:style-name="ch4" table:cell-range-address="cost.B37:cost.B45 cost.D36:cost.D45 'Gas CAPEX'.B26:'Gas CAPEX'.D31 cost.D144:cost.D153 cost.D243:cost.D246" chart:data-source-has-labels="row" svg:x="1.212cm" svg:y="1.384cm" svg:width="13.638cm" svg:height="9.531cm">
          <chartooo:coordinate-region svg:x="2.204cm" svg:y="1.583cm" svg:width="12.274cm" svg:height="8.685cm"/>
          <chart:axis chart:dimension="x" chart:name="primary-x" chart:style-name="ch5"/>
          <chart:axis chart:dimension="y" chart:name="primary-y" chart:style-name="ch5">
            <chart:title svg:x="0.266cm" svg:y="7.741cm" chart:style-name="ch6">
              <text:p>Capex in 2016 € / kW</text:p>
            </chart:title>
            <chart:grid chart:style-name="ch7" chart:class="major"/>
          </chart:axis>
          <chart:series chart:style-name="ch8" chart:values-cell-range-address="cost.D37:cost.D45" chart:label-cell-address="cost.D36:cost.D36" chart:class="chart:scatter">
            <chart:domain table:cell-range-address="cost.B37:cost.B45"/>
            <chart:data-point chart:repeated="9"/>
          </chart:series>
          <chart:series chart:style-name="ch9" chart:values-cell-range-address="'Gas CAPEX'.B27:'Gas CAPEX'.B31" chart:label-cell-address="'Gas CAPEX'.B26:'Gas CAPEX'.B26" chart:class="chart:scatter">
            <chart:domain table:cell-range-address="'Gas CAPEX'.A27:'Gas CAPEX'.A31"/>
            <chart:data-point chart:repeated="5"/>
          </chart:series>
          <chart:series chart:style-name="ch10" chart:values-cell-range-address="cost.D145:cost.D153" chart:label-cell-address="cost.D144:cost.D144" chart:class="chart:scatter">
            <chart:domain table:cell-range-address="cost.B145:cost.B153"/>
            <chart:data-point chart:repeated="4"/>
            <chart:data-point chart:style-name="ch11"/>
            <chart:data-point chart:repeated="3"/>
            <chart:data-point chart:style-name="ch11"/>
          </chart:series>
          <chart:series chart:style-name="ch12" chart:values-cell-range-address="'Gas CAPEX'.C27:'Gas CAPEX'.C31" chart:label-cell-address="'Gas CAPEX'.C26:'Gas CAPEX'.C26" chart:class="chart:scatter">
            <chart:domain table:cell-range-address="'Gas CAPEX'.A27:'Gas CAPEX'.A31"/>
            <chart:data-point chart:repeated="5"/>
          </chart:series>
          <chart:series chart:style-name="ch13" chart:values-cell-range-address="cost.D244:cost.D246" chart:label-cell-address="cost.D243:cost.D243" chart:class="chart:scatter">
            <chart:domain table:cell-range-address="cost.B244:cost.B246"/>
            <chart:data-point chart:repeated="3"/>
          </chart:series>
          <chart:series chart:style-name="ch14" chart:values-cell-range-address="'Gas CAPEX'.D27:'Gas CAPEX'.D31" chart:label-cell-address="'Gas CAPEX'.D26:'Gas CAPEX'.D26" chart:class="chart:scatter">
            <chart:domain table:cell-range-address="'Gas CAPEX'.A27:'Gas CAPEX'.A31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CGT</text:p>
                <draw:g>
                  <svg:desc>cost.D36:cost.D3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CGT BAU Scenario</text:p>
                <draw:g>
                  <svg:desc>'Gas CAPEX'.B26:'Gas CAPEX'.B2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OCGT</text:p>
                <draw:g>
                  <svg:desc>cost.D144:cost.D14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CGT BAU Scenario</text:p>
                <draw:g>
                  <svg:desc>'Gas CAPEX'.C26:'Gas CAPEX'.C2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team Turbine</text:p>
                <draw:g>
                  <svg:desc>cost.D243:cost.D24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team Turbíne BAU Scenario</text:p>
                <draw:g>
                  <svg:desc>'Gas CAPEX'.D26:'Gas CAPEX'.D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30">
                <text:p>2030</text:p>
                <draw:g>
                  <svg:desc>cost.B37:cost.B45</svg:desc>
                </draw:g>
              </table:table-cell>
              <table:table-cell office:value-type="float" office:value="775">
                <text:p>775</text:p>
                <draw:g>
                  <svg:desc>cost.D37:cost.D45</svg:desc>
                </draw:g>
              </table:table-cell>
              <table:table-cell office:value-type="float" office:value="2016">
                <text:p>2016</text:p>
                <draw:g>
                  <svg:desc>'Gas CAPEX'.A27:'Gas CAPEX'.A31</svg:desc>
                </draw:g>
              </table:table-cell>
              <table:table-cell office:value-type="float" office:value="800">
                <text:p>800</text:p>
                <draw:g>
                  <svg:desc>'Gas CAPEX'.B27:'Gas CAPEX'.B31</svg:desc>
                </draw:g>
              </table:table-cell>
              <table:table-cell office:value-type="float" office:value="2030">
                <text:p>2030</text:p>
                <draw:g>
                  <svg:desc>cost.B145:cost.B153</svg:desc>
                </draw:g>
              </table:table-cell>
              <table:table-cell office:value-type="float" office:value="475">
                <text:p>475</text:p>
                <draw:g>
                  <svg:desc>cost.D145:cost.D153</svg:desc>
                </draw:g>
              </table:table-cell>
              <table:table-cell office:value-type="float" office:value="2016">
                <text:p>2016</text:p>
                <draw:g>
                  <svg:desc>'Gas CAPEX'.A27:'Gas CAPEX'.A31</svg:desc>
                </draw:g>
              </table:table-cell>
              <table:table-cell office:value-type="float" office:value="550">
                <text:p>550</text:p>
                <draw:g>
                  <svg:desc>'Gas CAPEX'.C27:'Gas CAPEX'.C31</svg:desc>
                </draw:g>
              </table:table-cell>
              <table:table-cell office:value-type="float" office:value="2030">
                <text:p>2030</text:p>
                <draw:g>
                  <svg:desc>cost.B244:cost.B246</svg:desc>
                </draw:g>
              </table:table-cell>
              <table:table-cell office:value-type="float" office:value="600">
                <text:p>600</text:p>
                <draw:g>
                  <svg:desc>cost.D244:cost.D246</svg:desc>
                </draw:g>
              </table:table-cell>
              <table:table-cell office:value-type="float" office:value="2016">
                <text:p>2016</text:p>
                <draw:g>
                  <svg:desc>'Gas CAPEX'.A27:'Gas CAPEX'.A31</svg:desc>
                </draw:g>
              </table:table-cell>
              <table:table-cell office:value-type="float" office:value="650">
                <text:p>650</text:p>
                <draw:g>
                  <svg:desc>'Gas CAPEX'.D27:'Gas CAPEX'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0">
                <text:p>2010</text:p>
              </table:table-cell>
              <table:table-cell office:value-type="float" office:value="900">
                <text:p>900</text:p>
              </table:table-cell>
              <table:table-cell office:value-type="float" office:value="2020">
                <text:p>2020</text:p>
              </table:table-cell>
              <table:table-cell office:value-type="float" office:value="800">
                <text:p>800</text:p>
              </table:table-cell>
              <table:table-cell office:value-type="float" office:value="2010">
                <text:p>2010</text:p>
              </table:table-cell>
              <table:table-cell office:value-type="float" office:value="675">
                <text:p>675</text:p>
              </table:table-cell>
              <table:table-cell office:value-type="float" office:value="2020">
                <text:p>2020</text:p>
              </table:table-cell>
              <table:table-cell office:value-type="float" office:value="550">
                <text:p>550</text:p>
              </table:table-cell>
              <table:table-cell office:value-type="float" office:value="2014">
                <text:p>2014</text:p>
              </table:table-cell>
              <table:table-cell office:value-type="float" office:value="550">
                <text:p>550</text:p>
              </table:table-cell>
              <table:table-cell office:value-type="float" office:value="2020">
                <text:p>202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30">
                <text:p>2030</text:p>
              </table:table-cell>
              <table:table-cell office:value-type="float" office:value="900">
                <text:p>900</text:p>
              </table:table-cell>
              <table:table-cell office:value-type="float" office:value="2030">
                <text:p>2030</text:p>
              </table:table-cell>
              <table:table-cell office:value-type="float" office:value="800">
                <text:p>800</text:p>
              </table:table-cell>
              <table:table-cell office:value-type="float" office:value="2030">
                <text:p>2030</text:p>
              </table:table-cell>
              <table:table-cell office:value-type="float" office:value="675">
                <text:p>675</text:p>
              </table:table-cell>
              <table:table-cell office:value-type="float" office:value="2030">
                <text:p>2030</text:p>
              </table:table-cell>
              <table:table-cell office:value-type="float" office:value="550">
                <text:p>550</text:p>
              </table:table-cell>
              <table:table-cell office:value-type="float" office:value="2014">
                <text:p>2014</text:p>
              </table:table-cell>
              <table:table-cell office:value-type="float" office:value="710">
                <text:p>710</text:p>
              </table:table-cell>
              <table:table-cell office:value-type="float" office:value="2030">
                <text:p>203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4">
                <text:p>2014</text:p>
              </table:table-cell>
              <table:table-cell office:value-type="float" office:value="780">
                <text:p>780</text:p>
              </table:table-cell>
              <table:table-cell office:value-type="float" office:value="2040">
                <text:p>2040</text:p>
              </table:table-cell>
              <table:table-cell office:value-type="float" office:value="800">
                <text:p>800</text:p>
              </table:table-cell>
              <table:table-cell office:value-type="float" office:value="2014">
                <text:p>2014</text:p>
              </table:table-cell>
              <table:table-cell office:value-type="float" office:value="390">
                <text:p>390</text:p>
              </table:table-cell>
              <table:table-cell office:value-type="float" office:value="2040">
                <text:p>2040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4">
                <text:p>2014</text:p>
              </table:table-cell>
              <table:table-cell office:value-type="float" office:value="940">
                <text:p>940</text:p>
              </table:table-cell>
              <table:table-cell office:value-type="float" office:value="2050">
                <text:p>2050</text:p>
              </table:table-cell>
              <table:table-cell office:value-type="float" office:value="800">
                <text:p>800</text:p>
              </table:table-cell>
              <table:table-cell office:value-type="float" office:value="2014">
                <text:p>2014</text:p>
              </table:table-cell>
              <table:table-cell office:value-type="float" office:value="550">
                <text:p>550</text:p>
              </table:table-cell>
              <table:table-cell office:value-type="float" office:value="2050">
                <text:p>2050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9">
                <text:p>2009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9">
                <text:p>2009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31">
                <text:p>2031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1">
                <text:p>2031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2">
                <text:p>2012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